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15mm"/>
    </style:style>
    <style:style style:name="co2" style:family="table-column">
      <style:table-column-properties fo:break-before="auto" style:column-width="73.31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1.34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6.63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35.52mm"/>
    </style:style>
    <style:style style:name="co12" style:family="table-column">
      <style:table-column-properties fo:break-before="auto" style:column-width="73.84mm"/>
    </style:style>
    <style:style style:name="co13" style:family="table-column">
      <style:table-column-properties fo:break-before="auto" style:column-width="13.14mm"/>
    </style:style>
    <style:style style:name="co14" style:family="table-column">
      <style:table-column-properties fo:break-before="auto" style:column-width="16.77mm"/>
    </style:style>
    <style:style style:name="co15" style:family="table-column">
      <style:table-column-properties fo:break-before="auto" style:column-width="16.49mm"/>
    </style:style>
    <style:style style:name="co16" style:family="table-column">
      <style:table-column-properties fo:break-before="auto" style:column-width="10.07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6.56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18.73mm"/>
    </style:style>
    <style:style style:name="co21" style:family="table-column">
      <style:table-column-properties fo:break-before="auto" style:column-width="15.1mm"/>
    </style:style>
    <style:style style:name="co22" style:family="table-column">
      <style:table-column-properties fo:break-before="auto" style:column-width="33.28mm"/>
    </style:style>
    <style:style style:name="co23" style:family="table-column">
      <style:table-column-properties fo:break-before="auto" style:column-width="73.01mm"/>
    </style:style>
    <style:style style:name="co24" style:family="table-column">
      <style:table-column-properties fo:break-before="auto" style:column-width="7.55mm"/>
    </style:style>
    <style:style style:name="co25" style:family="table-column">
      <style:table-column-properties fo:break-before="auto" style:column-width="31.61mm"/>
    </style:style>
    <style:style style:name="co26" style:family="table-column">
      <style:table-column-properties fo:break-before="auto" style:column-width="28.24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PageStyle_5f_Hoja4">
      <style:table-properties table:display="true" style:writing-mode="lr-tb"/>
    </style:style>
    <style:style style:name="ta6" style:family="table" style:master-page-name="PageStyle_5f_Hoja5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fo:padding="0.71mm"/>
    </style:style>
    <style:style style:name="ce6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ackground-color="#ffff00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</style:style>
    <style:style style:name="ce9" style:family="table-cell" style:parent-style-name="Default" style:data-style-name="N4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</style:style>
    <style:style style:name="ce13" style:family="table-cell" style:parent-style-name="Default" style:data-style-name="N36">
      <style:table-cell-properties fo:background-color="#ff0000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17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7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fo:padding="0.71mm"/>
    </style:style>
    <style:style style:name="ce18" style:family="table-cell" style:parent-style-name="Default" style:data-style-name="N117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fo:background-color="transparent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17">
      <style:table-cell-properties fo:background-color="#ff0000" fo:padding="0.71mm"/>
    </style:style>
    <style:style style:name="ce21" style:family="table-cell" style:parent-style-name="Default" style:data-style-name="N117">
      <style:table-cell-properties fo:background-color="#ff0000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7">
      <style:table-cell-properties fo:background-color="#ff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7">
      <style:table-cell-properties fo:border-bottom="none" style:diagonal-bl-tr="none" style:diagonal-tl-br="none" fo:border-left="none" fo:padding="0.71mm" fo:border-right="none" style:rotation-align="none" fo:border-top="0.74pt solid #2e3436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fo:border-bottom="none" fo:background-color="#ff0000" style:diagonal-bl-tr="none" style:diagonal-tl-br="none" fo:border-left="none" fo:padding="0.71mm" fo:border-right="none" style:rotation-align="none" fo:border-top="0.74pt solid #2e3436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18">
      <style:table-cell-properties fo:border-bottom="2.49pt double-thin #2e3436" style:border-line-width-bottom="0.18mm 0.53mm 0.18mm" style:diagonal-bl-tr="none" style:diagonal-tl-br="none" fo:border-left="none" fo:padding="0.71mm" fo:border-right="none" style:rotation-align="none" fo:border-top="0.74pt solid #2e3436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17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2" table:default-cell-style-name="ce1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Company:</text:p>
          </table:table-cell>
          <table:table-cell table:style-name="ce2" office:value-type="string" calcext:value-type="string">
            <text:p>TBKORI</text:p>
          </table:table-cell>
          <table:table-cell office:value-type="string" calcext:value-type="string">
            <text:p>a= activo (header)</text:p>
          </table:table-cell>
          <table:table-cell office:value-type="string" calcext:value-type="string">
            <text:p>Vo = voucher ()</text:p>
          </table:table-cell>
          <table:table-cell office:value-type="string" calcext:value-type="string">
            <text:p>Pp = Anticipo</text:p>
          </table:table-cell>
          <table:table-cell table:number-columns-repeated="2"/>
          <table:table-cell office:value-type="string" calcext:value-type="string">
            <text:p>fecha-3months</text:p>
          </table:table-cell>
          <table:table-cell office:value-type="string" calcext:value-type="string">
            <text:p>filtrar fechas validas</text:p>
          </table:table-cell>
          <table:table-cell table:style-name="ce2" office:value-type="string" calcext:value-type="string">
            <text:p>all with amount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5" office:value-type="string" calcext:value-type="string">
            <text:p>fecha vencimiento</text:p>
          </table:table-cell>
          <table:table-cell table:style-name="ce6" office:value-type="string" calcext:value-type="string">
            <text:p>vencido</text:p>
          </table:table-cell>
          <table:table-cell table:style-name="ce2" office:value-type="string" calcext:value-type="string" table:number-columns-spanned="4" table:number-rows-spanned="1">
            <text:p>Dias por vencer</text:p>
          </table:table-cell>
          <table:covered-table-cell table:number-columns-repeated="2" table:style-name="ce2"/>
          <table:covered-table-cell/>
          <table:table-cell table:number-columns-repeated="1010"/>
        </table:table-row>
        <table:table-row table:style-name="ro2">
          <table:table-cell office:value-type="string" calcext:value-type="string">
            <text:p>Master </text:p>
            <text:p>DocType/RefNbr</text:p>
          </table:table-cell>
          <table:table-cell office:value-type="string" calcext:value-type="string">
            <text:p>Ref Nbr</text:p>
          </table:table-cell>
          <table:table-cell office:value-type="string" calcext:value-type="string">
            <text:p>Inv Nbr</text:p>
          </table:table-cell>
          <table:table-cell office:value-type="string" calcext:value-type="string">
            <text:p>DocType</text:p>
          </table:table-cell>
          <table:table-cell office:value-type="string" calcext:value-type="string">
            <text:p>Doc Stat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Current</text:p>
          </table:table-cell>
          <table:table-cell table:style-name="Default" office:value-type="string" calcext:value-type="string">
            <text:p>vencido</text:p>
          </table:table-cell>
          <table:table-cell table:style-name="ce2" office:value-type="string" calcext:value-type="string">
            <text:p>1 To 7</text:p>
          </table:table-cell>
          <table:table-cell table:style-name="ce2" office:value-type="string" calcext:value-type="string">
            <text:p>8 To 14</text:p>
          </table:table-cell>
          <table:table-cell table:style-name="ce2" office:value-type="string" calcext:value-type="string">
            <text:p>15 To 21</text:p>
          </table:table-cell>
          <table:table-cell table:style-name="ce2" office:value-type="string" calcext:value-type="string">
            <text:p>Over 21</text:p>
          </table:table-cell>
          <table:table-cell office:value-type="string" calcext:value-type="string">
            <text:p>Balance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4000009</text:p>
          </table:table-cell>
          <table:table-cell table:style-name="ce2" office:value-type="string" calcext:value-type="string">
            <text:p>CORTINA DONDE GUILLERM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6856</text:p>
          </table:table-cell>
          <table:table-cell/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30" calcext:value-type="date">
            <text:p>30/12/201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U720616AZ9</text:p>
          </table:table-cell>
          <table:table-cell table:style-name="ce2" office:value-type="string" calcext:value-type="string">
            <text:p>AUTOMOTRIZ CUAUTITLAN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577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2-29" calcext:value-type="date">
            <text:p>29/02/2016</text:p>
          </table:table-cell>
          <table:table-cell table:number-columns-repeated="2" table:style-name="ce4" office:value-type="date" office:date-value="2016-03-08" calcext:value-type="date">
            <text:p>08/03/2016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051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7" calcext:value-type="date">
            <text:p>27/07/2016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DQ9605316M0</text:p>
          </table:table-cell>
          <table:table-cell table:style-name="ce2" office:value-type="string" calcext:value-type="string">
            <text:p>ASESORIAS Y DISENOS QUPARSA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696</text:p>
          </table:table-cell>
          <table:table-cell table:style-name="ce2" office:value-type="string" calcext:value-type="string">
            <text:p>60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096</text:p>
          </table:table-cell>
          <table:table-cell table:style-name="ce2" office:value-type="string" calcext:value-type="string">
            <text:p>60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08" calcext:value-type="date">
            <text:p>08/02/2017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GU0006301T9</text:p>
          </table:table-cell>
          <table:table-cell table:style-name="ce2" office:value-type="string" calcext:value-type="string">
            <text:p>AUTOSERVICIO GUADALUPANO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649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3" calcext:value-type="date">
            <text:p>03/06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097376</text:p>
          </table:table-cell>
          <table:table-cell table:style-name="ce2" office:value-type="string" calcext:value-type="string">
            <text:p>G1647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5" calcext:value-type="date">
            <text:p>05/06/2015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0020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7-07" calcext:value-type="date">
            <text:p>07/07/2015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04720</text:p>
          </table:table-cell>
          <table:table-cell table:style-name="ce2" office:value-type="string" calcext:value-type="string">
            <text:p>G 194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13" calcext:value-type="date">
            <text:p>13/08/2015</text:p>
          </table:table-cell>
          <table:table-cell table:number-columns-repeated="2" table:style-name="ce4" office:value-type="date" office:date-value="2015-08-18" calcext:value-type="date">
            <text:p>18/08/201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06145</text:p>
          </table:table-cell>
          <table:table-cell table:style-name="ce2" office:value-type="string" calcext:value-type="string">
            <text:p>AUT 727465</text:p>
          </table:table-cell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8-21" calcext:value-type="date">
            <text:p>21/08/2015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051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9" calcext:value-type="date">
            <text:p>29/07/2016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4" calcext:value-type="date">
            <text:p>04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8" calcext:value-type="date">
            <text:p>18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4281</text:p>
          </table:table-cell>
          <table:table-cell table:style-name="ce2" office:value-type="string" calcext:value-type="string">
            <text:p>M294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0" calcext:value-type="date">
            <text:p>20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4387</text:p>
          </table:table-cell>
          <table:table-cell table:style-name="ce2" office:value-type="string" calcext:value-type="string">
            <text:p>M295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2" calcext:value-type="date">
            <text:p>22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0" calcext:value-type="date">
            <text:p>10/01/2017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0" calcext:value-type="date">
            <text:p>10/01/2017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96</text:p>
          </table:table-cell>
          <table:table-cell table:style-name="ce2" office:value-type="string" calcext:value-type="string">
            <text:p>M30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97</text:p>
          </table:table-cell>
          <table:table-cell table:style-name="ce2" office:value-type="string" calcext:value-type="string">
            <text:p>303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98</text:p>
          </table:table-cell>
          <table:table-cell table:style-name="ce2" office:value-type="string" calcext:value-type="string">
            <text:p>M303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99</text:p>
          </table:table-cell>
          <table:table-cell table:style-name="ce2" office:value-type="string" calcext:value-type="string">
            <text:p>M30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194</text:p>
          </table:table-cell>
          <table:table-cell table:style-name="ce2" office:value-type="string" calcext:value-type="string">
            <text:p>MF43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2" calcext:value-type="date">
            <text:p>12/01/2017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424</text:p>
          </table:table-cell>
          <table:table-cell table:style-name="ce2" office:value-type="string" calcext:value-type="string">
            <text:p>M30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425</text:p>
          </table:table-cell>
          <table:table-cell table:style-name="ce2" office:value-type="string" calcext:value-type="string">
            <text:p>M3305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426</text:p>
          </table:table-cell>
          <table:table-cell table:style-name="ce2" office:value-type="string" calcext:value-type="string">
            <text:p>M30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427</text:p>
          </table:table-cell>
          <table:table-cell table:style-name="ce2" office:value-type="string" calcext:value-type="string">
            <text:p>M30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428</text:p>
          </table:table-cell>
          <table:table-cell table:style-name="ce2" office:value-type="string" calcext:value-type="string">
            <text:p>MF043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0" calcext:value-type="date">
            <text:p>30/01/2017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584</text:p>
          </table:table-cell>
          <table:table-cell table:style-name="ce2" office:value-type="string" calcext:value-type="string">
            <text:p>M04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586</text:p>
          </table:table-cell>
          <table:table-cell table:style-name="ce2" office:value-type="string" calcext:value-type="string">
            <text:p>M043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678</text:p>
          </table:table-cell>
          <table:table-cell table:style-name="ce2" office:value-type="string" calcext:value-type="string">
            <text:p>M300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3" calcext:value-type="date">
            <text:p>13/01/2017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MC901004C32</text:p>
          </table:table-cell>
          <table:table-cell table:style-name="ce2" office:value-type="string" calcext:value-type="string">
            <text:p>Asociación Mexicana de Conta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063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1-27" calcext:value-type="date">
            <text:p>27/01/2016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FM910826TW6</text:p>
          </table:table-cell>
          <table:table-cell table:style-name="ce2" office:value-type="string" calcext:value-type="string">
            <text:p>BRIDGESTONE DE MEXICO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8947</text:p>
          </table:table-cell>
          <table:table-cell table:style-name="ce2" office:value-type="string" calcext:value-type="string">
            <text:p>05322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6-09" calcext:value-type="date">
            <text:p>09/06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ME910201FBA</text:p>
          </table:table-cell>
          <table:table-cell table:style-name="ce2" office:value-type="string" calcext:value-type="string">
            <text:p>BANDAG DE MEXICO <text:s/>S A <text:s/>DE C 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9489</text:p>
          </table:table-cell>
          <table:table-cell table:style-name="ce2" office:value-type="string" calcext:value-type="string">
            <text:p>7331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01" calcext:value-type="date">
            <text:p>01/04/2016</text:p>
          </table:table-cell>
          <table:table-cell table:number-columns-repeated="2" table:style-name="ce4" office:value-type="date" office:date-value="2016-09-13" calcext:value-type="date">
            <text:p>13/09/2016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0820</text:p>
          </table:table-cell>
          <table:table-cell table:style-name="ce2" office:value-type="string" calcext:value-type="string">
            <text:p>732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12" calcext:value-type="date">
            <text:p>12/04/2016</text:p>
          </table:table-cell>
          <table:table-cell table:number-columns-repeated="2" table:style-name="ce4" office:value-type="date" office:date-value="2016-09-13" calcext:value-type="date">
            <text:p>13/09/2016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3182</text:p>
          </table:table-cell>
          <table:table-cell table:style-name="ce2" office:value-type="string" calcext:value-type="string">
            <text:p>7378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29" calcext:value-type="date">
            <text:p>29/04/2016</text:p>
          </table:table-cell>
          <table:table-cell table:number-columns-repeated="2" table:style-name="ce4" office:value-type="date" office:date-value="2016-06-28" calcext:value-type="date">
            <text:p>28/06/2016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5188</text:p>
          </table:table-cell>
          <table:table-cell table:style-name="ce2" office:value-type="string" calcext:value-type="string">
            <text:p>VALE1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8-31" calcext:value-type="date">
            <text:p>31/08/2016</text:p>
          </table:table-cell>
          <table:table-cell table:number-columns-repeated="2" table:style-name="ce4" office:value-type="date" office:date-value="2016-10-12" calcext:value-type="date">
            <text:p>12/10/2016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6852</text:p>
          </table:table-cell>
          <table:table-cell table:style-name="ce2" office:value-type="string" calcext:value-type="string">
            <text:p>VALE14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0" calcext:value-type="date">
            <text:p>10/09/2016</text:p>
          </table:table-cell>
          <table:table-cell table:number-columns-repeated="2" table:style-name="ce4" office:value-type="date" office:date-value="2016-10-22" calcext:value-type="date">
            <text:p>22/10/2016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7271</text:p>
          </table:table-cell>
          <table:table-cell table:style-name="ce2" office:value-type="string" calcext:value-type="string">
            <text:p>VALE 13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3" calcext:value-type="date">
            <text:p>13/09/2016</text:p>
          </table:table-cell>
          <table:table-cell table:number-columns-repeated="2" table:style-name="ce4" office:value-type="date" office:date-value="2016-10-25" calcext:value-type="date">
            <text:p>25/10/2016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6633</text:p>
          </table:table-cell>
          <table:table-cell table:style-name="ce2" office:value-type="string" calcext:value-type="string">
            <text:p>VALE1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05" calcext:value-type="date">
            <text:p>05/11/2016</text:p>
          </table:table-cell>
          <table:table-cell table:number-columns-repeated="2" table:style-name="ce4" office:value-type="date" office:date-value="2016-12-17" calcext:value-type="date">
            <text:p>17/12/2016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8296</text:p>
          </table:table-cell>
          <table:table-cell table:style-name="ce2" office:value-type="string" calcext:value-type="string">
            <text:p>VALE1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15" calcext:value-type="date">
            <text:p>15/11/2016</text:p>
          </table:table-cell>
          <table:table-cell table:number-columns-repeated="2" table:style-name="ce4" office:value-type="date" office:date-value="2016-12-27" calcext:value-type="date">
            <text:p>27/12/2016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0532</text:p>
          </table:table-cell>
          <table:table-cell table:style-name="ce2" office:value-type="string" calcext:value-type="string">
            <text:p>VALE 14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9" calcext:value-type="date">
            <text:p>29/11/2016</text:p>
          </table:table-cell>
          <table:table-cell table:number-columns-repeated="2" table:style-name="ce4" office:value-type="date" office:date-value="2017-01-10" calcext:value-type="date">
            <text:p>10/01/2017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1699</text:p>
          </table:table-cell>
          <table:table-cell table:style-name="ce2" office:value-type="string" calcext:value-type="string">
            <text:p>VALE14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5" calcext:value-type="date">
            <text:p>05/12/2016</text:p>
          </table:table-cell>
          <table:table-cell table:number-columns-repeated="2" table:style-name="ce4" office:value-type="date" office:date-value="2017-01-16" calcext:value-type="date">
            <text:p>16/01/2017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NM840515VB1</text:p>
          </table:table-cell>
          <table:table-cell table:style-name="ce2" office:value-type="string" calcext:value-type="string">
            <text:p>BANCO NACIONAL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5440</text:p>
          </table:table-cell>
          <table:table-cell table:style-name="ce2" office:value-type="string" calcext:value-type="string">
            <text:p>211216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1" calcext:value-type="date">
            <text:p>21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5444</text:p>
          </table:table-cell>
          <table:table-cell table:style-name="ce2" office:value-type="string" calcext:value-type="string">
            <text:p>211216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8" calcext:value-type="date">
            <text:p>28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GF560610J18</text:p>
          </table:table-cell>
          <table:table-cell table:style-name="ce2" office:value-type="string" calcext:value-type="string">
            <text:p>CHAVEZ GONZALEZ FERNAN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3085</text:p>
          </table:table-cell>
          <table:table-cell table:style-name="ce2" office:value-type="string" calcext:value-type="string">
            <text:p>72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29" calcext:value-type="date">
            <text:p>29/04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U810102226</text:p>
          </table:table-cell>
          <table:table-cell table:style-name="ce2" office:value-type="string" calcext:value-type="string">
            <text:p>CERMA AUTOMOTRIZ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3106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04" calcext:value-type="date">
            <text:p>04/05/2015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DE980324RH6</text:p>
          </table:table-cell>
          <table:table-cell table:style-name="ce2" office:value-type="string" calcext:value-type="string">
            <text:p>CAUCHOS Y DERIVADO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1670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2" calcext:value-type="date">
            <text:p>02/12/2016</text:p>
          </table:table-cell>
          <table:table-cell table:number-columns-repeated="2" table:style-name="ce4" office:value-type="date" office:date-value="2016-12-28" calcext:value-type="date">
            <text:p>28/12/2016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43</text:p>
          </table:table-cell>
          <table:table-cell table:style-name="ce2" office:value-type="string" calcext:value-type="string">
            <text:p>34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972</text:p>
          </table:table-cell>
          <table:table-cell table:style-name="ce2" office:value-type="string" calcext:value-type="string">
            <text:p>35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491.95" calcext:value-type="float">
            <text:p>3,491.9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231.31" calcext:value-type="float">
            <text:p>4,231.3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723.26" calcext:value-type="float">
            <text:p>7,723.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2354</text:p>
          </table:table-cell>
          <table:table-cell table:style-name="ce2" office:value-type="string" calcext:value-type="string">
            <text:p>17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9" calcext:value-type="date">
            <text:p>09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0" calcext:value-type="date">
            <text:p>10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3" calcext:value-type="date">
            <text:p>13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4066</text:p>
          </table:table-cell>
          <table:table-cell table:style-name="ce2" office:value-type="string" calcext:value-type="string">
            <text:p>17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5052</text:p>
          </table:table-cell>
          <table:table-cell table:style-name="ce2" office:value-type="string" calcext:value-type="string">
            <text:p>174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7" calcext:value-type="date">
            <text:p>27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83</text:p>
          </table:table-cell>
          <table:table-cell table:style-name="ce2" office:value-type="string" calcext:value-type="string">
            <text:p>179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92</text:p>
          </table:table-cell>
          <table:table-cell table:style-name="ce2" office:value-type="string" calcext:value-type="string">
            <text:p>179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94</text:p>
          </table:table-cell>
          <table:table-cell table:style-name="ce2" office:value-type="string" calcext:value-type="string">
            <text:p>17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95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97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27</text:p>
          </table:table-cell>
          <table:table-cell table:style-name="ce2" office:value-type="string" calcext:value-type="string">
            <text:p>18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4554.74" calcext:value-type="float">
            <text:p>4,554.74</text:p>
          </table:table-cell>
          <table:table-cell table:style-name="ce3" office:value-type="float" office:value="9704.88" calcext:value-type="float">
            <text:p>9,704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1616.9" calcext:value-type="float">
            <text:p>21,616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5876.52" calcext:value-type="float">
            <text:p>35,876.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GA010307N18</text:p>
          </table:table-cell>
          <table:table-cell table:style-name="ce2" office:value-type="string" calcext:value-type="string">
            <text:p>CENTRO GASOLINERO ANIMAS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0893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04" calcext:value-type="date">
            <text:p>04/08/2016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2847</text:p>
          </table:table-cell>
          <table:table-cell table:style-name="ce2" office:value-type="string" calcext:value-type="string">
            <text:p>SFC1539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0-14" calcext:value-type="date">
            <text:p>14/10/2016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0</text:p>
          </table:table-cell>
          <table:table-cell table:style-name="ce2" office:value-type="string" calcext:value-type="string">
            <text:p>5123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23</text:p>
          </table:table-cell>
          <table:table-cell table:style-name="ce2" office:value-type="string" calcext:value-type="string">
            <text:p>5127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4778.02" calcext:value-type="float">
            <text:p>4,778.02</text:p>
          </table:table-cell>
          <table:table-cell table:style-name="ce3" office:value-type="float" office:value="2602.35" calcext:value-type="float">
            <text:p>2,60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380.37" calcext:value-type="float">
            <text:p>7,380.3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PT7605187A0</text:p>
          </table:table-cell>
          <table:table-cell table:style-name="ce2" office:value-type="string" calcext:value-type="string">
            <text:p>CENTRAL DE PARTES Y TANDEM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4390</text:p>
          </table:table-cell>
          <table:table-cell table:style-name="ce2" office:value-type="string" calcext:value-type="string">
            <text:p>2083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0" calcext:value-type="date">
            <text:p>10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4685</text:p>
          </table:table-cell>
          <table:table-cell table:style-name="ce2" office:value-type="string" calcext:value-type="string">
            <text:p>208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2" calcext:value-type="date">
            <text:p>12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4686</text:p>
          </table:table-cell>
          <table:table-cell table:style-name="ce2" office:value-type="string" calcext:value-type="string">
            <text:p>208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2" calcext:value-type="date">
            <text:p>12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03</text:p>
          </table:table-cell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571</text:p>
          </table:table-cell>
          <table:table-cell table:style-name="ce2" office:value-type="string" calcext:value-type="string">
            <text:p>2607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708</text:p>
          </table:table-cell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272</text:p>
          </table:table-cell>
          <table:table-cell table:style-name="ce2" office:value-type="string" calcext:value-type="string">
            <text:p>CPT2645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6" calcext:value-type="date">
            <text:p>26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274</text:p>
          </table:table-cell>
          <table:table-cell table:style-name="ce2" office:value-type="string" calcext:value-type="string">
            <text:p>CPT263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6" calcext:value-type="date">
            <text:p>26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5592.36" calcext:value-type="float">
            <text:p>5,592.36</text:p>
          </table:table-cell>
          <table:table-cell table:style-name="ce3" office:value-type="float" office:value="6934.48" calcext:value-type="float">
            <text:p>6,934.48</text:p>
          </table:table-cell>
          <table:table-cell table:style-name="ce3" office:value-type="float" office:value="3295.56" calcext:value-type="float">
            <text:p>3,295.5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5822.4" calcext:value-type="float">
            <text:p>15,822.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RA130717JE6</text:p>
          </table:table-cell>
          <table:table-cell table:style-name="ce2" office:value-type="string" calcext:value-type="string">
            <text:p>CAMIONES REPUESTOS Y ACCESORI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051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5" calcext:value-type="date">
            <text:p>25/07/2016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RA150304588</text:p>
          </table:table-cell>
          <table:table-cell table:style-name="ce2" office:value-type="string" calcext:value-type="string">
            <text:p>COMERCIALIZADORA DE REFACCION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710</text:p>
          </table:table-cell>
          <table:table-cell table:style-name="ce2" office:value-type="string" calcext:value-type="string">
            <text:p>0064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RU910320MK8</text:p>
          </table:table-cell>
          <table:table-cell table:style-name="ce2" office:value-type="string" calcext:value-type="string">
            <text:p>CONSORCIO RED UNO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561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561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561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30" calcext:value-type="date">
            <text:p>30/11/2016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TP760518001</text:p>
          </table:table-cell>
          <table:table-cell table:style-name="ce2" office:value-type="string" calcext:value-type="string">
            <text:p>NO USAR CENTRAL DE PARTES Y T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1890</text:p>
          </table:table-cell>
          <table:table-cell table:style-name="ce2" office:value-type="string" calcext:value-type="string">
            <text:p>2CCD128C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4-01-24" calcext:value-type="date">
            <text:p>24/01/2014</text:p>
          </table:table-cell>
          <table:table-cell table:number-columns-repeated="2" table:style-name="ce4" office:value-type="date" office:date-value="2014-02-23" calcext:value-type="date">
            <text:p>23/02/2014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D790619I60</text:p>
          </table:table-cell>
          <table:table-cell table:style-name="ce2" office:value-type="string" calcext:value-type="string">
            <text:p>DOFISCAL EDITORE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679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2-30" calcext:value-type="date">
            <text:p>30/12/2015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L650429C76</text:p>
          </table:table-cell>
          <table:table-cell table:style-name="ce2" office:value-type="string" calcext:value-type="string">
            <text:p>DISTRIBUIDORA ELDOR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804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15" calcext:value-type="date">
            <text:p>15/12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6" calcext:value-type="date">
            <text:p>26/11/2016</text:p>
          </table:table-cell>
          <table:table-cell table:number-columns-repeated="2" table:style-name="ce4" office:value-type="date" office:date-value="2017-01-19" calcext:value-type="date">
            <text:p>19/01/2017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8731</text:p>
          </table:table-cell>
          <table:table-cell table:style-name="ce2" office:value-type="string" calcext:value-type="string">
            <text:p>358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7" calcext:value-type="date">
            <text:p>17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6290.68" calcext:value-type="float">
            <text:p>6,290.68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87.32" calcext:value-type="float">
            <text:p>7,687.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MV120327QH2</text:p>
          </table:table-cell>
          <table:table-cell table:style-name="ce2" office:value-type="string" calcext:value-type="string">
            <text:p>DIXFLO MULTISERVICIOS VALVULA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4240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2" calcext:value-type="date">
            <text:p>22/12/2016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PJ001122MA2</text:p>
          </table:table-cell>
          <table:table-cell table:style-name="ce2" office:value-type="string" calcext:value-type="string">
            <text:p>DISTRIBUIDORA PJ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804</text:p>
          </table:table-cell>
          <table:table-cell table:style-name="ce2" office:value-type="string" calcext:value-type="string">
            <text:p>2002738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05</text:p>
          </table:table-cell>
          <table:table-cell table:style-name="ce2" office:value-type="string" calcext:value-type="string">
            <text:p>2002738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06</text:p>
          </table:table-cell>
          <table:table-cell table:style-name="ce2" office:value-type="string" calcext:value-type="string">
            <text:p>200273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07</text:p>
          </table:table-cell>
          <table:table-cell table:style-name="ce2" office:value-type="string" calcext:value-type="string">
            <text:p>2002738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08</text:p>
          </table:table-cell>
          <table:table-cell table:style-name="ce2" office:value-type="string" calcext:value-type="string">
            <text:p>200273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09</text:p>
          </table:table-cell>
          <table:table-cell table:style-name="ce2" office:value-type="string" calcext:value-type="string">
            <text:p>2002739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GL780817HY9</text:p>
          </table:table-cell>
          <table:table-cell table:style-name="ce2" office:value-type="string" calcext:value-type="string">
            <text:p>DURAN GARCIA LAU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822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6-27" calcext:value-type="date">
            <text:p>27/06/2014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658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14" calcext:value-type="date">
            <text:p>14/12/2016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5" calcext:value-type="date">
            <text:p>25/01/2017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O100211V84</text:p>
          </table:table-cell>
          <table:table-cell table:style-name="ce2" office:value-type="string" calcext:value-type="string">
            <text:p>ENERGETICOS Y SERVICIOS OCOZO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6209</text:p>
          </table:table-cell>
          <table:table-cell table:style-name="ce2" office:value-type="string" calcext:value-type="string">
            <text:p>A694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02" calcext:value-type="date">
            <text:p>02/01/2017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XP6812035X3</text:p>
          </table:table-cell>
          <table:table-cell table:style-name="ce2" office:value-type="string" calcext:value-type="string">
            <text:p>EXPANSION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501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2-25" calcext:value-type="date">
            <text:p>25/02/2016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DE1104275Q8</text:p>
          </table:table-cell>
          <table:table-cell table:style-name="ce2" office:value-type="string" calcext:value-type="string">
            <text:p>THE FIVE DECISION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79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2" table:style-name="ce4" office:value-type="date" office:date-value="2014-03-24" calcext:value-type="date">
            <text:p>24/03/2014</text:p>
          </table:table-cell>
          <table:table-cell table:style-name="ce4" office:value-type="date" office:date-value="2014-03-25" calcext:value-type="date">
            <text:p>25/03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MA8906197Y5</text:p>
          </table:table-cell>
          <table:table-cell table:style-name="ce2" office:value-type="string" calcext:value-type="string">
            <text:p>FRENOS Y MANGUERAS AUTOMOTRIC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744</text:p>
          </table:table-cell>
          <table:table-cell table:style-name="ce2" office:value-type="string" calcext:value-type="string">
            <text:p>107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745</text:p>
          </table:table-cell>
          <table:table-cell table:style-name="ce2" office:value-type="string" calcext:value-type="string">
            <text:p>1072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ME870213IRA</text:p>
          </table:table-cell>
          <table:table-cell table:style-name="ce2" office:value-type="string" calcext:value-type="string">
            <text:p>FRUEHAUF DE MEXICO S. A. DE 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674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09" calcext:value-type="date">
            <text:p>09/12/2016</text:p>
          </table:table-cell>
          <table:table-cell table:style-name="ce3" office:value-type="float" office:value="-1523277.18" calcext:value-type="float">
            <text:p>-1,523,277.1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float" office:value="-1523277.18" calcext:value-type="float">
            <text:p>-1,523,27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1357</text:p>
          </table:table-cell>
          <table:table-cell table:style-name="ce2" office:value-type="string" calcext:value-type="string">
            <text:p>FDM 3208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31" calcext:value-type="date">
            <text:p>31/01/2017</text:p>
          </table:table-cell>
          <table:table-cell table:number-columns-repeated="2" table:style-name="ce4" office:value-type="date" office:date-value="2017-03-02" calcext:value-type="date">
            <text:p>02/03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64.99" calcext:value-type="float">
            <text:p>1,164.9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64.99" calcext:value-type="float">
            <text:p>1,164.9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01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-280091.62" calcext:value-type="float">
            <text:p>-280,091.6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80091.62" calcext:value-type="float">
            <text:p>-280,091.6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016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-1376193.92" calcext:value-type="float">
            <text:p>-1,376,193.9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float" office:value="-1376193.92" calcext:value-type="float">
            <text:p>-1,376,193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01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-1103096.49" calcext:value-type="float">
            <text:p>-1,103,096.4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float" office:value="-1103096.49" calcext:value-type="float">
            <text:p>-1,103,096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10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3" calcext:value-type="date">
            <text:p>03/01/2017</text:p>
          </table:table-cell>
          <table:table-cell table:style-name="ce3" office:value-type="float" office:value="-785347.4" calcext:value-type="float">
            <text:p>-785,347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85347.4" calcext:value-type="float">
            <text:p>-785,347.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5068006.61" calcext:value-type="float">
            <text:p>-5,068,006.6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64.99" calcext:value-type="float">
            <text:p>1,164.99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-5066841.62" calcext:value-type="float">
            <text:p>-5,066,841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L990813KA8</text:p>
          </table:table-cell>
          <table:table-cell table:style-name="ce2" office:value-type="string" calcext:value-type="string">
            <text:p>FERRETERIA OLMEC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9924</text:p>
          </table:table-cell>
          <table:table-cell table:style-name="ce2" office:value-type="string" calcext:value-type="string">
            <text:p>FE242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4" calcext:value-type="date">
            <text:p>24/01/2017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JA830408II1</text:p>
          </table:table-cell>
          <table:table-cell table:style-name="ce2" office:value-type="string" calcext:value-type="string">
            <text:p>ARNULFO GARCIA JUA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9521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3" calcext:value-type="date">
            <text:p>23/01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00</text:p>
          </table:table-cell>
          <table:table-cell table:style-name="ce2" office:value-type="string" calcext:value-type="string">
            <text:p>165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02</text:p>
          </table:table-cell>
          <table:table-cell table:style-name="ce2" office:value-type="string" calcext:value-type="string">
            <text:p>1659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28</text:p>
          </table:table-cell>
          <table:table-cell table:style-name="ce2" office:value-type="string" calcext:value-type="string">
            <text:p>166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2367.12" calcext:value-type="float">
            <text:p>22,367.12</text:p>
          </table:table-cell>
          <table:table-cell table:style-name="ce3" office:value-type="float" office:value="9918.92" calcext:value-type="float">
            <text:p>9,918.9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2286.04" calcext:value-type="float">
            <text:p>32,286.0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CI031101UR2</text:p>
          </table:table-cell>
          <table:table-cell table:style-name="ce2" office:value-type="string" calcext:value-type="string">
            <text:p>GUANTES Y CALZADO INDUSTRIAL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5655</text:p>
          </table:table-cell>
          <table:table-cell table:style-name="ce2" office:value-type="string" calcext:value-type="string">
            <text:p>FA54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3-01" calcext:value-type="date">
            <text:p>01/03/2016</text:p>
          </table:table-cell>
          <table:table-cell table:number-columns-repeated="2" table:style-name="ce4" office:value-type="date" office:date-value="2016-03-21" calcext:value-type="date">
            <text:p>21/03/2016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1057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14" calcext:value-type="date">
            <text:p>14/04/2016</text:p>
          </table:table-cell>
          <table:table-cell table:number-columns-repeated="2" table:style-name="ce4" office:value-type="date" office:date-value="2016-12-19" calcext:value-type="date">
            <text:p>19/12/2016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43291</text:p>
          </table:table-cell>
          <table:table-cell table:style-name="ce2" office:value-type="string" calcext:value-type="string">
            <text:p>FA57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30" calcext:value-type="date">
            <text:p>30/04/2016</text:p>
          </table:table-cell>
          <table:table-cell table:number-columns-repeated="2" table:style-name="ce4" office:value-type="date" office:date-value="2016-05-20" calcext:value-type="date">
            <text:p>20/05/2016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FE9707075U3</text:p>
          </table:table-cell>
          <table:table-cell table:style-name="ce2" office:value-type="string" calcext:value-type="string">
            <text:p>GRUPO FERCHE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08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04" calcext:value-type="date">
            <text:p>04/08/2016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522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19" calcext:value-type="date">
            <text:p>19/08/2016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6548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31" calcext:value-type="date">
            <text:p>31/08/2016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185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06" calcext:value-type="date">
            <text:p>06/12/2016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34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05" calcext:value-type="date">
            <text:p>05/12/2016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HE081229TSA</text:p>
          </table:table-cell>
          <table:table-cell table:style-name="ce2" office:value-type="string" calcext:value-type="string">
            <text:p>GTS HERRAMIENTAS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3267</text:p>
          </table:table-cell>
          <table:table-cell table:style-name="ce2" office:value-type="string" calcext:value-type="string">
            <text:p>04641a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2-05" calcext:value-type="date">
            <text:p>05/02/2014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191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1-07" calcext:value-type="date">
            <text:p>07/01/2016</text:p>
          </table:table-cell>
          <table:table-cell table:number-columns-repeated="2" table:style-name="ce4" office:value-type="date" office:date-value="2016-01-22" calcext:value-type="date">
            <text:p>22/01/2016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31" calcext:value-type="date">
            <text:p>31/01/2017</text:p>
          </table:table-cell>
          <table:table-cell table:number-columns-repeated="2" table:style-name="ce4" office:value-type="date" office:date-value="2017-02-08" calcext:value-type="date">
            <text:p>08/02/2017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PROVEEDOR GLOBA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3064</text:p>
          </table:table-cell>
          <table:table-cell table:style-name="ce2" office:value-type="string" calcext:value-type="string">
            <text:p>010820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3-01-08" calcext:value-type="date">
            <text:p>08/01/201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OGJ42061855A</text:p>
          </table:table-cell>
          <table:table-cell table:style-name="ce2" office:value-type="string" calcext:value-type="string">
            <text:p>JESÚS GÓMEZ GALLAR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4110</text:p>
          </table:table-cell>
          <table:table-cell table:style-name="ce2" office:value-type="string" calcext:value-type="string">
            <text:p>44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06" calcext:value-type="date">
            <text:p>06/05/2016</text:p>
          </table:table-cell>
          <table:table-cell table:number-columns-repeated="2" table:style-name="ce4" office:value-type="date" office:date-value="2016-05-17" calcext:value-type="date">
            <text:p>17/05/2016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05" calcext:value-type="date">
            <text:p>05/01/2017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OHV780205Q85</text:p>
          </table:table-cell>
          <table:table-cell table:style-name="ce2" office:value-type="string" calcext:value-type="string">
            <text:p>VICTOR ALEJANDRO GOMEZ HERNAN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557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8-19" calcext:value-type="date">
            <text:p>19/08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PE000530DG6</text:p>
          </table:table-cell>
          <table:table-cell table:style-name="ce2" office:value-type="string" calcext:value-type="string">
            <text:p>GASOLINERA PEREDA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672</text:p>
          </table:table-cell>
          <table:table-cell table:style-name="ce2" office:value-type="string" calcext:value-type="string">
            <text:p>C317</text:p>
          </table:table-cell>
          <table:table-cell table:style-name="ce2"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4" office:value-type="date" office:date-value="2017-02-08" calcext:value-type="date">
            <text:p>08/02/2017</text:p>
          </table:table-cell>
          <table:table-cell/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03" calcext:value-type="date">
            <text:p>03/02/2017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03" calcext:value-type="date">
            <text:p>03/02/2017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CO881215LY1</text:p>
          </table:table-cell>
          <table:table-cell table:style-name="ce2" office:value-type="string" calcext:value-type="string">
            <text:p>HOTELES COLONIAL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701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9" calcext:value-type="date">
            <text:p>09/06/2015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EGM6606193W6</text:p>
          </table:table-cell>
          <table:table-cell table:style-name="ce2" office:value-type="string" calcext:value-type="string">
            <text:p>HERNANDEZ GARCIA MARIO ALBERT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040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17" calcext:value-type="date">
            <text:p>17/12/2014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MO650310GK4</text:p>
          </table:table-cell>
          <table:table-cell table:style-name="ce2" office:value-type="string" calcext:value-type="string">
            <text:p>HOTEL MONTERREY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488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0-02" calcext:value-type="date">
            <text:p>02/10/2015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CE940411LZ4</text:p>
          </table:table-cell>
          <table:table-cell table:style-name="ce2" office:value-type="string" calcext:value-type="string">
            <text:p>INGENIERIA Y COMERCIALIZACIO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1792</text:p>
          </table:table-cell>
          <table:table-cell table:style-name="ce2" office:value-type="string" calcext:value-type="string">
            <text:p>32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6" calcext:value-type="date">
            <text:p>06/12/2016</text:p>
          </table:table-cell>
          <table:table-cell table:number-columns-repeated="2" table:style-name="ce4" office:value-type="date" office:date-value="2017-02-01" calcext:value-type="date">
            <text:p>01/02/2017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CR920210IA1</text:p>
          </table:table-cell>
          <table:table-cell table:style-name="ce2" office:value-type="string" calcext:value-type="string">
            <text:p>IMPORTADORA Y COMERCIALIZADO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5859</text:p>
          </table:table-cell>
          <table:table-cell table:style-name="ce2" office:value-type="string" calcext:value-type="string">
            <text:p>RP95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9" calcext:value-type="date">
            <text:p>29/12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6124</text:p>
          </table:table-cell>
          <table:table-cell table:style-name="ce2" office:value-type="string" calcext:value-type="string">
            <text:p>AEA1083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26" calcext:value-type="date">
            <text:p>26/08/2015</text:p>
          </table:table-cell>
          <table:table-cell table:number-columns-repeated="2" table:style-name="ce4" office:value-type="date" office:date-value="2015-09-25" calcext:value-type="date">
            <text:p>25/09/2015</text:p>
          </table:table-cell>
          <table:table-cell table:style-name="ce3" office:value-type="float" office:value="18430.08" calcext:value-type="float">
            <text:p>18,430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8430.08" calcext:value-type="float">
            <text:p>18,430.0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72</text:p>
          </table:table-cell>
          <table:table-cell table:style-name="ce2" office:value-type="string" calcext:value-type="string">
            <text:p>1453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73</text:p>
          </table:table-cell>
          <table:table-cell table:style-name="ce2" office:value-type="string" calcext:value-type="string">
            <text:p>145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81</text:p>
          </table:table-cell>
          <table:table-cell table:style-name="ce2" office:value-type="string" calcext:value-type="string">
            <text:p>145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5" calcext:value-type="date">
            <text:p>05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382</text:p>
          </table:table-cell>
          <table:table-cell table:style-name="ce2" office:value-type="string" calcext:value-type="string">
            <text:p>145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5" calcext:value-type="date">
            <text:p>05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06</text:p>
          </table:table-cell>
          <table:table-cell table:style-name="ce2" office:value-type="string" calcext:value-type="string">
            <text:p>1455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581</text:p>
          </table:table-cell>
          <table:table-cell table:style-name="ce2" office:value-type="string" calcext:value-type="string">
            <text:p>145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980</text:p>
          </table:table-cell>
          <table:table-cell table:style-name="ce2" office:value-type="string" calcext:value-type="string">
            <text:p>1459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3" calcext:value-type="date">
            <text:p>13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981</text:p>
          </table:table-cell>
          <table:table-cell table:style-name="ce2" office:value-type="string" calcext:value-type="string">
            <text:p>145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3" calcext:value-type="date">
            <text:p>13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990</text:p>
          </table:table-cell>
          <table:table-cell table:style-name="ce2" office:value-type="string" calcext:value-type="string">
            <text:p>AEA146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9620.37" calcext:value-type="float">
            <text:p>19,620.37</text:p>
          </table:table-cell>
          <table:table-cell table:style-name="ce3" office:value-type="float" office:value="75979.91" calcext:value-type="float">
            <text:p>75,979.91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4521.52" calcext:value-type="float">
            <text:p>114,521.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SD950921HE5</text:p>
          </table:table-cell>
          <table:table-cell table:style-name="ce2" office:value-type="string" calcext:value-type="string">
            <text:p>I + D MEXICO <text:s/>S. 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115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9-23" calcext:value-type="date">
            <text:p>23/09/2016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AHL570616MI9</text:p>
          </table:table-cell>
          <table:table-cell table:style-name="ce2" office:value-type="string" calcext:value-type="string">
            <text:p>LARRAGAÑA HUERTA LETI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573</text:p>
          </table:table-cell>
          <table:table-cell table:style-name="ce2" office:value-type="string" calcext:value-type="string">
            <text:p>681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6" calcext:value-type="date">
            <text:p>06/02/2017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OSF550420CD9</text:p>
          </table:table-cell>
          <table:table-cell table:style-name="ce2" office:value-type="string" calcext:value-type="string">
            <text:p>FEDERICO LOBATO SANCH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542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24" calcext:value-type="date">
            <text:p>24/02/2015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C010808MG5</text:p>
          </table:table-cell>
          <table:table-cell table:style-name="ce2" office:value-type="string" calcext:value-type="string">
            <text:p>MACROLAB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385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5-16" calcext:value-type="date">
            <text:p>16/05/2014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GM56072921A</text:p>
          </table:table-cell>
          <table:table-cell table:style-name="ce2" office:value-type="string" calcext:value-type="string">
            <text:p>MARTHA MARTINEZ GONZAL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769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5-11" calcext:value-type="date">
            <text:p>11/05/2016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MM780402K53</text:p>
          </table:table-cell>
          <table:table-cell table:style-name="ce2" office:value-type="string" calcext:value-type="string">
            <text:p>MAYRA GABRIELA MARTINEZ MELGO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9624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3" calcext:value-type="date">
            <text:p>23/01/2017</text:p>
          </table:table-cell>
          <table:table-cell table:number-columns-repeated="2" table:style-name="ce4" office:value-type="date" office:date-value="2017-02-06" calcext:value-type="date">
            <text:p>06/02/2017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625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EOG64702298BA</text:p>
          </table:table-cell>
          <table:table-cell table:style-name="ce2" office:value-type="string" calcext:value-type="string">
            <text:p>(NO USAR) GUADALUPE GABRIELA M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225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4-27" calcext:value-type="date">
            <text:p>27/04/2015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HV850101KH6</text:p>
          </table:table-cell>
          <table:table-cell table:style-name="ce2" office:value-type="string" calcext:value-type="string">
            <text:p>MUNICIPIO DE HUILOAPAN DE CUA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22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2-09" calcext:value-type="date">
            <text:p>09/02/2016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3424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2-23" calcext:value-type="date">
            <text:p>23/02/2016</text:p>
          </table:table-cell>
          <table:table-cell table:number-columns-repeated="2" table:style-name="ce4" office:value-type="date" office:date-value="2016-02-24" calcext:value-type="date">
            <text:p>24/02/2016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TM7002081C2</text:p>
          </table:table-cell>
          <table:table-cell table:style-name="ce2" office:value-type="string" calcext:value-type="string">
            <text:p>MONSERRAT BERENICE MIRANDA TOR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9942</text:p>
          </table:table-cell>
          <table:table-cell table:style-name="ce2" office:value-type="string" calcext:value-type="string">
            <text:p>A86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4" calcext:value-type="date">
            <text:p>24/01/2017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8" calcext:value-type="date">
            <text:p>28/11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VL5210199F6</text:p>
          </table:table-cell>
          <table:table-cell table:style-name="ce2" office:value-type="string" calcext:value-type="string">
            <text:p>MOYADO DEL VALLE LAURA GUADAL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376</text:p>
          </table:table-cell>
          <table:table-cell table:style-name="ce2" office:value-type="string" calcext:value-type="string">
            <text:p>176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31</text:p>
          </table:table-cell>
          <table:table-cell table:style-name="ce2" office:value-type="string" calcext:value-type="string">
            <text:p>176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46</text:p>
          </table:table-cell>
          <table:table-cell table:style-name="ce2" office:value-type="string" calcext:value-type="string">
            <text:p>AA178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47</text:p>
          </table:table-cell>
          <table:table-cell table:style-name="ce2" office:value-type="string" calcext:value-type="string">
            <text:p>AA1785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49</text:p>
          </table:table-cell>
          <table:table-cell table:style-name="ce2" office:value-type="string" calcext:value-type="string">
            <text:p>AA178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50</text:p>
          </table:table-cell>
          <table:table-cell table:style-name="ce2" office:value-type="string" calcext:value-type="string">
            <text:p>AA178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989</text:p>
          </table:table-cell>
          <table:table-cell table:style-name="ce2" office:value-type="string" calcext:value-type="string">
            <text:p>AA 179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399.94" calcext:value-type="float">
            <text:p>5,399.94</text:p>
          </table:table-cell>
          <table:table-cell table:style-name="ce3" office:value-type="float" office:value="7992.67" calcext:value-type="float">
            <text:p>7,992.6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392.61" calcext:value-type="float">
            <text:p>13,392.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TE440316E54</text:p>
          </table:table-cell>
          <table:table-cell table:style-name="ce2" office:value-type="string" calcext:value-type="string">
            <text:p>MAPFRE TEPEYAC,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527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1-19" calcext:value-type="date">
            <text:p>19/11/2014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08025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30" calcext:value-type="date">
            <text:p>30/12/2014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TG990517NV0</text:p>
          </table:table-cell>
          <table:table-cell table:style-name="ce2" office:value-type="string" calcext:value-type="string">
            <text:p>MUELLES Y TRACTOPARTES DEL GO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7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9-28" calcext:value-type="date">
            <text:p>28/09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DI9907276D7</text:p>
          </table:table-cell>
          <table:table-cell table:style-name="ce2" office:value-type="string" calcext:value-type="string">
            <text:p>NIVEL DIEZ S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2139</text:p>
          </table:table-cell>
          <table:table-cell table:style-name="ce2" office:value-type="string" calcext:value-type="string">
            <text:p>10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10-01" calcext:value-type="date">
            <text:p>01/10/2015</text:p>
          </table:table-cell>
          <table:table-cell table:number-columns-repeated="2" table:style-name="ce4" office:value-type="date" office:date-value="2016-07-05" calcext:value-type="date">
            <text:p>05/07/2016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WM9709244W4</text:p>
          </table:table-cell>
          <table:table-cell table:style-name="ce2" office:value-type="string" calcext:value-type="string">
            <text:p>NUEVA WAL MART DE MEXICO, S.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5520</text:p>
          </table:table-cell>
          <table:table-cell table:style-name="ce2" office:value-type="string" calcext:value-type="string">
            <text:p>EE7491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13" calcext:value-type="date">
            <text:p>13/05/2015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44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0-06" calcext:value-type="date">
            <text:p>06/10/2016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DM950324V2A</text:p>
          </table:table-cell>
          <table:table-cell table:style-name="ce2" office:value-type="string" calcext:value-type="string">
            <text:p>OFFICE DEPOT DE MEXICO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375</text:p>
          </table:table-cell>
          <table:table-cell table:style-name="ce2" office:value-type="string" calcext:value-type="string">
            <text:p>642187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2-01" calcext:value-type="date">
            <text:p>01/02/2017</text:p>
          </table:table-cell>
          <table:table-cell table:number-columns-repeated="2" table:style-name="ce4" office:value-type="date" office:date-value="2017-02-09" calcext:value-type="date">
            <text:p>09/02/2017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2" calcext:value-type="date">
            <text:p>12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5</text:p>
          </table:table-cell>
          <table:table-cell table:style-name="ce2" office:value-type="string" calcext:value-type="string">
            <text:p>5186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6</text:p>
          </table:table-cell>
          <table:table-cell table:style-name="ce2" office:value-type="string" calcext:value-type="string">
            <text:p>518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7</text:p>
          </table:table-cell>
          <table:table-cell table:style-name="ce2" office:value-type="string" calcext:value-type="string">
            <text:p>518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8</text:p>
          </table:table-cell>
          <table:table-cell table:style-name="ce2" office:value-type="string" calcext:value-type="string">
            <text:p>518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19</text:p>
          </table:table-cell>
          <table:table-cell table:style-name="ce2" office:value-type="string" calcext:value-type="string">
            <text:p>5187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20</text:p>
          </table:table-cell>
          <table:table-cell table:style-name="ce2" office:value-type="string" calcext:value-type="string">
            <text:p>518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8070</text:p>
          </table:table-cell>
          <table:table-cell table:style-name="ce2" office:value-type="string" calcext:value-type="string">
            <text:p>A520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4" calcext:value-type="date">
            <text:p>14/01/2017</text:p>
          </table:table-cell>
          <table:table-cell table:number-columns-repeated="2" table:style-name="ce4" office:value-type="date" office:date-value="2017-02-13" calcext:value-type="date">
            <text:p>13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393</text:p>
          </table:table-cell>
          <table:table-cell table:style-name="ce2" office:value-type="string" calcext:value-type="string">
            <text:p>A5221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1" calcext:value-type="date">
            <text:p>21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408</text:p>
          </table:table-cell>
          <table:table-cell table:style-name="ce2" office:value-type="string" calcext:value-type="string">
            <text:p>A522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1" calcext:value-type="date">
            <text:p>21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301.52" calcext:value-type="float">
            <text:p>1,301.52</text:p>
          </table:table-cell>
          <table:table-cell table:style-name="ce3" office:value-type="float" office:value="6591.12" calcext:value-type="float">
            <text:p>6,591.12</text:p>
          </table:table-cell>
          <table:table-cell table:style-name="ce3" office:value-type="float" office:value="2742.24" calcext:value-type="float">
            <text:p>2,742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0634.88" calcext:value-type="float">
            <text:p>10,634.8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BO690118TV9</text:p>
          </table:table-cell>
          <table:table-cell table:style-name="ce2" office:value-type="string" calcext:value-type="string">
            <text:p>PATRONATO DE BOMBEROS DE ORIZ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4657</text:p>
          </table:table-cell>
          <table:table-cell table:style-name="ce2" office:value-type="string" calcext:value-type="string">
            <text:p>6f13c24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1-14" calcext:value-type="date">
            <text:p>14/11/2014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E9104014L7</text:p>
          </table:table-cell>
          <table:table-cell table:style-name="ce2" office:value-type="string" calcext:value-type="string">
            <text:p>PROLIMP DEL CENTR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399</text:p>
          </table:table-cell>
          <table:table-cell table:style-name="ce2" office:value-type="string" calcext:value-type="string">
            <text:p>7920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ME960701GG0</text:p>
          </table:table-cell>
          <table:table-cell table:style-name="ce2" office:value-type="string" calcext:value-type="string">
            <text:p>PRAXAIR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4439</text:p>
          </table:table-cell>
          <table:table-cell table:style-name="ce2" office:value-type="string" calcext:value-type="string">
            <text:p>F780A98A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2-17" calcext:value-type="date">
            <text:p>17/02/2014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050312</text:p>
          </table:table-cell>
          <table:table-cell table:style-name="ce2" office:value-type="string" calcext:value-type="string">
            <text:p>C701E23B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4-14" calcext:value-type="date">
            <text:p>14/04/2014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MR140116AA0</text:p>
          </table:table-cell>
          <table:table-cell table:style-name="ce2" office:value-type="string" calcext:value-type="string">
            <text:p>PROVEEDOR MAYORISTA AL REFACC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484</text:p>
          </table:table-cell>
          <table:table-cell table:style-name="ce2" office:value-type="string" calcext:value-type="string">
            <text:p>33389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85</text:p>
          </table:table-cell>
          <table:table-cell table:style-name="ce2" office:value-type="string" calcext:value-type="string">
            <text:p>3339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86</text:p>
          </table:table-cell>
          <table:table-cell table:style-name="ce2" office:value-type="string" calcext:value-type="string">
            <text:p>3339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45</text:p>
          </table:table-cell>
          <table:table-cell table:style-name="ce2" office:value-type="string" calcext:value-type="string">
            <text:p>COR3411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47</text:p>
          </table:table-cell>
          <table:table-cell table:style-name="ce2" office:value-type="string" calcext:value-type="string">
            <text:p>COR3411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49</text:p>
          </table:table-cell>
          <table:table-cell table:style-name="ce2" office:value-type="string" calcext:value-type="string">
            <text:p>COR3411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90652</text:p>
          </table:table-cell>
          <table:table-cell table:style-name="ce2" office:value-type="string" calcext:value-type="string">
            <text:p>COR34111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971.1" calcext:value-type="float">
            <text:p>9,971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034.51" calcext:value-type="float">
            <text:p>13,034.5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3005.61" calcext:value-type="float">
            <text:p>23,005.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NE880528D91</text:p>
          </table:table-cell>
          <table:table-cell table:style-name="ce2" office:value-type="string" calcext:value-type="string">
            <text:p>PROPULSION NEUMATICA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5582</text:p>
          </table:table-cell>
          <table:table-cell table:style-name="ce2" office:value-type="string" calcext:value-type="string">
            <text:p>200907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9" calcext:value-type="date">
            <text:p>29/12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2-02" calcext:value-type="date">
            <text:p>02/02/2017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AGS6509217P3</text:p>
          </table:table-cell>
          <table:table-cell table:style-name="ce2" office:value-type="string" calcext:value-type="string">
            <text:p>SERGIO RAMOS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4415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0" calcext:value-type="date">
            <text:p>10/05/2016</text:p>
          </table:table-cell>
          <table:table-cell table:number-columns-repeated="2" table:style-name="ce4" office:value-type="date" office:date-value="2016-05-31" calcext:value-type="date">
            <text:p>31/05/2016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10</text:p>
          </table:table-cell>
          <table:table-cell table:style-name="ce2" office:value-type="string" calcext:value-type="string">
            <text:p>108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11</text:p>
          </table:table-cell>
          <table:table-cell table:style-name="ce2" office:value-type="string" calcext:value-type="string">
            <text:p>10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12</text:p>
          </table:table-cell>
          <table:table-cell table:style-name="ce2" office:value-type="string" calcext:value-type="string">
            <text:p>10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813</text:p>
          </table:table-cell>
          <table:table-cell table:style-name="ce2" office:value-type="string" calcext:value-type="string">
            <text:p>109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598.4" calcext:value-type="float">
            <text:p>2,598.40</text:p>
          </table:table-cell>
          <table:table-cell table:style-name="ce3" office:value-type="float" office:value="14743.6" calcext:value-type="float">
            <text:p>14,743.6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342" calcext:value-type="float">
            <text:p>17,342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AU990308DZ0</text:p>
          </table:table-cell>
          <table:table-cell table:style-name="ce2" office:value-type="string" calcext:value-type="string">
            <text:p>RISPE AUTOMOTRIZ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682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3-03" calcext:value-type="date">
            <text:p>03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AZ870923U86</text:p>
          </table:table-cell>
          <table:table-cell table:style-name="ce2" office:value-type="string" calcext:value-type="string">
            <text:p>REPRESENTACIONES AZTNOR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9111</text:p>
          </table:table-cell>
          <table:table-cell table:style-name="ce2" office:value-type="string" calcext:value-type="string">
            <text:p>280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24" calcext:value-type="date">
            <text:p>24/09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1469</text:p>
          </table:table-cell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06" calcext:value-type="date">
            <text:p>06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1780</text:p>
          </table:table-cell>
          <table:table-cell table:style-name="ce2" office:value-type="string" calcext:value-type="string">
            <text:p>280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08" calcext:value-type="date">
            <text:p>08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72251</text:p>
          </table:table-cell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11" calcext:value-type="date">
            <text:p>11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BM930301Q83</text:p>
          </table:table-cell>
          <table:table-cell table:style-name="ce2" office:value-type="string" calcext:value-type="string">
            <text:p>RUSELL BEDFORD MEXICO, S. 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290</text:p>
          </table:table-cell>
          <table:table-cell table:style-name="ce2" office:value-type="string" calcext:value-type="string">
            <text:p>D1161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30" calcext:value-type="date">
            <text:p>30/12/2016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BJ660624BG6</text:p>
          </table:table-cell>
          <table:table-cell table:style-name="ce2" office:value-type="string" calcext:value-type="string">
            <text:p>JUAN JOSE ROMERO BERMUD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793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9" calcext:value-type="date">
            <text:p>19/09/2016</text:p>
          </table:table-cell>
          <table:table-cell table:number-columns-repeated="2" table:style-name="ce4" office:value-type="date" office:date-value="2016-10-11" calcext:value-type="date">
            <text:p>11/10/2016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CJ830927TF4</text:p>
          </table:table-cell>
          <table:table-cell table:style-name="ce2" office:value-type="string" calcext:value-type="string">
            <text:p>JUAN CARLOS ROSAS CABRE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888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2" calcext:value-type="date">
            <text:p>22/07/2016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PC0706251EA</text:p>
          </table:table-cell>
          <table:table-cell table:style-name="ce2" office:value-type="string" calcext:value-type="string">
            <text:p>RECUBRIMIENTOS Y PINTURAS COR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371</text:p>
          </table:table-cell>
          <table:table-cell table:style-name="ce2" office:value-type="string" calcext:value-type="string">
            <text:p>1306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SR110309UQ5</text:p>
          </table:table-cell>
          <table:table-cell table:style-name="ce2" office:value-type="string" calcext:value-type="string">
            <text:p>R+R ESQUEMA Y EDIFICACIÓN SUS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949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3-12-20" calcext:value-type="date">
            <text:p>20/12/2013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ZS9003238P5</text:p>
          </table:table-cell>
          <table:table-cell table:style-name="ce2" office:value-type="string" calcext:value-type="string">
            <text:p>RENOVADORA ZUCA DEL SURESTE,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7407</text:p>
          </table:table-cell>
          <table:table-cell table:style-name="ce2" office:value-type="string" calcext:value-type="string">
            <text:p>2970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9614</text:p>
          </table:table-cell>
          <table:table-cell table:style-name="ce2" office:value-type="string" calcext:value-type="string">
            <text:p>ZR3013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3" calcext:value-type="date">
            <text:p>23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79.83" calcext:value-type="float">
            <text:p>1,179.8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I121010F92</text:p>
          </table:table-cell>
          <table:table-cell table:style-name="ce2" office:value-type="string" calcext:value-type="string">
            <text:p>SOLUCIONES AVANZADAS INTEGR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660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3" calcext:value-type="date">
            <text:p>23/12/2016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M030710EZ9</text:p>
          </table:table-cell>
          <table:table-cell table:style-name="ce2" office:value-type="string" calcext:value-type="string">
            <text:p>SOPORTES AMBIENTALES DE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5194</text:p>
          </table:table-cell>
          <table:table-cell table:style-name="ce2" office:value-type="string" calcext:value-type="string">
            <text:p>BA412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5-22" calcext:value-type="date">
            <text:p>22/05/2015</text:p>
          </table:table-cell>
          <table:table-cell table:number-columns-repeated="2" table:style-name="ce4" office:value-type="date" office:date-value="2015-06-21" calcext:value-type="date">
            <text:p>21/06/2015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CI100217ME9</text:p>
          </table:table-cell>
          <table:table-cell table:style-name="ce2" office:value-type="string" calcext:value-type="string">
            <text:p>ESTACION DE SERVICIO CHIT SA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579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28" calcext:value-type="date">
            <text:p>28/05/2015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7" calcext:value-type="date">
            <text:p>17/01/2017</text:p>
          </table:table-cell>
          <table:table-cell table:number-columns-repeated="2" table:style-name="ce4" office:value-type="date" office:date-value="2017-02-01" calcext:value-type="date">
            <text:p>01/02/2017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A730407565</text:p>
          </table:table-cell>
          <table:table-cell table:style-name="ce2" office:value-type="string" calcext:value-type="string">
            <text:p>SOCIEDAD EDITORA ARRONIZ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536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6-03" calcext:value-type="date">
            <text:p>03/06/2014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084546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17" calcext:value-type="date">
            <text:p>17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08897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3-24" calcext:value-type="date">
            <text:p>24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06251</text:p>
          </table:table-cell>
          <table:table-cell table:style-name="ce2" office:value-type="string" calcext:value-type="string">
            <text:p>119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27" calcext:value-type="date">
            <text:p>27/08/2015</text:p>
          </table:table-cell>
          <table:table-cell table:number-columns-repeated="2" table:style-name="ce4" office:value-type="date" office:date-value="2015-09-16" calcext:value-type="date">
            <text:p>16/09/20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5752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14" calcext:value-type="date">
            <text:p>14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5887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2" calcext:value-type="date">
            <text:p>22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BO7911166Z6</text:p>
          </table:table-cell>
          <table:table-cell table:style-name="ce2" office:value-type="string" calcext:value-type="string">
            <text:p>TRANSPORTES BONAMPAK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6563</text:p>
          </table:table-cell>
          <table:table-cell table:style-name="ce2" office:value-type="string" calcext:value-type="string">
            <text:p>2432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7-01" calcext:value-type="date">
            <text:p>01/07/2016</text:p>
          </table:table-cell>
          <table:table-cell table:number-columns-repeated="2" table:style-name="ce4" office:value-type="date" office:date-value="2016-07-09" calcext:value-type="date">
            <text:p>09/07/201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5421</text:p>
          </table:table-cell>
          <table:table-cell table:style-name="ce2" office:value-type="string" calcext:value-type="string">
            <text:p>211216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6-12-29" calcext:value-type="date">
            <text:p>29/12/2016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5443</text:p>
          </table:table-cell>
          <table:table-cell table:style-name="ce2" office:value-type="string" calcext:value-type="string">
            <text:p>21121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6-12-29" calcext:value-type="date">
            <text:p>29/12/2016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EGG830523SD0</text:p>
          </table:table-cell>
          <table:table-cell table:style-name="ce2" office:value-type="string" calcext:value-type="string">
            <text:p>JOSE GUILLERMO TREJO GUEVA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499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20" calcext:value-type="date">
            <text:p>20/05/2015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EI791220DAA</text:p>
          </table:table-cell>
          <table:table-cell table:style-name="ce2" office:value-type="string" calcext:value-type="string">
            <text:p>TRANSPORTADORA ESPECIALIZADA 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2098</text:p>
          </table:table-cell>
          <table:table-cell table:style-name="ce2" office:value-type="string" calcext:value-type="string">
            <text:p>CF469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EU8912071P0</text:p>
          </table:table-cell>
          <table:table-cell table:style-name="ce2" office:value-type="string" calcext:value-type="string">
            <text:p>TAX <text:s/>EDITORES UNIDOS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61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26" calcext:value-type="date">
            <text:p>26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MD100416Q67</text:p>
          </table:table-cell>
          <table:table-cell table:style-name="ce2" office:value-type="string" calcext:value-type="string">
            <text:p>TECNOLOGIA Y MECANICA DIESEL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400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2-09" calcext:value-type="date">
            <text:p>09/12/2015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87422</text:p>
          </table:table-cell>
          <table:table-cell table:style-name="ce2" office:value-type="string" calcext:value-type="string">
            <text:p>1581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939.6" calcext:value-type="float">
            <text:p>939.6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23.6" calcext:value-type="float">
            <text:p>3,723.6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TA820628TV3</text:p>
          </table:table-cell>
          <table:table-cell table:style-name="ce2" office:value-type="string" calcext:value-type="string">
            <text:p>UNIFORMES DE TAMPICO 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404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0-13" calcext:value-type="date">
            <text:p>13/10/2015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dor Total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any Total</text:p>
          </table:table-cell>
          <table:table-cell table:style-name="ce3" office:value-type="float" office:value="-3596913.41" calcext:value-type="float">
            <text:p>-3,596,913.41</text:p>
          </table:table-cell>
          <table:table-cell table:style-name="ce3" office:value-type="float" office:value="159691.38" calcext:value-type="float">
            <text:p>159,691.38</text:p>
          </table:table-cell>
          <table:table-cell table:style-name="ce3" office:value-type="float" office:value="43795.18" calcext:value-type="float">
            <text:p>43,795.18</text:p>
          </table:table-cell>
          <table:table-cell table:style-name="ce3" office:value-type="float" office:value="35816.4" calcext:value-type="float">
            <text:p>35,816.4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-3357610.45" calcext:value-type="float">
            <text:p>-3,357,610.45</text:p>
          </table:table-cell>
          <table:table-cell table:number-columns-repeated="1021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10" table:number-columns-repeated="242" table:default-cell-style-name="ce1"/>
        <table:table-column table:style-name="co10" table:number-columns-repeated="767" table:default-cell-style-name="Default"/>
        <table:table-row table:style-name="ro3">
          <table:table-cell table:number-columns-repeated="2"/>
          <table:table-cell office:value-type="string" calcext:value-type="string">
            <text:p>Inv Nbr</text:p>
          </table:table-cell>
          <table:table-cell office:value-type="string" calcext:value-type="string">
            <text:p>DocType</text:p>
          </table:table-cell>
          <table:table-cell office:value-type="string" calcext:value-type="string">
            <text:p>Doc Stat</text:p>
          </table:table-cell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Current</text:p>
          </table:table-cell>
          <table:table-cell table:style-name="ce2" office:value-type="string" calcext:value-type="string">
            <text:p>1 To 7</text:p>
          </table:table-cell>
          <table:table-cell table:style-name="ce2" office:value-type="string" calcext:value-type="string">
            <text:p>8 To 14</text:p>
          </table:table-cell>
          <table:table-cell table:style-name="ce2" office:value-type="string" calcext:value-type="string">
            <text:p>15 To 21</text:p>
          </table:table-cell>
          <table:table-cell table:style-name="ce2" office:value-type="string" calcext:value-type="string">
            <text:p>Over 21</text:p>
          </table:table-cell>
          <table:table-cell office:value-type="string" calcext:value-type="string">
            <text:p>Balanc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mpany:</text:p>
          </table:table-cell>
          <table:table-cell table:style-name="ce2" office:value-type="string" calcext:value-type="string">
            <text:p>TBKORI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4000009</text:p>
          </table:table-cell>
          <table:table-cell table:style-name="ce2" office:value-type="string" calcext:value-type="string">
            <text:p>CORTINA DONDE GUILLERM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856</text:p>
          </table:table-cell>
          <table:table-cell/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30" calcext:value-type="date">
            <text:p>30/12/201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CU720616AZ9</text:p>
          </table:table-cell>
          <table:table-cell table:style-name="ce2" office:value-type="string" calcext:value-type="string">
            <text:p>AUTOMOTRIZ CUAUTITLAN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77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2-29" calcext:value-type="date">
            <text:p>29/02/2016</text:p>
          </table:table-cell>
          <table:table-cell table:number-columns-repeated="2" table:style-name="ce4" office:value-type="date" office:date-value="2016-03-08" calcext:value-type="date">
            <text:p>08/03/2016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051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7" calcext:value-type="date">
            <text:p>27/07/2016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DQ9605316M0</text:p>
          </table:table-cell>
          <table:table-cell table:style-name="ce2" office:value-type="string" calcext:value-type="string">
            <text:p>ASESORIAS Y DISENOS QUPARSA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696</text:p>
          </table:table-cell>
          <table:table-cell table:style-name="ce2" office:value-type="string" calcext:value-type="string">
            <text:p>60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096</text:p>
          </table:table-cell>
          <table:table-cell table:style-name="ce2" office:value-type="string" calcext:value-type="string">
            <text:p>60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08" calcext:value-type="date">
            <text:p>08/02/2017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GU0006301T9</text:p>
          </table:table-cell>
          <table:table-cell table:style-name="ce2" office:value-type="string" calcext:value-type="string">
            <text:p>AUTOSERVICIO GUADALUPANO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649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3" calcext:value-type="date">
            <text:p>03/06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097376</text:p>
          </table:table-cell>
          <table:table-cell table:style-name="ce2" office:value-type="string" calcext:value-type="string">
            <text:p>G1647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5" calcext:value-type="date">
            <text:p>05/06/2015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020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7-07" calcext:value-type="date">
            <text:p>07/07/2015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4720</text:p>
          </table:table-cell>
          <table:table-cell table:style-name="ce2" office:value-type="string" calcext:value-type="string">
            <text:p>G 194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13" calcext:value-type="date">
            <text:p>13/08/2015</text:p>
          </table:table-cell>
          <table:table-cell table:number-columns-repeated="2" table:style-name="ce4" office:value-type="date" office:date-value="2015-08-18" calcext:value-type="date">
            <text:p>18/08/201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6145</text:p>
          </table:table-cell>
          <table:table-cell table:style-name="ce2" office:value-type="string" calcext:value-type="string">
            <text:p>AUT 727465</text:p>
          </table:table-cell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8-21" calcext:value-type="date">
            <text:p>21/08/2015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051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9" calcext:value-type="date">
            <text:p>29/07/2016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4" calcext:value-type="date">
            <text:p>04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8" calcext:value-type="date">
            <text:p>18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81</text:p>
          </table:table-cell>
          <table:table-cell table:style-name="ce2" office:value-type="string" calcext:value-type="string">
            <text:p>M294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0" calcext:value-type="date">
            <text:p>20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4387</text:p>
          </table:table-cell>
          <table:table-cell table:style-name="ce2" office:value-type="string" calcext:value-type="string">
            <text:p>M295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2" calcext:value-type="date">
            <text:p>22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0" calcext:value-type="date">
            <text:p>10/01/2017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0" calcext:value-type="date">
            <text:p>10/01/2017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06" calcext:value-type="date">
            <text:p>06/01/2017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96</text:p>
          </table:table-cell>
          <table:table-cell table:style-name="ce2" office:value-type="string" calcext:value-type="string">
            <text:p>M30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97</text:p>
          </table:table-cell>
          <table:table-cell table:style-name="ce2" office:value-type="string" calcext:value-type="string">
            <text:p>303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98</text:p>
          </table:table-cell>
          <table:table-cell table:style-name="ce2" office:value-type="string" calcext:value-type="string">
            <text:p>M303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99</text:p>
          </table:table-cell>
          <table:table-cell table:style-name="ce2" office:value-type="string" calcext:value-type="string">
            <text:p>M30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6" calcext:value-type="date">
            <text:p>26/01/2017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194</text:p>
          </table:table-cell>
          <table:table-cell table:style-name="ce2" office:value-type="string" calcext:value-type="string">
            <text:p>MF43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2" calcext:value-type="date">
            <text:p>12/01/2017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424</text:p>
          </table:table-cell>
          <table:table-cell table:style-name="ce2" office:value-type="string" calcext:value-type="string">
            <text:p>M30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425</text:p>
          </table:table-cell>
          <table:table-cell table:style-name="ce2" office:value-type="string" calcext:value-type="string">
            <text:p>M3305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426</text:p>
          </table:table-cell>
          <table:table-cell table:style-name="ce2" office:value-type="string" calcext:value-type="string">
            <text:p>M30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427</text:p>
          </table:table-cell>
          <table:table-cell table:style-name="ce2" office:value-type="string" calcext:value-type="string">
            <text:p>M30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428</text:p>
          </table:table-cell>
          <table:table-cell table:style-name="ce2" office:value-type="string" calcext:value-type="string">
            <text:p>MF043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0" calcext:value-type="date">
            <text:p>30/01/2017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584</text:p>
          </table:table-cell>
          <table:table-cell table:style-name="ce2" office:value-type="string" calcext:value-type="string">
            <text:p>M04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586</text:p>
          </table:table-cell>
          <table:table-cell table:style-name="ce2" office:value-type="string" calcext:value-type="string">
            <text:p>M043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2678</text:p>
          </table:table-cell>
          <table:table-cell table:style-name="ce2" office:value-type="string" calcext:value-type="string">
            <text:p>M300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13" calcext:value-type="date">
            <text:p>13/01/2017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MC901004C32</text:p>
          </table:table-cell>
          <table:table-cell table:style-name="ce2" office:value-type="string" calcext:value-type="string">
            <text:p>Asociación Mexicana de Conta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063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1-27" calcext:value-type="date">
            <text:p>27/01/2016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BFM910826TW6</text:p>
          </table:table-cell>
          <table:table-cell table:style-name="ce2" office:value-type="string" calcext:value-type="string">
            <text:p>BRIDGESTONE DE MEXICO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8947</text:p>
          </table:table-cell>
          <table:table-cell table:style-name="ce2" office:value-type="string" calcext:value-type="string">
            <text:p>05322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6-09" calcext:value-type="date">
            <text:p>09/06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BME910201FBA</text:p>
          </table:table-cell>
          <table:table-cell table:style-name="ce2" office:value-type="string" calcext:value-type="string">
            <text:p>BANDAG DE MEXICO <text:s/>S A <text:s/>DE C 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9489</text:p>
          </table:table-cell>
          <table:table-cell table:style-name="ce2" office:value-type="string" calcext:value-type="string">
            <text:p>7331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01" calcext:value-type="date">
            <text:p>01/04/2016</text:p>
          </table:table-cell>
          <table:table-cell table:number-columns-repeated="2" table:style-name="ce4" office:value-type="date" office:date-value="2016-09-13" calcext:value-type="date">
            <text:p>13/09/2016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0820</text:p>
          </table:table-cell>
          <table:table-cell table:style-name="ce2" office:value-type="string" calcext:value-type="string">
            <text:p>732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12" calcext:value-type="date">
            <text:p>12/04/2016</text:p>
          </table:table-cell>
          <table:table-cell table:number-columns-repeated="2" table:style-name="ce4" office:value-type="date" office:date-value="2016-09-13" calcext:value-type="date">
            <text:p>13/09/2016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3182</text:p>
          </table:table-cell>
          <table:table-cell table:style-name="ce2" office:value-type="string" calcext:value-type="string">
            <text:p>7378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29" calcext:value-type="date">
            <text:p>29/04/2016</text:p>
          </table:table-cell>
          <table:table-cell table:number-columns-repeated="2" table:style-name="ce4" office:value-type="date" office:date-value="2016-06-28" calcext:value-type="date">
            <text:p>28/06/2016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5188</text:p>
          </table:table-cell>
          <table:table-cell table:style-name="ce2" office:value-type="string" calcext:value-type="string">
            <text:p>VALE1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8-31" calcext:value-type="date">
            <text:p>31/08/2016</text:p>
          </table:table-cell>
          <table:table-cell table:number-columns-repeated="2" table:style-name="ce4" office:value-type="date" office:date-value="2016-10-12" calcext:value-type="date">
            <text:p>12/10/2016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6852</text:p>
          </table:table-cell>
          <table:table-cell table:style-name="ce2" office:value-type="string" calcext:value-type="string">
            <text:p>VALE14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0" calcext:value-type="date">
            <text:p>10/09/2016</text:p>
          </table:table-cell>
          <table:table-cell table:number-columns-repeated="2" table:style-name="ce4" office:value-type="date" office:date-value="2016-10-22" calcext:value-type="date">
            <text:p>22/10/2016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7271</text:p>
          </table:table-cell>
          <table:table-cell table:style-name="ce2" office:value-type="string" calcext:value-type="string">
            <text:p>VALE 13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3" calcext:value-type="date">
            <text:p>13/09/2016</text:p>
          </table:table-cell>
          <table:table-cell table:number-columns-repeated="2" table:style-name="ce4" office:value-type="date" office:date-value="2016-10-25" calcext:value-type="date">
            <text:p>25/10/2016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6633</text:p>
          </table:table-cell>
          <table:table-cell table:style-name="ce2" office:value-type="string" calcext:value-type="string">
            <text:p>VALE1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05" calcext:value-type="date">
            <text:p>05/11/2016</text:p>
          </table:table-cell>
          <table:table-cell table:number-columns-repeated="2" table:style-name="ce4" office:value-type="date" office:date-value="2016-12-17" calcext:value-type="date">
            <text:p>17/12/2016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8296</text:p>
          </table:table-cell>
          <table:table-cell table:style-name="ce2" office:value-type="string" calcext:value-type="string">
            <text:p>VALE1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15" calcext:value-type="date">
            <text:p>15/11/2016</text:p>
          </table:table-cell>
          <table:table-cell table:number-columns-repeated="2" table:style-name="ce4" office:value-type="date" office:date-value="2016-12-27" calcext:value-type="date">
            <text:p>27/12/2016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0532</text:p>
          </table:table-cell>
          <table:table-cell table:style-name="ce2" office:value-type="string" calcext:value-type="string">
            <text:p>VALE 14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9" calcext:value-type="date">
            <text:p>29/11/2016</text:p>
          </table:table-cell>
          <table:table-cell table:number-columns-repeated="2" table:style-name="ce4" office:value-type="date" office:date-value="2017-01-10" calcext:value-type="date">
            <text:p>10/01/2017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1699</text:p>
          </table:table-cell>
          <table:table-cell table:style-name="ce2" office:value-type="string" calcext:value-type="string">
            <text:p>VALE14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5" calcext:value-type="date">
            <text:p>05/12/2016</text:p>
          </table:table-cell>
          <table:table-cell table:number-columns-repeated="2" table:style-name="ce4" office:value-type="date" office:date-value="2017-01-16" calcext:value-type="date">
            <text:p>16/01/2017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BNM840515VB1</text:p>
          </table:table-cell>
          <table:table-cell table:style-name="ce2" office:value-type="string" calcext:value-type="string">
            <text:p>BANCO NACIONAL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0</text:p>
          </table:table-cell>
          <table:table-cell table:style-name="ce2" office:value-type="string" calcext:value-type="string">
            <text:p>211216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1" calcext:value-type="date">
            <text:p>21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5444</text:p>
          </table:table-cell>
          <table:table-cell table:style-name="ce2" office:value-type="string" calcext:value-type="string">
            <text:p>211216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8" calcext:value-type="date">
            <text:p>28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AGF560610J18</text:p>
          </table:table-cell>
          <table:table-cell table:style-name="ce2" office:value-type="string" calcext:value-type="string">
            <text:p>CHAVEZ GONZALEZ FERNAN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3085</text:p>
          </table:table-cell>
          <table:table-cell table:style-name="ce2" office:value-type="string" calcext:value-type="string">
            <text:p>72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29" calcext:value-type="date">
            <text:p>29/04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AU810102226</text:p>
          </table:table-cell>
          <table:table-cell table:style-name="ce2" office:value-type="string" calcext:value-type="string">
            <text:p>CERMA AUTOMOTRIZ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3106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04" calcext:value-type="date">
            <text:p>04/05/2015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DE980324RH6</text:p>
          </table:table-cell>
          <table:table-cell table:style-name="ce2" office:value-type="string" calcext:value-type="string">
            <text:p>CAUCHOS Y DERIVADO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670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2" calcext:value-type="date">
            <text:p>02/12/2016</text:p>
          </table:table-cell>
          <table:table-cell table:number-columns-repeated="2" table:style-name="ce4" office:value-type="date" office:date-value="2016-12-28" calcext:value-type="date">
            <text:p>28/12/2016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43</text:p>
          </table:table-cell>
          <table:table-cell table:style-name="ce2" office:value-type="string" calcext:value-type="string">
            <text:p>34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972</text:p>
          </table:table-cell>
          <table:table-cell table:style-name="ce2" office:value-type="string" calcext:value-type="string">
            <text:p>35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491.95" calcext:value-type="float">
            <text:p>3,491.9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231.31" calcext:value-type="float">
            <text:p>4,231.3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723.26" calcext:value-type="float">
            <text:p>7,723.2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354</text:p>
          </table:table-cell>
          <table:table-cell table:style-name="ce2" office:value-type="string" calcext:value-type="string">
            <text:p>17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9" calcext:value-type="date">
            <text:p>09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0" calcext:value-type="date">
            <text:p>10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3" calcext:value-type="date">
            <text:p>13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4066</text:p>
          </table:table-cell>
          <table:table-cell table:style-name="ce2" office:value-type="string" calcext:value-type="string">
            <text:p>17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5052</text:p>
          </table:table-cell>
          <table:table-cell table:style-name="ce2" office:value-type="string" calcext:value-type="string">
            <text:p>174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7" calcext:value-type="date">
            <text:p>27/12/2016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83</text:p>
          </table:table-cell>
          <table:table-cell table:style-name="ce2" office:value-type="string" calcext:value-type="string">
            <text:p>179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92</text:p>
          </table:table-cell>
          <table:table-cell table:style-name="ce2" office:value-type="string" calcext:value-type="string">
            <text:p>179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94</text:p>
          </table:table-cell>
          <table:table-cell table:style-name="ce2" office:value-type="string" calcext:value-type="string">
            <text:p>17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95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97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27</text:p>
          </table:table-cell>
          <table:table-cell table:style-name="ce2" office:value-type="string" calcext:value-type="string">
            <text:p>18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4554.74" calcext:value-type="float">
            <text:p>4,554.74</text:p>
          </table:table-cell>
          <table:table-cell table:style-name="ce3" office:value-type="float" office:value="9704.88" calcext:value-type="float">
            <text:p>9,704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1616.9" calcext:value-type="float">
            <text:p>21,616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5876.52" calcext:value-type="float">
            <text:p>35,876.5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GA010307N18</text:p>
          </table:table-cell>
          <table:table-cell table:style-name="ce2" office:value-type="string" calcext:value-type="string">
            <text:p>CENTRO GASOLINERO ANIMAS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3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04" calcext:value-type="date">
            <text:p>04/08/2016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2847</text:p>
          </table:table-cell>
          <table:table-cell table:style-name="ce2" office:value-type="string" calcext:value-type="string">
            <text:p>SFC1539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0-14" calcext:value-type="date">
            <text:p>14/10/2016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0</text:p>
          </table:table-cell>
          <table:table-cell table:style-name="ce2" office:value-type="string" calcext:value-type="string">
            <text:p>5123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23</text:p>
          </table:table-cell>
          <table:table-cell table:style-name="ce2" office:value-type="string" calcext:value-type="string">
            <text:p>5127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4778.02" calcext:value-type="float">
            <text:p>4,778.02</text:p>
          </table:table-cell>
          <table:table-cell table:style-name="ce3" office:value-type="float" office:value="2602.35" calcext:value-type="float">
            <text:p>2,60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380.37" calcext:value-type="float">
            <text:p>7,380.3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PT7605187A0</text:p>
          </table:table-cell>
          <table:table-cell table:style-name="ce2" office:value-type="string" calcext:value-type="string">
            <text:p>CENTRAL DE PARTES Y TANDEM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390</text:p>
          </table:table-cell>
          <table:table-cell table:style-name="ce2" office:value-type="string" calcext:value-type="string">
            <text:p>2083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0" calcext:value-type="date">
            <text:p>10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4685</text:p>
          </table:table-cell>
          <table:table-cell table:style-name="ce2" office:value-type="string" calcext:value-type="string">
            <text:p>208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2" calcext:value-type="date">
            <text:p>12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4686</text:p>
          </table:table-cell>
          <table:table-cell table:style-name="ce2" office:value-type="string" calcext:value-type="string">
            <text:p>208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2" calcext:value-type="date">
            <text:p>12/05/2016</text:p>
          </table:table-cell>
          <table:table-cell table:number-columns-repeated="2"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03</text:p>
          </table:table-cell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571</text:p>
          </table:table-cell>
          <table:table-cell table:style-name="ce2" office:value-type="string" calcext:value-type="string">
            <text:p>2607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708</text:p>
          </table:table-cell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272</text:p>
          </table:table-cell>
          <table:table-cell table:style-name="ce2" office:value-type="string" calcext:value-type="string">
            <text:p>CPT2645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6" calcext:value-type="date">
            <text:p>26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274</text:p>
          </table:table-cell>
          <table:table-cell table:style-name="ce2" office:value-type="string" calcext:value-type="string">
            <text:p>CPT263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6" calcext:value-type="date">
            <text:p>26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5592.36" calcext:value-type="float">
            <text:p>5,592.36</text:p>
          </table:table-cell>
          <table:table-cell table:style-name="ce3" office:value-type="float" office:value="6934.48" calcext:value-type="float">
            <text:p>6,934.48</text:p>
          </table:table-cell>
          <table:table-cell table:style-name="ce3" office:value-type="float" office:value="3295.56" calcext:value-type="float">
            <text:p>3,295.5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5822.4" calcext:value-type="float">
            <text:p>15,822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RA130717JE6</text:p>
          </table:table-cell>
          <table:table-cell table:style-name="ce2" office:value-type="string" calcext:value-type="string">
            <text:p>CAMIONES REPUESTOS Y ACCESORI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51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5" calcext:value-type="date">
            <text:p>25/07/2016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RA150304588</text:p>
          </table:table-cell>
          <table:table-cell table:style-name="ce2" office:value-type="string" calcext:value-type="string">
            <text:p>COMERCIALIZADORA DE REFACCION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10</text:p>
          </table:table-cell>
          <table:table-cell table:style-name="ce2" office:value-type="string" calcext:value-type="string">
            <text:p>0064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RU910320MK8</text:p>
          </table:table-cell>
          <table:table-cell table:style-name="ce2" office:value-type="string" calcext:value-type="string">
            <text:p>CONSORCIO RED UNO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561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561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561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30" calcext:value-type="date">
            <text:p>30/11/2016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TP760518001</text:p>
          </table:table-cell>
          <table:table-cell table:style-name="ce2" office:value-type="string" calcext:value-type="string">
            <text:p>NO USAR CENTRAL DE PARTES Y T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1890</text:p>
          </table:table-cell>
          <table:table-cell table:style-name="ce2" office:value-type="string" calcext:value-type="string">
            <text:p>2CCD128C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4-01-24" calcext:value-type="date">
            <text:p>24/01/2014</text:p>
          </table:table-cell>
          <table:table-cell table:number-columns-repeated="2" table:style-name="ce4" office:value-type="date" office:date-value="2014-02-23" calcext:value-type="date">
            <text:p>23/02/2014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ED790619I60</text:p>
          </table:table-cell>
          <table:table-cell table:style-name="ce2" office:value-type="string" calcext:value-type="string">
            <text:p>DOFISCAL EDITORE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679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2-30" calcext:value-type="date">
            <text:p>30/12/2015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EL650429C76</text:p>
          </table:table-cell>
          <table:table-cell table:style-name="ce2" office:value-type="string" calcext:value-type="string">
            <text:p>DISTRIBUIDORA ELDOR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804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15" calcext:value-type="date">
            <text:p>15/12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6" calcext:value-type="date">
            <text:p>26/11/2016</text:p>
          </table:table-cell>
          <table:table-cell table:number-columns-repeated="2" table:style-name="ce4" office:value-type="date" office:date-value="2017-01-19" calcext:value-type="date">
            <text:p>19/01/2017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8731</text:p>
          </table:table-cell>
          <table:table-cell table:style-name="ce2" office:value-type="string" calcext:value-type="string">
            <text:p>3589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7" calcext:value-type="date">
            <text:p>17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6290.68" calcext:value-type="float">
            <text:p>6,290.68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87.32" calcext:value-type="float">
            <text:p>7,687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MV120327QH2</text:p>
          </table:table-cell>
          <table:table-cell table:style-name="ce2" office:value-type="string" calcext:value-type="string">
            <text:p>DIXFLO MULTISERVICIOS VALVULA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40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2" calcext:value-type="date">
            <text:p>22/12/2016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PJ001122MA2</text:p>
          </table:table-cell>
          <table:table-cell table:style-name="ce2" office:value-type="string" calcext:value-type="string">
            <text:p>DISTRIBUIDORA PJ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804</text:p>
          </table:table-cell>
          <table:table-cell table:style-name="ce2" office:value-type="string" calcext:value-type="string">
            <text:p>2002738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05</text:p>
          </table:table-cell>
          <table:table-cell table:style-name="ce2" office:value-type="string" calcext:value-type="string">
            <text:p>2002738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06</text:p>
          </table:table-cell>
          <table:table-cell table:style-name="ce2" office:value-type="string" calcext:value-type="string">
            <text:p>200273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07</text:p>
          </table:table-cell>
          <table:table-cell table:style-name="ce2" office:value-type="string" calcext:value-type="string">
            <text:p>2002738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08</text:p>
          </table:table-cell>
          <table:table-cell table:style-name="ce2" office:value-type="string" calcext:value-type="string">
            <text:p>200273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09</text:p>
          </table:table-cell>
          <table:table-cell table:style-name="ce2" office:value-type="string" calcext:value-type="string">
            <text:p>2002739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UGL780817HY9</text:p>
          </table:table-cell>
          <table:table-cell table:style-name="ce2" office:value-type="string" calcext:value-type="string">
            <text:p>DURAN GARCIA LAU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822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6-27" calcext:value-type="date">
            <text:p>27/06/2014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58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14" calcext:value-type="date">
            <text:p>14/12/2016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5" calcext:value-type="date">
            <text:p>25/01/2017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ESO100211V84</text:p>
          </table:table-cell>
          <table:table-cell table:style-name="ce2" office:value-type="string" calcext:value-type="string">
            <text:p>ENERGETICOS Y SERVICIOS OCOZO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209</text:p>
          </table:table-cell>
          <table:table-cell table:style-name="ce2" office:value-type="string" calcext:value-type="string">
            <text:p>A694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02" calcext:value-type="date">
            <text:p>02/01/2017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EXP6812035X3</text:p>
          </table:table-cell>
          <table:table-cell table:style-name="ce2" office:value-type="string" calcext:value-type="string">
            <text:p>EXPANSION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01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2-25" calcext:value-type="date">
            <text:p>25/02/2016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FDE1104275Q8</text:p>
          </table:table-cell>
          <table:table-cell table:style-name="ce2" office:value-type="string" calcext:value-type="string">
            <text:p>THE FIVE DECISION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79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2" table:style-name="ce4" office:value-type="date" office:date-value="2014-03-24" calcext:value-type="date">
            <text:p>24/03/2014</text:p>
          </table:table-cell>
          <table:table-cell table:style-name="ce4" office:value-type="date" office:date-value="2014-03-25" calcext:value-type="date">
            <text:p>25/03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FMA8906197Y5</text:p>
          </table:table-cell>
          <table:table-cell table:style-name="ce2" office:value-type="string" calcext:value-type="string">
            <text:p>FRENOS Y MANGUERAS AUTOMOTRIC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44</text:p>
          </table:table-cell>
          <table:table-cell table:style-name="ce2" office:value-type="string" calcext:value-type="string">
            <text:p>107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745</text:p>
          </table:table-cell>
          <table:table-cell table:style-name="ce2" office:value-type="string" calcext:value-type="string">
            <text:p>1072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FOL990813KA8</text:p>
          </table:table-cell>
          <table:table-cell table:style-name="ce2" office:value-type="string" calcext:value-type="string">
            <text:p>FERRETERIA OLMEC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24</text:p>
          </table:table-cell>
          <table:table-cell table:style-name="ce2" office:value-type="string" calcext:value-type="string">
            <text:p>FE242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4" calcext:value-type="date">
            <text:p>24/01/2017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AJA830408II1</text:p>
          </table:table-cell>
          <table:table-cell table:style-name="ce2" office:value-type="string" calcext:value-type="string">
            <text:p>ARNULFO GARCIA JUA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521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3" calcext:value-type="date">
            <text:p>23/01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6" calcext:value-type="date">
            <text:p>26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00</text:p>
          </table:table-cell>
          <table:table-cell table:style-name="ce2" office:value-type="string" calcext:value-type="string">
            <text:p>165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02</text:p>
          </table:table-cell>
          <table:table-cell table:style-name="ce2" office:value-type="string" calcext:value-type="string">
            <text:p>1659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28</text:p>
          </table:table-cell>
          <table:table-cell table:style-name="ce2" office:value-type="string" calcext:value-type="string">
            <text:p>166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2367.12" calcext:value-type="float">
            <text:p>22,367.12</text:p>
          </table:table-cell>
          <table:table-cell table:style-name="ce3" office:value-type="float" office:value="9918.92" calcext:value-type="float">
            <text:p>9,918.9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2286.04" calcext:value-type="float">
            <text:p>32,286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CI031101UR2</text:p>
          </table:table-cell>
          <table:table-cell table:style-name="ce2" office:value-type="string" calcext:value-type="string">
            <text:p>GUANTES Y CALZADO INDUSTRIAL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655</text:p>
          </table:table-cell>
          <table:table-cell table:style-name="ce2" office:value-type="string" calcext:value-type="string">
            <text:p>FA54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3-01" calcext:value-type="date">
            <text:p>01/03/2016</text:p>
          </table:table-cell>
          <table:table-cell table:number-columns-repeated="2" table:style-name="ce4" office:value-type="date" office:date-value="2016-03-21" calcext:value-type="date">
            <text:p>21/03/2016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1057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14" calcext:value-type="date">
            <text:p>14/04/2016</text:p>
          </table:table-cell>
          <table:table-cell table:number-columns-repeated="2" table:style-name="ce4" office:value-type="date" office:date-value="2016-12-19" calcext:value-type="date">
            <text:p>19/12/2016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43291</text:p>
          </table:table-cell>
          <table:table-cell table:style-name="ce2" office:value-type="string" calcext:value-type="string">
            <text:p>FA57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4-30" calcext:value-type="date">
            <text:p>30/04/2016</text:p>
          </table:table-cell>
          <table:table-cell table:number-columns-repeated="2" table:style-name="ce4" office:value-type="date" office:date-value="2016-05-20" calcext:value-type="date">
            <text:p>20/05/2016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FE9707075U3</text:p>
          </table:table-cell>
          <table:table-cell table:style-name="ce2" office:value-type="string" calcext:value-type="string">
            <text:p>GRUPO FERCHE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04" calcext:value-type="date">
            <text:p>04/08/2016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522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19" calcext:value-type="date">
            <text:p>19/08/2016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6548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8-31" calcext:value-type="date">
            <text:p>31/08/2016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185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06" calcext:value-type="date">
            <text:p>06/12/2016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34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05" calcext:value-type="date">
            <text:p>05/12/2016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HE081229TSA</text:p>
          </table:table-cell>
          <table:table-cell table:style-name="ce2" office:value-type="string" calcext:value-type="string">
            <text:p>GTS HERRAMIENTAS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3267</text:p>
          </table:table-cell>
          <table:table-cell table:style-name="ce2" office:value-type="string" calcext:value-type="string">
            <text:p>04641a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2-05" calcext:value-type="date">
            <text:p>05/02/2014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191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1-07" calcext:value-type="date">
            <text:p>07/01/2016</text:p>
          </table:table-cell>
          <table:table-cell table:number-columns-repeated="2" table:style-name="ce4" office:value-type="date" office:date-value="2016-01-22" calcext:value-type="date">
            <text:p>22/01/2016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31" calcext:value-type="date">
            <text:p>31/01/2017</text:p>
          </table:table-cell>
          <table:table-cell table:number-columns-repeated="2" table:style-name="ce4" office:value-type="date" office:date-value="2017-02-08" calcext:value-type="date">
            <text:p>08/02/2017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PROVEEDOR GLOBA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03064</text:p>
          </table:table-cell>
          <table:table-cell table:style-name="ce2" office:value-type="string" calcext:value-type="string">
            <text:p>010820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3-01-08" calcext:value-type="date">
            <text:p>08/01/201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OGJ42061855A</text:p>
          </table:table-cell>
          <table:table-cell table:style-name="ce2" office:value-type="string" calcext:value-type="string">
            <text:p>JESÚS GÓMEZ GALLAR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110</text:p>
          </table:table-cell>
          <table:table-cell table:style-name="ce2" office:value-type="string" calcext:value-type="string">
            <text:p>44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06" calcext:value-type="date">
            <text:p>06/05/2016</text:p>
          </table:table-cell>
          <table:table-cell table:number-columns-repeated="2" table:style-name="ce4" office:value-type="date" office:date-value="2016-05-17" calcext:value-type="date">
            <text:p>17/05/2016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05" calcext:value-type="date">
            <text:p>05/01/2017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OHV780205Q85</text:p>
          </table:table-cell>
          <table:table-cell table:style-name="ce2" office:value-type="string" calcext:value-type="string">
            <text:p>VICTOR ALEJANDRO GOMEZ HERNAN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6557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8-19" calcext:value-type="date">
            <text:p>19/08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GPE000530DG6</text:p>
          </table:table-cell>
          <table:table-cell table:style-name="ce2" office:value-type="string" calcext:value-type="string">
            <text:p>GASOLINERA PEREDA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2</text:p>
          </table:table-cell>
          <table:table-cell table:style-name="ce2" office:value-type="string" calcext:value-type="string">
            <text:p>C317</text:p>
          </table:table-cell>
          <table:table-cell table:style-name="ce2"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4" office:value-type="date" office:date-value="2017-02-08" calcext:value-type="date">
            <text:p>08/02/2017</text:p>
          </table:table-cell>
          <table:table-cell/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03" calcext:value-type="date">
            <text:p>03/02/2017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03" calcext:value-type="date">
            <text:p>03/02/2017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HCO881215LY1</text:p>
          </table:table-cell>
          <table:table-cell table:style-name="ce2" office:value-type="string" calcext:value-type="string">
            <text:p>HOTELES COLONIAL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701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6-09" calcext:value-type="date">
            <text:p>09/06/2015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HEGM6606193W6</text:p>
          </table:table-cell>
          <table:table-cell table:style-name="ce2" office:value-type="string" calcext:value-type="string">
            <text:p>HERNANDEZ GARCIA MARIO ALBERT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040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17" calcext:value-type="date">
            <text:p>17/12/2014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HMO650310GK4</text:p>
          </table:table-cell>
          <table:table-cell table:style-name="ce2" office:value-type="string" calcext:value-type="string">
            <text:p>HOTEL MONTERREY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88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0-02" calcext:value-type="date">
            <text:p>02/10/2015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ICE940411LZ4</text:p>
          </table:table-cell>
          <table:table-cell table:style-name="ce2" office:value-type="string" calcext:value-type="string">
            <text:p>INGENIERIA Y COMERCIALIZACIO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792</text:p>
          </table:table-cell>
          <table:table-cell table:style-name="ce2" office:value-type="string" calcext:value-type="string">
            <text:p>32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06" calcext:value-type="date">
            <text:p>06/12/2016</text:p>
          </table:table-cell>
          <table:table-cell table:number-columns-repeated="2" table:style-name="ce4" office:value-type="date" office:date-value="2017-02-01" calcext:value-type="date">
            <text:p>01/02/2017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ICR920210IA1</text:p>
          </table:table-cell>
          <table:table-cell table:style-name="ce2" office:value-type="string" calcext:value-type="string">
            <text:p>IMPORTADORA Y COMERCIALIZADO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859</text:p>
          </table:table-cell>
          <table:table-cell table:style-name="ce2" office:value-type="string" calcext:value-type="string">
            <text:p>RP95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9" calcext:value-type="date">
            <text:p>29/12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6124</text:p>
          </table:table-cell>
          <table:table-cell table:style-name="ce2" office:value-type="string" calcext:value-type="string">
            <text:p>AEA1083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26" calcext:value-type="date">
            <text:p>26/08/2015</text:p>
          </table:table-cell>
          <table:table-cell table:number-columns-repeated="2" table:style-name="ce4" office:value-type="date" office:date-value="2015-09-25" calcext:value-type="date">
            <text:p>25/09/2015</text:p>
          </table:table-cell>
          <table:table-cell table:style-name="ce7" office:value-type="float" office:value="18430.08" calcext:value-type="float">
            <text:p>18,430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8430.08" calcext:value-type="float">
            <text:p>18,430.0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1-31" calcext:value-type="date">
            <text:p>31/01/2017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72</text:p>
          </table:table-cell>
          <table:table-cell table:style-name="ce2" office:value-type="string" calcext:value-type="string">
            <text:p>1453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73</text:p>
          </table:table-cell>
          <table:table-cell table:style-name="ce2" office:value-type="string" calcext:value-type="string">
            <text:p>1453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81</text:p>
          </table:table-cell>
          <table:table-cell table:style-name="ce2" office:value-type="string" calcext:value-type="string">
            <text:p>145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5" calcext:value-type="date">
            <text:p>05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382</text:p>
          </table:table-cell>
          <table:table-cell table:style-name="ce2" office:value-type="string" calcext:value-type="string">
            <text:p>145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5" calcext:value-type="date">
            <text:p>05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06</text:p>
          </table:table-cell>
          <table:table-cell table:style-name="ce2" office:value-type="string" calcext:value-type="string">
            <text:p>1455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581</text:p>
          </table:table-cell>
          <table:table-cell table:style-name="ce2" office:value-type="string" calcext:value-type="string">
            <text:p>145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980</text:p>
          </table:table-cell>
          <table:table-cell table:style-name="ce2" office:value-type="string" calcext:value-type="string">
            <text:p>1459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3" calcext:value-type="date">
            <text:p>13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981</text:p>
          </table:table-cell>
          <table:table-cell table:style-name="ce2" office:value-type="string" calcext:value-type="string">
            <text:p>1459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3" calcext:value-type="date">
            <text:p>13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990</text:p>
          </table:table-cell>
          <table:table-cell table:style-name="ce2" office:value-type="string" calcext:value-type="string">
            <text:p>AEA146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9620.37" calcext:value-type="float">
            <text:p>19,620.37</text:p>
          </table:table-cell>
          <table:table-cell table:style-name="ce3" office:value-type="float" office:value="75979.91" calcext:value-type="float">
            <text:p>75,979.91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4521.52" calcext:value-type="float">
            <text:p>114,521.5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ISD950921HE5</text:p>
          </table:table-cell>
          <table:table-cell table:style-name="ce2" office:value-type="string" calcext:value-type="string">
            <text:p>I + D MEXICO <text:s/>S. 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7115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9-23" calcext:value-type="date">
            <text:p>23/09/2016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LAHL570616MI9</text:p>
          </table:table-cell>
          <table:table-cell table:style-name="ce2" office:value-type="string" calcext:value-type="string">
            <text:p>LARRAGAÑA HUERTA LETI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73</text:p>
          </table:table-cell>
          <table:table-cell table:style-name="ce2" office:value-type="string" calcext:value-type="string">
            <text:p>681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1" calcext:value-type="date">
            <text:p>11/01/2017</text:p>
          </table:table-cell>
          <table:table-cell table:number-columns-repeated="2" table:style-name="ce4" office:value-type="date" office:date-value="2017-02-06" calcext:value-type="date">
            <text:p>06/02/2017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LOSF550420CD9</text:p>
          </table:table-cell>
          <table:table-cell table:style-name="ce2" office:value-type="string" calcext:value-type="string">
            <text:p>FEDERICO LOBATO SANCH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542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24" calcext:value-type="date">
            <text:p>24/02/2015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AC010808MG5</text:p>
          </table:table-cell>
          <table:table-cell table:style-name="ce2" office:value-type="string" calcext:value-type="string">
            <text:p>MACROLAB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385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5-16" calcext:value-type="date">
            <text:p>16/05/2014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AGM56072921A</text:p>
          </table:table-cell>
          <table:table-cell table:style-name="ce2" office:value-type="string" calcext:value-type="string">
            <text:p>MARTHA MARTINEZ GONZAL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769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5-11" calcext:value-type="date">
            <text:p>11/05/2016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AMM780402K53</text:p>
          </table:table-cell>
          <table:table-cell table:style-name="ce2" office:value-type="string" calcext:value-type="string">
            <text:p>MAYRA GABRIELA MARTINEZ MELGO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624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3" calcext:value-type="date">
            <text:p>23/01/2017</text:p>
          </table:table-cell>
          <table:table-cell table:number-columns-repeated="2" table:style-name="ce4" office:value-type="date" office:date-value="2017-02-06" calcext:value-type="date">
            <text:p>06/02/2017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625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07" calcext:value-type="date">
            <text:p>07/02/2017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EOG64702298BA</text:p>
          </table:table-cell>
          <table:table-cell table:style-name="ce2" office:value-type="string" calcext:value-type="string">
            <text:p>(NO USAR) GUADALUPE GABRIELA M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225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4-27" calcext:value-type="date">
            <text:p>27/04/2015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HV850101KH6</text:p>
          </table:table-cell>
          <table:table-cell table:style-name="ce2" office:value-type="string" calcext:value-type="string">
            <text:p>MUNICIPIO DE HUILOAPAN DE CUA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22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2-09" calcext:value-type="date">
            <text:p>09/02/2016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3424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2-23" calcext:value-type="date">
            <text:p>23/02/2016</text:p>
          </table:table-cell>
          <table:table-cell table:number-columns-repeated="2" table:style-name="ce4" office:value-type="date" office:date-value="2016-02-24" calcext:value-type="date">
            <text:p>24/02/2016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ITM7002081C2</text:p>
          </table:table-cell>
          <table:table-cell table:style-name="ce2" office:value-type="string" calcext:value-type="string">
            <text:p>MONSERRAT BERENICE MIRANDA TOR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42</text:p>
          </table:table-cell>
          <table:table-cell table:style-name="ce2" office:value-type="string" calcext:value-type="string">
            <text:p>A86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24" calcext:value-type="date">
            <text:p>24/01/2017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1-28" calcext:value-type="date">
            <text:p>28/11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OVL5210199F6</text:p>
          </table:table-cell>
          <table:table-cell table:style-name="ce2" office:value-type="string" calcext:value-type="string">
            <text:p>MOYADO DEL VALLE LAURA GUADAL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6</text:p>
          </table:table-cell>
          <table:table-cell table:style-name="ce2" office:value-type="string" calcext:value-type="string">
            <text:p>1760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31</text:p>
          </table:table-cell>
          <table:table-cell table:style-name="ce2" office:value-type="string" calcext:value-type="string">
            <text:p>176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46</text:p>
          </table:table-cell>
          <table:table-cell table:style-name="ce2" office:value-type="string" calcext:value-type="string">
            <text:p>AA178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47</text:p>
          </table:table-cell>
          <table:table-cell table:style-name="ce2" office:value-type="string" calcext:value-type="string">
            <text:p>AA1785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49</text:p>
          </table:table-cell>
          <table:table-cell table:style-name="ce2" office:value-type="string" calcext:value-type="string">
            <text:p>AA178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50</text:p>
          </table:table-cell>
          <table:table-cell table:style-name="ce2" office:value-type="string" calcext:value-type="string">
            <text:p>AA178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0" calcext:value-type="date">
            <text:p>20/01/2017</text:p>
          </table:table-cell>
          <table:table-cell table:number-columns-repeated="2"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989</text:p>
          </table:table-cell>
          <table:table-cell table:style-name="ce2" office:value-type="string" calcext:value-type="string">
            <text:p>AA 179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4" calcext:value-type="date">
            <text:p>24/01/2017</text:p>
          </table:table-cell>
          <table:table-cell table:number-columns-repeated="2"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399.94" calcext:value-type="float">
            <text:p>5,399.94</text:p>
          </table:table-cell>
          <table:table-cell table:style-name="ce3" office:value-type="float" office:value="7992.67" calcext:value-type="float">
            <text:p>7,992.6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392.61" calcext:value-type="float">
            <text:p>13,392.6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TE440316E54</text:p>
          </table:table-cell>
          <table:table-cell table:style-name="ce2" office:value-type="string" calcext:value-type="string">
            <text:p>MAPFRE TEPEYAC,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527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1-19" calcext:value-type="date">
            <text:p>19/11/2014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08025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2-30" calcext:value-type="date">
            <text:p>30/12/2014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MTG990517NV0</text:p>
          </table:table-cell>
          <table:table-cell table:style-name="ce2" office:value-type="string" calcext:value-type="string">
            <text:p>MUELLES Y TRACTOPARTES DEL GO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117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9-28" calcext:value-type="date">
            <text:p>28/09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NDI9907276D7</text:p>
          </table:table-cell>
          <table:table-cell table:style-name="ce2" office:value-type="string" calcext:value-type="string">
            <text:p>NIVEL DIEZ S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2139</text:p>
          </table:table-cell>
          <table:table-cell table:style-name="ce2" office:value-type="string" calcext:value-type="string">
            <text:p>10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10-01" calcext:value-type="date">
            <text:p>01/10/2015</text:p>
          </table:table-cell>
          <table:table-cell table:number-columns-repeated="2" table:style-name="ce4" office:value-type="date" office:date-value="2016-07-05" calcext:value-type="date">
            <text:p>05/07/2016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NWM9709244W4</text:p>
          </table:table-cell>
          <table:table-cell table:style-name="ce2" office:value-type="string" calcext:value-type="string">
            <text:p>NUEVA WAL MART DE MEXICO, S.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520</text:p>
          </table:table-cell>
          <table:table-cell table:style-name="ce2" office:value-type="string" calcext:value-type="string">
            <text:p>EE7491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13" calcext:value-type="date">
            <text:p>13/05/2015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449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0-06" calcext:value-type="date">
            <text:p>06/10/2016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ODM950324V2A</text:p>
          </table:table-cell>
          <table:table-cell table:style-name="ce2" office:value-type="string" calcext:value-type="string">
            <text:p>OFFICE DEPOT DE MEXICO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5</text:p>
          </table:table-cell>
          <table:table-cell table:style-name="ce2" office:value-type="string" calcext:value-type="string">
            <text:p>642187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2-01" calcext:value-type="date">
            <text:p>01/02/2017</text:p>
          </table:table-cell>
          <table:table-cell table:number-columns-repeated="2" table:style-name="ce4" office:value-type="date" office:date-value="2017-02-09" calcext:value-type="date">
            <text:p>09/02/2017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12" calcext:value-type="date">
            <text:p>12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5</text:p>
          </table:table-cell>
          <table:table-cell table:style-name="ce2" office:value-type="string" calcext:value-type="string">
            <text:p>5186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6</text:p>
          </table:table-cell>
          <table:table-cell table:style-name="ce2" office:value-type="string" calcext:value-type="string">
            <text:p>5186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7</text:p>
          </table:table-cell>
          <table:table-cell table:style-name="ce2" office:value-type="string" calcext:value-type="string">
            <text:p>5186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8</text:p>
          </table:table-cell>
          <table:table-cell table:style-name="ce2" office:value-type="string" calcext:value-type="string">
            <text:p>5186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19</text:p>
          </table:table-cell>
          <table:table-cell table:style-name="ce2" office:value-type="string" calcext:value-type="string">
            <text:p>5187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20</text:p>
          </table:table-cell>
          <table:table-cell table:style-name="ce2" office:value-type="string" calcext:value-type="string">
            <text:p>5187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8070</text:p>
          </table:table-cell>
          <table:table-cell table:style-name="ce2" office:value-type="string" calcext:value-type="string">
            <text:p>A5201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4" calcext:value-type="date">
            <text:p>14/01/2017</text:p>
          </table:table-cell>
          <table:table-cell table:number-columns-repeated="2" table:style-name="ce4" office:value-type="date" office:date-value="2017-02-13" calcext:value-type="date">
            <text:p>13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393</text:p>
          </table:table-cell>
          <table:table-cell table:style-name="ce2" office:value-type="string" calcext:value-type="string">
            <text:p>A5221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1" calcext:value-type="date">
            <text:p>21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408</text:p>
          </table:table-cell>
          <table:table-cell table:style-name="ce2" office:value-type="string" calcext:value-type="string">
            <text:p>A5221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1" calcext:value-type="date">
            <text:p>21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301.52" calcext:value-type="float">
            <text:p>1,301.52</text:p>
          </table:table-cell>
          <table:table-cell table:style-name="ce3" office:value-type="float" office:value="6591.12" calcext:value-type="float">
            <text:p>6,591.12</text:p>
          </table:table-cell>
          <table:table-cell table:style-name="ce3" office:value-type="float" office:value="2742.24" calcext:value-type="float">
            <text:p>2,742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0634.88" calcext:value-type="float">
            <text:p>10,634.8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BO690118TV9</text:p>
          </table:table-cell>
          <table:table-cell table:style-name="ce2" office:value-type="string" calcext:value-type="string">
            <text:p>PATRONATO DE BOMBEROS DE ORIZ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4657</text:p>
          </table:table-cell>
          <table:table-cell table:style-name="ce2" office:value-type="string" calcext:value-type="string">
            <text:p>6f13c24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11-14" calcext:value-type="date">
            <text:p>14/11/2014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CE9104014L7</text:p>
          </table:table-cell>
          <table:table-cell table:style-name="ce2" office:value-type="string" calcext:value-type="string">
            <text:p>PROLIMP DEL CENTR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99</text:p>
          </table:table-cell>
          <table:table-cell table:style-name="ce2" office:value-type="string" calcext:value-type="string">
            <text:p>7920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6" calcext:value-type="date">
            <text:p>06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1-25" calcext:value-type="date">
            <text:p>25/01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04" calcext:value-type="date">
            <text:p>04/02/2017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ME960701GG0</text:p>
          </table:table-cell>
          <table:table-cell table:style-name="ce2" office:value-type="string" calcext:value-type="string">
            <text:p>PRAXAIR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4439</text:p>
          </table:table-cell>
          <table:table-cell table:style-name="ce2" office:value-type="string" calcext:value-type="string">
            <text:p>F780A98A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2-17" calcext:value-type="date">
            <text:p>17/02/2014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050312</text:p>
          </table:table-cell>
          <table:table-cell table:style-name="ce2" office:value-type="string" calcext:value-type="string">
            <text:p>C701E23B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4-14" calcext:value-type="date">
            <text:p>14/04/2014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MR140116AA0</text:p>
          </table:table-cell>
          <table:table-cell table:style-name="ce2" office:value-type="string" calcext:value-type="string">
            <text:p>PROVEEDOR MAYORISTA AL REFACC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84</text:p>
          </table:table-cell>
          <table:table-cell table:style-name="ce2" office:value-type="string" calcext:value-type="string">
            <text:p>33389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85</text:p>
          </table:table-cell>
          <table:table-cell table:style-name="ce2" office:value-type="string" calcext:value-type="string">
            <text:p>3339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86</text:p>
          </table:table-cell>
          <table:table-cell table:style-name="ce2" office:value-type="string" calcext:value-type="string">
            <text:p>3339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45</text:p>
          </table:table-cell>
          <table:table-cell table:style-name="ce2" office:value-type="string" calcext:value-type="string">
            <text:p>COR3411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47</text:p>
          </table:table-cell>
          <table:table-cell table:style-name="ce2" office:value-type="string" calcext:value-type="string">
            <text:p>COR34112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49</text:p>
          </table:table-cell>
          <table:table-cell table:style-name="ce2" office:value-type="string" calcext:value-type="string">
            <text:p>COR34111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90652</text:p>
          </table:table-cell>
          <table:table-cell table:style-name="ce2" office:value-type="string" calcext:value-type="string">
            <text:p>COR34111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7" calcext:value-type="date">
            <text:p>27/01/2017</text:p>
          </table:table-cell>
          <table:table-cell table:number-columns-repeated="2"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971.1" calcext:value-type="float">
            <text:p>9,971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034.51" calcext:value-type="float">
            <text:p>13,034.5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3005.61" calcext:value-type="float">
            <text:p>23,005.6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NE880528D91</text:p>
          </table:table-cell>
          <table:table-cell table:style-name="ce2" office:value-type="string" calcext:value-type="string">
            <text:p>PROPULSION NEUMATICA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582</text:p>
          </table:table-cell>
          <table:table-cell table:style-name="ce2" office:value-type="string" calcext:value-type="string">
            <text:p>200907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9" calcext:value-type="date">
            <text:p>29/12/2016</text:p>
          </table:table-cell>
          <table:table-cell table:number-columns-repeated="2" table:style-name="ce4" office:value-type="date" office:date-value="2017-01-26" calcext:value-type="date">
            <text:p>26/01/2017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2-02" calcext:value-type="date">
            <text:p>02/02/2017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AGS6509217P3</text:p>
          </table:table-cell>
          <table:table-cell table:style-name="ce2" office:value-type="string" calcext:value-type="string">
            <text:p>SERGIO RAMOS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415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5-10" calcext:value-type="date">
            <text:p>10/05/2016</text:p>
          </table:table-cell>
          <table:table-cell table:number-columns-repeated="2" table:style-name="ce4" office:value-type="date" office:date-value="2016-05-31" calcext:value-type="date">
            <text:p>31/05/2016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10</text:p>
          </table:table-cell>
          <table:table-cell table:style-name="ce2" office:value-type="string" calcext:value-type="string">
            <text:p>1087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11</text:p>
          </table:table-cell>
          <table:table-cell table:style-name="ce2" office:value-type="string" calcext:value-type="string">
            <text:p>109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12</text:p>
          </table:table-cell>
          <table:table-cell table:style-name="ce2" office:value-type="string" calcext:value-type="string">
            <text:p>109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813</text:p>
          </table:table-cell>
          <table:table-cell table:style-name="ce2" office:value-type="string" calcext:value-type="string">
            <text:p>109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2" calcext:value-type="date">
            <text:p>12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598.4" calcext:value-type="float">
            <text:p>2,598.40</text:p>
          </table:table-cell>
          <table:table-cell table:style-name="ce3" office:value-type="float" office:value="14743.6" calcext:value-type="float">
            <text:p>14,743.6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342" calcext:value-type="float">
            <text:p>17,342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AU990308DZ0</text:p>
          </table:table-cell>
          <table:table-cell table:style-name="ce2" office:value-type="string" calcext:value-type="string">
            <text:p>RISPE AUTOMOTRIZ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82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3-03" calcext:value-type="date">
            <text:p>03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AZ870923U86</text:p>
          </table:table-cell>
          <table:table-cell table:style-name="ce2" office:value-type="string" calcext:value-type="string">
            <text:p>REPRESENTACIONES AZTNOR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9111</text:p>
          </table:table-cell>
          <table:table-cell table:style-name="ce2" office:value-type="string" calcext:value-type="string">
            <text:p>2806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24" calcext:value-type="date">
            <text:p>24/09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1469</text:p>
          </table:table-cell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06" calcext:value-type="date">
            <text:p>06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1780</text:p>
          </table:table-cell>
          <table:table-cell table:style-name="ce2" office:value-type="string" calcext:value-type="string">
            <text:p>28058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08" calcext:value-type="date">
            <text:p>08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72251</text:p>
          </table:table-cell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0-11" calcext:value-type="date">
            <text:p>11/10/2016</text:p>
          </table:table-cell>
          <table:table-cell table:number-columns-repeated="2" table:style-name="ce4" office:value-type="date" office:date-value="2017-01-11" calcext:value-type="date">
            <text:p>11/01/2017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BM930301Q83</text:p>
          </table:table-cell>
          <table:table-cell table:style-name="ce2" office:value-type="string" calcext:value-type="string">
            <text:p>RUSELL BEDFORD MEXICO, S. 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290</text:p>
          </table:table-cell>
          <table:table-cell table:style-name="ce2" office:value-type="string" calcext:value-type="string">
            <text:p>D1161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30" calcext:value-type="date">
            <text:p>30/12/2016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OBJ660624BG6</text:p>
          </table:table-cell>
          <table:table-cell table:style-name="ce2" office:value-type="string" calcext:value-type="string">
            <text:p>JUAN JOSE ROMERO BERMUD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793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9-19" calcext:value-type="date">
            <text:p>19/09/2016</text:p>
          </table:table-cell>
          <table:table-cell table:number-columns-repeated="2" table:style-name="ce4" office:value-type="date" office:date-value="2016-10-11" calcext:value-type="date">
            <text:p>11/10/2016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OCJ830927TF4</text:p>
          </table:table-cell>
          <table:table-cell table:style-name="ce2" office:value-type="string" calcext:value-type="string">
            <text:p>JUAN CARLOS ROSAS CABRE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888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2" calcext:value-type="date">
            <text:p>22/07/2016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PC0706251EA</text:p>
          </table:table-cell>
          <table:table-cell table:style-name="ce2" office:value-type="string" calcext:value-type="string">
            <text:p>RECUBRIMIENTOS Y PINTURAS COR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1</text:p>
          </table:table-cell>
          <table:table-cell table:style-name="ce2" office:value-type="string" calcext:value-type="string">
            <text:p>13060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4" calcext:value-type="date">
            <text:p>04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SR110309UQ5</text:p>
          </table:table-cell>
          <table:table-cell table:style-name="ce2" office:value-type="string" calcext:value-type="string">
            <text:p>R+R ESQUEMA Y EDIFICACIÓN SUS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3949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3-12-20" calcext:value-type="date">
            <text:p>20/12/2013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RZS9003238P5</text:p>
          </table:table-cell>
          <table:table-cell table:style-name="ce2" office:value-type="string" calcext:value-type="string">
            <text:p>RENOVADORA ZUCA DEL SURESTE,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07</text:p>
          </table:table-cell>
          <table:table-cell table:style-name="ce2" office:value-type="string" calcext:value-type="string">
            <text:p>2970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09" calcext:value-type="date">
            <text:p>09/01/2017</text:p>
          </table:table-cell>
          <table:table-cell table:number-columns-repeated="2"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9614</text:p>
          </table:table-cell>
          <table:table-cell table:style-name="ce2" office:value-type="string" calcext:value-type="string">
            <text:p>ZR3013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23" calcext:value-type="date">
            <text:p>23/01/2017</text:p>
          </table:table-cell>
          <table:table-cell table:number-columns-repeated="2"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79.83" calcext:value-type="float">
            <text:p>1,179.8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AI121010F92</text:p>
          </table:table-cell>
          <table:table-cell table:style-name="ce2" office:value-type="string" calcext:value-type="string">
            <text:p>SOLUCIONES AVANZADAS INTEGR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60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12-23" calcext:value-type="date">
            <text:p>23/12/2016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AM030710EZ9</text:p>
          </table:table-cell>
          <table:table-cell table:style-name="ce2" office:value-type="string" calcext:value-type="string">
            <text:p>SOPORTES AMBIENTALES DE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194</text:p>
          </table:table-cell>
          <table:table-cell table:style-name="ce2" office:value-type="string" calcext:value-type="string">
            <text:p>BA412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5-22" calcext:value-type="date">
            <text:p>22/05/2015</text:p>
          </table:table-cell>
          <table:table-cell table:number-columns-repeated="2" table:style-name="ce4" office:value-type="date" office:date-value="2015-06-21" calcext:value-type="date">
            <text:p>21/06/2015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CI100217ME9</text:p>
          </table:table-cell>
          <table:table-cell table:style-name="ce2" office:value-type="string" calcext:value-type="string">
            <text:p>ESTACION DE SERVICIO CHIT SA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79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28" calcext:value-type="date">
            <text:p>28/05/2015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7" calcext:value-type="date">
            <text:p>17/01/2017</text:p>
          </table:table-cell>
          <table:table-cell table:number-columns-repeated="2" table:style-name="ce4" office:value-type="date" office:date-value="2017-02-01" calcext:value-type="date">
            <text:p>01/02/2017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EA730407565</text:p>
          </table:table-cell>
          <table:table-cell table:style-name="ce2" office:value-type="string" calcext:value-type="string">
            <text:p>SOCIEDAD EDITORA ARRONIZ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5368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4-06-03" calcext:value-type="date">
            <text:p>03/06/2014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084546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17" calcext:value-type="date">
            <text:p>17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088971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3-24" calcext:value-type="date">
            <text:p>24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6251</text:p>
          </table:table-cell>
          <table:table-cell table:style-name="ce2" office:value-type="string" calcext:value-type="string">
            <text:p>1194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5-08-27" calcext:value-type="date">
            <text:p>27/08/2015</text:p>
          </table:table-cell>
          <table:table-cell table:number-columns-repeated="2" table:style-name="ce4" office:value-type="date" office:date-value="2015-09-16" calcext:value-type="date">
            <text:p>16/09/20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57524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14" calcext:value-type="date">
            <text:p>14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58875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6-07-22" calcext:value-type="date">
            <text:p>22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BO7911166Z6</text:p>
          </table:table-cell>
          <table:table-cell table:style-name="ce2" office:value-type="string" calcext:value-type="string">
            <text:p>TRANSPORTES BONAMPAK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6563</text:p>
          </table:table-cell>
          <table:table-cell table:style-name="ce2" office:value-type="string" calcext:value-type="string">
            <text:p>24324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07-01" calcext:value-type="date">
            <text:p>01/07/2016</text:p>
          </table:table-cell>
          <table:table-cell table:number-columns-repeated="2" table:style-name="ce4" office:value-type="date" office:date-value="2016-07-09" calcext:value-type="date">
            <text:p>09/07/201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5421</text:p>
          </table:table-cell>
          <table:table-cell table:style-name="ce2" office:value-type="string" calcext:value-type="string">
            <text:p>2112161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6-12-29" calcext:value-type="date">
            <text:p>29/12/2016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5443</text:p>
          </table:table-cell>
          <table:table-cell table:style-name="ce2" office:value-type="string" calcext:value-type="string">
            <text:p>2112163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1" calcext:value-type="date">
            <text:p>21/12/2016</text:p>
          </table:table-cell>
          <table:table-cell table:number-columns-repeated="2" table:style-name="ce4" office:value-type="date" office:date-value="2016-12-29" calcext:value-type="date">
            <text:p>29/12/2016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EGG830523SD0</text:p>
          </table:table-cell>
          <table:table-cell table:style-name="ce2" office:value-type="string" calcext:value-type="string">
            <text:p>JOSE GUILLERMO TREJO GUEVA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4997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5-20" calcext:value-type="date">
            <text:p>20/05/2015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EI791220DAA</text:p>
          </table:table-cell>
          <table:table-cell table:style-name="ce2" office:value-type="string" calcext:value-type="string">
            <text:p>TRANSPORTADORA ESPECIALIZADA 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098</text:p>
          </table:table-cell>
          <table:table-cell table:style-name="ce2" office:value-type="string" calcext:value-type="string">
            <text:p>CF4699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7-01-31" calcext:value-type="date">
            <text:p>31/01/2017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EU8912071P0</text:p>
          </table:table-cell>
          <table:table-cell table:style-name="ce2" office:value-type="string" calcext:value-type="string">
            <text:p>TAX <text:s/>EDITORES UNIDOS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192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02-26" calcext:value-type="date">
            <text:p>26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MD100416Q67</text:p>
          </table:table-cell>
          <table:table-cell table:style-name="ce2" office:value-type="string" calcext:value-type="string">
            <text:p>TECNOLOGIA Y MECANICA DIESEL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4009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2-09" calcext:value-type="date">
            <text:p>09/12/2015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6-12-28" calcext:value-type="date">
            <text:p>28/12/2016</text:p>
          </table:table-cell>
          <table:table-cell table:number-columns-repeated="2" table:style-name="ce4" office:value-type="date" office:date-value="2017-02-02" calcext:value-type="date">
            <text:p>02/02/2017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87422</text:p>
          </table:table-cell>
          <table:table-cell table:style-name="ce2" office:value-type="string" calcext:value-type="string">
            <text:p>15812</text:p>
          </table:table-cell>
          <table:table-cell table:style-name="ce2" office:value-type="string" calcext:value-type="string">
            <text:p>VO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4" office:value-type="date" office:date-value="2017-01-10" calcext:value-type="date">
            <text:p>10/01/2017</text:p>
          </table:table-cell>
          <table:table-cell table:number-columns-repeated="2"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939.6" calcext:value-type="float">
            <text:p>939.6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23.6" calcext:value-type="float">
            <text:p>3,723.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TA820628TV3</text:p>
          </table:table-cell>
          <table:table-cell table:style-name="ce2" office:value-type="string" calcext:value-type="string">
            <text:p>UNIFORMES DE TAMPICO 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040</text:p>
          </table:table-cell>
          <table:table-cell/>
          <table:table-cell table:style-name="ce2" office:value-type="string" calcext:value-type="string">
            <text:p>PP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3" table:style-name="ce4" office:value-type="date" office:date-value="2015-10-13" calcext:value-type="date">
            <text:p>13/10/2015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Vendor Total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09"/>
        </table:table-row>
        <table:table-row table:style-name="ro3">
          <table:table-cell table:number-columns-repeated="8"/>
          <table:table-cell office:value-type="string" calcext:value-type="string">
            <text:p>Company Total</text:p>
          </table:table-cell>
          <table:table-cell table:style-name="ce3" office:value-type="float" office:value="-3596913.41" calcext:value-type="float">
            <text:p>-3,596,913.41</text:p>
          </table:table-cell>
          <table:table-cell table:style-name="ce3" office:value-type="float" office:value="159691.38" calcext:value-type="float">
            <text:p>159,691.38</text:p>
          </table:table-cell>
          <table:table-cell table:style-name="ce3" office:value-type="float" office:value="43795.18" calcext:value-type="float">
            <text:p>43,795.18</text:p>
          </table:table-cell>
          <table:table-cell table:style-name="ce3" office:value-type="float" office:value="35816.4" calcext:value-type="float">
            <text:p>35,816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3357610.45" calcext:value-type="float">
            <text:p>-3,357,610.45</text:p>
          </table:table-cell>
          <table:table-cell table:number-columns-repeated="1009"/>
        </table:table-row>
        <table:table-row table:style-name="ro3" table:number-rows-repeated="10481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3">
          <table:table-cell table:number-columns-repeated="2"/>
          <table:table-cell office:value-type="string" calcext:value-type="string">
            <text:p>Inv Nb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urrent</text:p>
          </table:table-cell>
          <table:table-cell table:style-name="ce2" office:value-type="string" calcext:value-type="string">
            <text:p>1 To 7</text:p>
          </table:table-cell>
          <table:table-cell table:style-name="ce2" office:value-type="string" calcext:value-type="string">
            <text:p>8 To 14</text:p>
          </table:table-cell>
          <table:table-cell table:style-name="ce2" office:value-type="string" calcext:value-type="string">
            <text:p>15 To 21</text:p>
          </table:table-cell>
          <table:table-cell table:style-name="ce2" office:value-type="string" calcext:value-type="string">
            <text:p>Over 21</text:p>
          </table:table-cell>
          <table:table-cell office:value-type="string" calcext:value-type="string">
            <text:p>Bala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mpany:</text:p>
          </table:table-cell>
          <table:table-cell table:style-name="ce2" office:value-type="string" calcext:value-type="string">
            <text:p>TBKORI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4000009</text:p>
          </table:table-cell>
          <table:table-cell table:style-name="ce2" office:value-type="string" calcext:value-type="string">
            <text:p>CORTINA DONDE GUILLERM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856</text:p>
          </table:table-cell>
          <table:table-cell/>
          <table:table-cell table:style-name="ce2" office:value-type="string" calcext:value-type="string">
            <text:p>VO</text:p>
          </table:table-cell>
          <table:table-cell table:style-name="ce4" office:value-type="date" office:date-value="2016-12-30" calcext:value-type="date">
            <text:p>30/12/201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CU720616AZ9</text:p>
          </table:table-cell>
          <table:table-cell table:style-name="ce2" office:value-type="string" calcext:value-type="string">
            <text:p>AUTOMOTRIZ CUAUTITLAN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77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3-08" calcext:value-type="date">
            <text:p>08/03/2016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051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7" calcext:value-type="date">
            <text:p>27/07/2016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DQ9605316M0</text:p>
          </table:table-cell>
          <table:table-cell table:style-name="ce2" office:value-type="string" calcext:value-type="string">
            <text:p>ASESORIAS Y DISENOS QUPARSA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696</text:p>
          </table:table-cell>
          <table:table-cell table:style-name="ce2" office:value-type="string" calcext:value-type="string">
            <text:p>60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096</text:p>
          </table:table-cell>
          <table:table-cell table:style-name="ce2" office:value-type="string" calcext:value-type="string">
            <text:p>60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GU0006301T9</text:p>
          </table:table-cell>
          <table:table-cell table:style-name="ce2" office:value-type="string" calcext:value-type="string">
            <text:p>AUTOSERVICIO GUADALUPANO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649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6-03" calcext:value-type="date">
            <text:p>03/06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97376</text:p>
          </table:table-cell>
          <table:table-cell table:style-name="ce2" office:value-type="string" calcext:value-type="string">
            <text:p>G1647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6-05" calcext:value-type="date">
            <text:p>05/06/2015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020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7-07" calcext:value-type="date">
            <text:p>07/07/2015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4720</text:p>
          </table:table-cell>
          <table:table-cell table:style-name="ce2" office:value-type="string" calcext:value-type="string">
            <text:p>G 194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8-18" calcext:value-type="date">
            <text:p>18/08/201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6145</text:p>
          </table:table-cell>
          <table:table-cell table:style-name="ce2" office:value-type="string" calcext:value-type="string">
            <text:p>AUT 727465</text:p>
          </table:table-cell>
          <table:table-cell table:style-name="ce2" office:value-type="string" calcext:value-type="string">
            <text:p>PP</text:p>
          </table:table-cell>
          <table:table-cell table:style-name="ce4" office:value-type="date" office:date-value="2015-08-21" calcext:value-type="date">
            <text:p>21/08/2015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051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9" calcext:value-type="date">
            <text:p>29/07/2016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4" calcext:value-type="date">
            <text:p>04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8" calcext:value-type="date">
            <text:p>18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81</text:p>
          </table:table-cell>
          <table:table-cell table:style-name="ce2" office:value-type="string" calcext:value-type="string">
            <text:p>M294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0" calcext:value-type="date">
            <text:p>20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387</text:p>
          </table:table-cell>
          <table:table-cell table:style-name="ce2" office:value-type="string" calcext:value-type="string">
            <text:p>M295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2" calcext:value-type="date">
            <text:p>22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6</text:p>
          </table:table-cell>
          <table:table-cell table:style-name="ce2" office:value-type="string" calcext:value-type="string">
            <text:p>M30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7</text:p>
          </table:table-cell>
          <table:table-cell table:style-name="ce2" office:value-type="string" calcext:value-type="string">
            <text:p>303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8</text:p>
          </table:table-cell>
          <table:table-cell table:style-name="ce2" office:value-type="string" calcext:value-type="string">
            <text:p>M303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9</text:p>
          </table:table-cell>
          <table:table-cell table:style-name="ce2" office:value-type="string" calcext:value-type="string">
            <text:p>M30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194</text:p>
          </table:table-cell>
          <table:table-cell table:style-name="ce2" office:value-type="string" calcext:value-type="string">
            <text:p>MF43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2" calcext:value-type="date">
            <text:p>12/01/2017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4</text:p>
          </table:table-cell>
          <table:table-cell table:style-name="ce2" office:value-type="string" calcext:value-type="string">
            <text:p>M30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5</text:p>
          </table:table-cell>
          <table:table-cell table:style-name="ce2" office:value-type="string" calcext:value-type="string">
            <text:p>M3305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6</text:p>
          </table:table-cell>
          <table:table-cell table:style-name="ce2" office:value-type="string" calcext:value-type="string">
            <text:p>M30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7</text:p>
          </table:table-cell>
          <table:table-cell table:style-name="ce2" office:value-type="string" calcext:value-type="string">
            <text:p>M30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8</text:p>
          </table:table-cell>
          <table:table-cell table:style-name="ce2" office:value-type="string" calcext:value-type="string">
            <text:p>MF043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0" calcext:value-type="date">
            <text:p>30/01/2017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584</text:p>
          </table:table-cell>
          <table:table-cell table:style-name="ce2" office:value-type="string" calcext:value-type="string">
            <text:p>M04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586</text:p>
          </table:table-cell>
          <table:table-cell table:style-name="ce2" office:value-type="string" calcext:value-type="string">
            <text:p>M043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678</text:p>
          </table:table-cell>
          <table:table-cell table:style-name="ce2" office:value-type="string" calcext:value-type="string">
            <text:p>M300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3" calcext:value-type="date">
            <text:p>13/01/2017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C901004C32</text:p>
          </table:table-cell>
          <table:table-cell table:style-name="ce2" office:value-type="string" calcext:value-type="string">
            <text:p>Asociación Mexicana de Conta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063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1-27" calcext:value-type="date">
            <text:p>27/01/2016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FM910826TW6</text:p>
          </table:table-cell>
          <table:table-cell table:style-name="ce2" office:value-type="string" calcext:value-type="string">
            <text:p>BRIDGESTONE DE MEXICO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8947</text:p>
          </table:table-cell>
          <table:table-cell table:style-name="ce2" office:value-type="string" calcext:value-type="string">
            <text:p>05322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ME910201FBA</text:p>
          </table:table-cell>
          <table:table-cell table:style-name="ce2" office:value-type="string" calcext:value-type="string">
            <text:p>BANDAG DE MEXICO <text:s/>S A <text:s/>DE C 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9489</text:p>
          </table:table-cell>
          <table:table-cell table:style-name="ce2" office:value-type="string" calcext:value-type="string">
            <text:p>7331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9-13" calcext:value-type="date">
            <text:p>13/09/2016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0820</text:p>
          </table:table-cell>
          <table:table-cell table:style-name="ce2" office:value-type="string" calcext:value-type="string">
            <text:p>732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9-13" calcext:value-type="date">
            <text:p>13/09/2016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3182</text:p>
          </table:table-cell>
          <table:table-cell table:style-name="ce2" office:value-type="string" calcext:value-type="string">
            <text:p>73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28" calcext:value-type="date">
            <text:p>28/06/2016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188</text:p>
          </table:table-cell>
          <table:table-cell table:style-name="ce2" office:value-type="string" calcext:value-type="string">
            <text:p>VALE1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2" calcext:value-type="date">
            <text:p>12/10/2016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6852</text:p>
          </table:table-cell>
          <table:table-cell table:style-name="ce2" office:value-type="string" calcext:value-type="string">
            <text:p>VALE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22" calcext:value-type="date">
            <text:p>22/10/2016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7271</text:p>
          </table:table-cell>
          <table:table-cell table:style-name="ce2" office:value-type="string" calcext:value-type="string">
            <text:p>VALE 13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25" calcext:value-type="date">
            <text:p>25/10/2016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6633</text:p>
          </table:table-cell>
          <table:table-cell table:style-name="ce2" office:value-type="string" calcext:value-type="string">
            <text:p>VALE1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17" calcext:value-type="date">
            <text:p>17/12/2016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8296</text:p>
          </table:table-cell>
          <table:table-cell table:style-name="ce2" office:value-type="string" calcext:value-type="string">
            <text:p>VALE1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7" calcext:value-type="date">
            <text:p>27/12/2016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0532</text:p>
          </table:table-cell>
          <table:table-cell table:style-name="ce2" office:value-type="string" calcext:value-type="string">
            <text:p>VALE 14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1699</text:p>
          </table:table-cell>
          <table:table-cell table:style-name="ce2" office:value-type="string" calcext:value-type="string">
            <text:p>VALE1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6" calcext:value-type="date">
            <text:p>16/01/2017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NM840515VB1</text:p>
          </table:table-cell>
          <table:table-cell table:style-name="ce2" office:value-type="string" calcext:value-type="string">
            <text:p>BANCO NACIONAL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0</text:p>
          </table:table-cell>
          <table:table-cell table:style-name="ce2" office:value-type="string" calcext:value-type="string">
            <text:p>211216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1" calcext:value-type="date">
            <text:p>21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44</text:p>
          </table:table-cell>
          <table:table-cell table:style-name="ce2" office:value-type="string" calcext:value-type="string">
            <text:p>211216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8" calcext:value-type="date">
            <text:p>28/12/2016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GF560610J18</text:p>
          </table:table-cell>
          <table:table-cell table:style-name="ce2" office:value-type="string" calcext:value-type="string">
            <text:p>CHAVEZ GONZALEZ FERNAN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3085</text:p>
          </table:table-cell>
          <table:table-cell table:style-name="ce2" office:value-type="string" calcext:value-type="string">
            <text:p>7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U810102226</text:p>
          </table:table-cell>
          <table:table-cell table:style-name="ce2" office:value-type="string" calcext:value-type="string">
            <text:p>CERMA AUTOMOTRIZ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3106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04" calcext:value-type="date">
            <text:p>04/05/2015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DE980324RH6</text:p>
          </table:table-cell>
          <table:table-cell table:style-name="ce2" office:value-type="string" calcext:value-type="string">
            <text:p>CAUCHOS Y DERIVADO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670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8" calcext:value-type="date">
            <text:p>28/12/2016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3</text:p>
          </table:table-cell>
          <table:table-cell table:style-name="ce2" office:value-type="string" calcext:value-type="string">
            <text:p>34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72</text:p>
          </table:table-cell>
          <table:table-cell table:style-name="ce2" office:value-type="string" calcext:value-type="string">
            <text:p>35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491.95" calcext:value-type="float">
            <text:p>3,491.9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231.31" calcext:value-type="float">
            <text:p>4,231.3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723.26" calcext:value-type="float">
            <text:p>7,723.2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354</text:p>
          </table:table-cell>
          <table:table-cell table:style-name="ce2" office:value-type="string" calcext:value-type="string">
            <text:p>17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066</text:p>
          </table:table-cell>
          <table:table-cell table:style-name="ce2" office:value-type="string" calcext:value-type="string">
            <text:p>17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052</text:p>
          </table:table-cell>
          <table:table-cell table:style-name="ce2" office:value-type="string" calcext:value-type="string">
            <text:p>174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3</text:p>
          </table:table-cell>
          <table:table-cell table:style-name="ce2" office:value-type="string" calcext:value-type="string">
            <text:p>179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2</text:p>
          </table:table-cell>
          <table:table-cell table:style-name="ce2" office:value-type="string" calcext:value-type="string">
            <text:p>179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4</text:p>
          </table:table-cell>
          <table:table-cell table:style-name="ce2" office:value-type="string" calcext:value-type="string">
            <text:p>17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5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7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27</text:p>
          </table:table-cell>
          <table:table-cell table:style-name="ce2" office:value-type="string" calcext:value-type="string">
            <text:p>18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554.74" calcext:value-type="float">
            <text:p>4,554.74</text:p>
          </table:table-cell>
          <table:table-cell table:style-name="ce3" office:value-type="float" office:value="9704.88" calcext:value-type="float">
            <text:p>9,704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1616.9" calcext:value-type="float">
            <text:p>21,616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5876.52" calcext:value-type="float">
            <text:p>35,876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GA010307N18</text:p>
          </table:table-cell>
          <table:table-cell table:style-name="ce2" office:value-type="string" calcext:value-type="string">
            <text:p>CENTRO GASOLINERO ANIMAS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3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04" calcext:value-type="date">
            <text:p>04/08/2016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2847</text:p>
          </table:table-cell>
          <table:table-cell table:style-name="ce2" office:value-type="string" calcext:value-type="string">
            <text:p>SFC1539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4" calcext:value-type="date">
            <text:p>14/10/2016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0</text:p>
          </table:table-cell>
          <table:table-cell table:style-name="ce2" office:value-type="string" calcext:value-type="string">
            <text:p>5123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3</text:p>
          </table:table-cell>
          <table:table-cell table:style-name="ce2" office:value-type="string" calcext:value-type="string">
            <text:p>512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778.02" calcext:value-type="float">
            <text:p>4,778.02</text:p>
          </table:table-cell>
          <table:table-cell table:style-name="ce3" office:value-type="float" office:value="2602.35" calcext:value-type="float">
            <text:p>2,60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380.37" calcext:value-type="float">
            <text:p>7,380.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PT7605187A0</text:p>
          </table:table-cell>
          <table:table-cell table:style-name="ce2" office:value-type="string" calcext:value-type="string">
            <text:p>CENTRAL DE PARTES Y TANDEM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390</text:p>
          </table:table-cell>
          <table:table-cell table:style-name="ce2" office:value-type="string" calcext:value-type="string">
            <text:p>2083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4685</text:p>
          </table:table-cell>
          <table:table-cell table:style-name="ce2" office:value-type="string" calcext:value-type="string">
            <text:p>208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4686</text:p>
          </table:table-cell>
          <table:table-cell table:style-name="ce2" office:value-type="string" calcext:value-type="string">
            <text:p>208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3</text:p>
          </table:table-cell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71</text:p>
          </table:table-cell>
          <table:table-cell table:style-name="ce2" office:value-type="string" calcext:value-type="string">
            <text:p>2607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708</text:p>
          </table:table-cell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272</text:p>
          </table:table-cell>
          <table:table-cell table:style-name="ce2" office:value-type="string" calcext:value-type="string">
            <text:p>CPT2645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274</text:p>
          </table:table-cell>
          <table:table-cell table:style-name="ce2" office:value-type="string" calcext:value-type="string">
            <text:p>CPT263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592.36" calcext:value-type="float">
            <text:p>5,592.36</text:p>
          </table:table-cell>
          <table:table-cell table:style-name="ce3" office:value-type="float" office:value="6934.48" calcext:value-type="float">
            <text:p>6,934.48</text:p>
          </table:table-cell>
          <table:table-cell table:style-name="ce3" office:value-type="float" office:value="3295.56" calcext:value-type="float">
            <text:p>3,295.5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5822.4" calcext:value-type="float">
            <text:p>15,822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A130717JE6</text:p>
          </table:table-cell>
          <table:table-cell table:style-name="ce2" office:value-type="string" calcext:value-type="string">
            <text:p>CAMIONES REPUESTOS Y ACCESORI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51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5" calcext:value-type="date">
            <text:p>25/07/2016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A150304588</text:p>
          </table:table-cell>
          <table:table-cell table:style-name="ce2" office:value-type="string" calcext:value-type="string">
            <text:p>COMERCIALIZADORA DE REFACCION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10</text:p>
          </table:table-cell>
          <table:table-cell table:style-name="ce2" office:value-type="string" calcext:value-type="string">
            <text:p>0064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U910320MK8</text:p>
          </table:table-cell>
          <table:table-cell table:style-name="ce2" office:value-type="string" calcext:value-type="string">
            <text:p>CONSORCIO RED UNO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561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61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61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TP760518001</text:p>
          </table:table-cell>
          <table:table-cell table:style-name="ce2" office:value-type="string" calcext:value-type="string">
            <text:p>NO USAR CENTRAL DE PARTES Y T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1890</text:p>
          </table:table-cell>
          <table:table-cell table:style-name="ce2" office:value-type="string" calcext:value-type="string">
            <text:p>2CCD128C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23" calcext:value-type="date">
            <text:p>23/02/2014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ED790619I60</text:p>
          </table:table-cell>
          <table:table-cell table:style-name="ce2" office:value-type="string" calcext:value-type="string">
            <text:p>DOFISCAL EDITORE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679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2-30" calcext:value-type="date">
            <text:p>30/12/2015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EL650429C76</text:p>
          </table:table-cell>
          <table:table-cell table:style-name="ce2" office:value-type="string" calcext:value-type="string">
            <text:p>DISTRIBUIDORA ELDOR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804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15" calcext:value-type="date">
            <text:p>15/12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9" calcext:value-type="date">
            <text:p>19/01/2017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8731</text:p>
          </table:table-cell>
          <table:table-cell table:style-name="ce2" office:value-type="string" calcext:value-type="string">
            <text:p>358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290.68" calcext:value-type="float">
            <text:p>6,290.68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87.32" calcext:value-type="float">
            <text:p>7,687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MV120327QH2</text:p>
          </table:table-cell>
          <table:table-cell table:style-name="ce2" office:value-type="string" calcext:value-type="string">
            <text:p>DIXFLO MULTISERVICIOS VALVULA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40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PJ001122MA2</text:p>
          </table:table-cell>
          <table:table-cell table:style-name="ce2" office:value-type="string" calcext:value-type="string">
            <text:p>DISTRIBUIDORA PJ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804</text:p>
          </table:table-cell>
          <table:table-cell table:style-name="ce2" office:value-type="string" calcext:value-type="string">
            <text:p>2002738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5</text:p>
          </table:table-cell>
          <table:table-cell table:style-name="ce2" office:value-type="string" calcext:value-type="string">
            <text:p>2002738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6</text:p>
          </table:table-cell>
          <table:table-cell table:style-name="ce2" office:value-type="string" calcext:value-type="string">
            <text:p>200273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7</text:p>
          </table:table-cell>
          <table:table-cell table:style-name="ce2" office:value-type="string" calcext:value-type="string">
            <text:p>200273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8</text:p>
          </table:table-cell>
          <table:table-cell table:style-name="ce2" office:value-type="string" calcext:value-type="string">
            <text:p>200273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9</text:p>
          </table:table-cell>
          <table:table-cell table:style-name="ce2" office:value-type="string" calcext:value-type="string">
            <text:p>2002739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UGL780817HY9</text:p>
          </table:table-cell>
          <table:table-cell table:style-name="ce2" office:value-type="string" calcext:value-type="string">
            <text:p>DURAN GARCIA LAU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822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6-27" calcext:value-type="date">
            <text:p>27/06/2014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58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14" calcext:value-type="date">
            <text:p>14/12/2016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SO100211V84</text:p>
          </table:table-cell>
          <table:table-cell table:style-name="ce2" office:value-type="string" calcext:value-type="string">
            <text:p>ENERGETICOS Y SERVICIOS OCOZO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209</text:p>
          </table:table-cell>
          <table:table-cell table:style-name="ce2" office:value-type="string" calcext:value-type="string">
            <text:p>A694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2" calcext:value-type="date">
            <text:p>02/01/2017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XP6812035X3</text:p>
          </table:table-cell>
          <table:table-cell table:style-name="ce2" office:value-type="string" calcext:value-type="string">
            <text:p>EXPANSION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01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2-25" calcext:value-type="date">
            <text:p>25/02/2016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DE1104275Q8</text:p>
          </table:table-cell>
          <table:table-cell table:style-name="ce2" office:value-type="string" calcext:value-type="string">
            <text:p>THE FIVE DECISION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79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3-25" calcext:value-type="date">
            <text:p>25/03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MA8906197Y5</text:p>
          </table:table-cell>
          <table:table-cell table:style-name="ce2" office:value-type="string" calcext:value-type="string">
            <text:p>FRENOS Y MANGUERAS AUTOMOTRIC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44</text:p>
          </table:table-cell>
          <table:table-cell table:style-name="ce2" office:value-type="string" calcext:value-type="string">
            <text:p>107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745</text:p>
          </table:table-cell>
          <table:table-cell table:style-name="ce2" office:value-type="string" calcext:value-type="string">
            <text:p>1072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OL990813KA8</text:p>
          </table:table-cell>
          <table:table-cell table:style-name="ce2" office:value-type="string" calcext:value-type="string">
            <text:p>FERRETERIA OLMEC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24</text:p>
          </table:table-cell>
          <table:table-cell table:style-name="ce2" office:value-type="string" calcext:value-type="string">
            <text:p>FE242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4" calcext:value-type="date">
            <text:p>24/01/2017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AJA830408II1</text:p>
          </table:table-cell>
          <table:table-cell table:style-name="ce2" office:value-type="string" calcext:value-type="string">
            <text:p>ARNULFO GARCIA JUA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521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3" calcext:value-type="date">
            <text:p>23/01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0</text:p>
          </table:table-cell>
          <table:table-cell table:style-name="ce2" office:value-type="string" calcext:value-type="string">
            <text:p>165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2</text:p>
          </table:table-cell>
          <table:table-cell table:style-name="ce2" office:value-type="string" calcext:value-type="string">
            <text:p>1659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8</text:p>
          </table:table-cell>
          <table:table-cell table:style-name="ce2" office:value-type="string" calcext:value-type="string">
            <text:p>166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2367.12" calcext:value-type="float">
            <text:p>22,367.12</text:p>
          </table:table-cell>
          <table:table-cell table:style-name="ce3" office:value-type="float" office:value="9918.92" calcext:value-type="float">
            <text:p>9,918.9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2286.04" calcext:value-type="float">
            <text:p>32,286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CI031101UR2</text:p>
          </table:table-cell>
          <table:table-cell table:style-name="ce2" office:value-type="string" calcext:value-type="string">
            <text:p>GUANTES Y CALZADO INDUSTRIAL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655</text:p>
          </table:table-cell>
          <table:table-cell table:style-name="ce2" office:value-type="string" calcext:value-type="string">
            <text:p>FA54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3-21" calcext:value-type="date">
            <text:p>21/03/2016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1057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19" calcext:value-type="date">
            <text:p>19/12/2016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3291</text:p>
          </table:table-cell>
          <table:table-cell table:style-name="ce2" office:value-type="string" calcext:value-type="string">
            <text:p>FA57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20" calcext:value-type="date">
            <text:p>20/05/2016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FE9707075U3</text:p>
          </table:table-cell>
          <table:table-cell table:style-name="ce2" office:value-type="string" calcext:value-type="string">
            <text:p>GRUPO FERCHE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04" calcext:value-type="date">
            <text:p>04/08/2016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22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19" calcext:value-type="date">
            <text:p>19/08/2016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48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31" calcext:value-type="date">
            <text:p>31/08/2016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185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06" calcext:value-type="date">
            <text:p>06/12/2016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34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05" calcext:value-type="date">
            <text:p>05/12/2016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HE081229TSA</text:p>
          </table:table-cell>
          <table:table-cell table:style-name="ce2" office:value-type="string" calcext:value-type="string">
            <text:p>GTS HERRAMIENTAS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3267</text:p>
          </table:table-cell>
          <table:table-cell table:style-name="ce2" office:value-type="string" calcext:value-type="string">
            <text:p>04641a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05" calcext:value-type="date">
            <text:p>05/02/2014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191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1-22" calcext:value-type="date">
            <text:p>22/01/2016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PROVEEDOR GLOBA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03064</text:p>
          </table:table-cell>
          <table:table-cell table:style-name="ce2" office:value-type="string" calcext:value-type="string">
            <text:p>010820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3-01-08" calcext:value-type="date">
            <text:p>08/01/201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GJ42061855A</text:p>
          </table:table-cell>
          <table:table-cell table:style-name="ce2" office:value-type="string" calcext:value-type="string">
            <text:p>JESÚS GÓMEZ GALLAR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110</text:p>
          </table:table-cell>
          <table:table-cell table:style-name="ce2" office:value-type="string" calcext:value-type="string">
            <text:p>44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17" calcext:value-type="date">
            <text:p>17/05/2016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5" calcext:value-type="date">
            <text:p>05/01/2017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HV780205Q85</text:p>
          </table:table-cell>
          <table:table-cell table:style-name="ce2" office:value-type="string" calcext:value-type="string">
            <text:p>VICTOR ALEJANDRO GOMEZ HERNAN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6557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8-19" calcext:value-type="date">
            <text:p>19/08/201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PE000530DG6</text:p>
          </table:table-cell>
          <table:table-cell table:style-name="ce2" office:value-type="string" calcext:value-type="string">
            <text:p>GASOLINERA PEREDA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2</text:p>
          </table:table-cell>
          <table:table-cell table:style-name="ce2" office:value-type="string" calcext:value-type="string">
            <text:p>C317</text:p>
          </table:table-cell>
          <table:table-cell table:style-name="ce2" office:value-type="string" calcext:value-type="string">
            <text:p>AD</text:p>
          </table:table-cell>
          <table:table-cell/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CO881215LY1</text:p>
          </table:table-cell>
          <table:table-cell table:style-name="ce2" office:value-type="string" calcext:value-type="string">
            <text:p>HOTELES COLONIAL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701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6-09" calcext:value-type="date">
            <text:p>09/06/2015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EGM6606193W6</text:p>
          </table:table-cell>
          <table:table-cell table:style-name="ce2" office:value-type="string" calcext:value-type="string">
            <text:p>HERNANDEZ GARCIA MARIO ALBERT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040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17" calcext:value-type="date">
            <text:p>17/12/2014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MO650310GK4</text:p>
          </table:table-cell>
          <table:table-cell table:style-name="ce2" office:value-type="string" calcext:value-type="string">
            <text:p>HOTEL MONTERREY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88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0-02" calcext:value-type="date">
            <text:p>02/10/2015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CE940411LZ4</text:p>
          </table:table-cell>
          <table:table-cell table:style-name="ce2" office:value-type="string" calcext:value-type="string">
            <text:p>INGENIERIA Y COMERCIALIZACIO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792</text:p>
          </table:table-cell>
          <table:table-cell table:style-name="ce2" office:value-type="string" calcext:value-type="string">
            <text:p>32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CR920210IA1</text:p>
          </table:table-cell>
          <table:table-cell table:style-name="ce2" office:value-type="string" calcext:value-type="string">
            <text:p>IMPORTADORA Y COMERCIALIZADO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859</text:p>
          </table:table-cell>
          <table:table-cell table:style-name="ce2" office:value-type="string" calcext:value-type="string">
            <text:p>RP95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6124</text:p>
          </table:table-cell>
          <table:table-cell table:style-name="ce2" office:value-type="string" calcext:value-type="string">
            <text:p>AEA1083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9-25" calcext:value-type="date">
            <text:p>25/09/2015</text:p>
          </table:table-cell>
          <table:table-cell table:style-name="ce7" office:value-type="float" office:value="18430.08" calcext:value-type="float">
            <text:p>18,430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8430.08" calcext:value-type="float">
            <text:p>18,430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72</text:p>
          </table:table-cell>
          <table:table-cell table:style-name="ce2" office:value-type="string" calcext:value-type="string">
            <text:p>1453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73</text:p>
          </table:table-cell>
          <table:table-cell table:style-name="ce2" office:value-type="string" calcext:value-type="string">
            <text:p>145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1</text:p>
          </table:table-cell>
          <table:table-cell table:style-name="ce2" office:value-type="string" calcext:value-type="string">
            <text:p>145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2</text:p>
          </table:table-cell>
          <table:table-cell table:style-name="ce2" office:value-type="string" calcext:value-type="string">
            <text:p>14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6</text:p>
          </table:table-cell>
          <table:table-cell table:style-name="ce2" office:value-type="string" calcext:value-type="string">
            <text:p>1455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81</text:p>
          </table:table-cell>
          <table:table-cell table:style-name="ce2" office:value-type="string" calcext:value-type="string">
            <text:p>145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980</text:p>
          </table:table-cell>
          <table:table-cell table:style-name="ce2" office:value-type="string" calcext:value-type="string">
            <text:p>1459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981</text:p>
          </table:table-cell>
          <table:table-cell table:style-name="ce2" office:value-type="string" calcext:value-type="string">
            <text:p>145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90</text:p>
          </table:table-cell>
          <table:table-cell table:style-name="ce2" office:value-type="string" calcext:value-type="string">
            <text:p>AEA146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9620.37" calcext:value-type="float">
            <text:p>19,620.37</text:p>
          </table:table-cell>
          <table:table-cell table:style-name="ce3" office:value-type="float" office:value="75979.91" calcext:value-type="float">
            <text:p>75,979.91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4521.52" calcext:value-type="float">
            <text:p>114,521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SD950921HE5</text:p>
          </table:table-cell>
          <table:table-cell table:style-name="ce2" office:value-type="string" calcext:value-type="string">
            <text:p>I + D MEXICO <text:s/>S. 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7115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9-23" calcext:value-type="date">
            <text:p>23/09/2016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LAHL570616MI9</text:p>
          </table:table-cell>
          <table:table-cell table:style-name="ce2" office:value-type="string" calcext:value-type="string">
            <text:p>LARRAGAÑA HUERTA LETI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73</text:p>
          </table:table-cell>
          <table:table-cell table:style-name="ce2" office:value-type="string" calcext:value-type="string">
            <text:p>681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6" calcext:value-type="date">
            <text:p>06/02/2017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LOSF550420CD9</text:p>
          </table:table-cell>
          <table:table-cell table:style-name="ce2" office:value-type="string" calcext:value-type="string">
            <text:p>FEDERICO LOBATO SANCH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542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24" calcext:value-type="date">
            <text:p>24/02/2015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C010808MG5</text:p>
          </table:table-cell>
          <table:table-cell table:style-name="ce2" office:value-type="string" calcext:value-type="string">
            <text:p>MACROLAB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385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5-16" calcext:value-type="date">
            <text:p>16/05/2014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GM56072921A</text:p>
          </table:table-cell>
          <table:table-cell table:style-name="ce2" office:value-type="string" calcext:value-type="string">
            <text:p>MARTHA MARTINEZ GONZAL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769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5-11" calcext:value-type="date">
            <text:p>11/05/2016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MM780402K53</text:p>
          </table:table-cell>
          <table:table-cell table:style-name="ce2" office:value-type="string" calcext:value-type="string">
            <text:p>MAYRA GABRIELA MARTINEZ MELGO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624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6" calcext:value-type="date">
            <text:p>06/02/2017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625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EOG64702298BA</text:p>
          </table:table-cell>
          <table:table-cell table:style-name="ce2" office:value-type="string" calcext:value-type="string">
            <text:p>(NO USAR) GUADALUPE GABRIELA M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225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4-27" calcext:value-type="date">
            <text:p>27/04/2015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HV850101KH6</text:p>
          </table:table-cell>
          <table:table-cell table:style-name="ce2" office:value-type="string" calcext:value-type="string">
            <text:p>MUNICIPIO DE HUILOAPAN DE CUA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22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2-09" calcext:value-type="date">
            <text:p>09/02/2016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3424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2-24" calcext:value-type="date">
            <text:p>24/02/2016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ITM7002081C2</text:p>
          </table:table-cell>
          <table:table-cell table:style-name="ce2" office:value-type="string" calcext:value-type="string">
            <text:p>MONSERRAT BERENICE MIRANDA TOR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42</text:p>
          </table:table-cell>
          <table:table-cell table:style-name="ce2" office:value-type="string" calcext:value-type="string">
            <text:p>A86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4" calcext:value-type="date">
            <text:p>24/01/2017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OVL5210199F6</text:p>
          </table:table-cell>
          <table:table-cell table:style-name="ce2" office:value-type="string" calcext:value-type="string">
            <text:p>MOYADO DEL VALLE LAURA GUADAL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6</text:p>
          </table:table-cell>
          <table:table-cell table:style-name="ce2" office:value-type="string" calcext:value-type="string">
            <text:p>176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31</text:p>
          </table:table-cell>
          <table:table-cell table:style-name="ce2" office:value-type="string" calcext:value-type="string">
            <text:p>176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6</text:p>
          </table:table-cell>
          <table:table-cell table:style-name="ce2" office:value-type="string" calcext:value-type="string">
            <text:p>AA17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7</text:p>
          </table:table-cell>
          <table:table-cell table:style-name="ce2" office:value-type="string" calcext:value-type="string">
            <text:p>AA1785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9</text:p>
          </table:table-cell>
          <table:table-cell table:style-name="ce2" office:value-type="string" calcext:value-type="string">
            <text:p>AA178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50</text:p>
          </table:table-cell>
          <table:table-cell table:style-name="ce2" office:value-type="string" calcext:value-type="string">
            <text:p>AA178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89</text:p>
          </table:table-cell>
          <table:table-cell table:style-name="ce2" office:value-type="string" calcext:value-type="string">
            <text:p>AA 179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399.94" calcext:value-type="float">
            <text:p>5,399.94</text:p>
          </table:table-cell>
          <table:table-cell table:style-name="ce3" office:value-type="float" office:value="7992.67" calcext:value-type="float">
            <text:p>7,992.6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392.61" calcext:value-type="float">
            <text:p>13,392.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TE440316E54</text:p>
          </table:table-cell>
          <table:table-cell table:style-name="ce2" office:value-type="string" calcext:value-type="string">
            <text:p>MAPFRE TEPEYAC,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527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1-19" calcext:value-type="date">
            <text:p>19/11/2014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025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30" calcext:value-type="date">
            <text:p>30/12/2014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TG990517NV0</text:p>
          </table:table-cell>
          <table:table-cell table:style-name="ce2" office:value-type="string" calcext:value-type="string">
            <text:p>MUELLES Y TRACTOPARTES DEL GO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117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9-28" calcext:value-type="date">
            <text:p>28/09/2015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NDI9907276D7</text:p>
          </table:table-cell>
          <table:table-cell table:style-name="ce2" office:value-type="string" calcext:value-type="string">
            <text:p>NIVEL DIEZ S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2139</text:p>
          </table:table-cell>
          <table:table-cell table:style-name="ce2" office:value-type="string" calcext:value-type="string">
            <text:p>10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7-05" calcext:value-type="date">
            <text:p>05/07/2016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NWM9709244W4</text:p>
          </table:table-cell>
          <table:table-cell table:style-name="ce2" office:value-type="string" calcext:value-type="string">
            <text:p>NUEVA WAL MART DE MEXICO, S.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520</text:p>
          </table:table-cell>
          <table:table-cell table:style-name="ce2" office:value-type="string" calcext:value-type="string">
            <text:p>EE749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5-13" calcext:value-type="date">
            <text:p>13/05/2015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44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0-06" calcext:value-type="date">
            <text:p>06/10/2016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DM950324V2A</text:p>
          </table:table-cell>
          <table:table-cell table:style-name="ce2" office:value-type="string" calcext:value-type="string">
            <text:p>OFFICE DEPOT DE MEXICO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5</text:p>
          </table:table-cell>
          <table:table-cell table:style-name="ce2" office:value-type="string" calcext:value-type="string">
            <text:p>642187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9" calcext:value-type="date">
            <text:p>09/02/2017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5</text:p>
          </table:table-cell>
          <table:table-cell table:style-name="ce2" office:value-type="string" calcext:value-type="string">
            <text:p>5186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6</text:p>
          </table:table-cell>
          <table:table-cell table:style-name="ce2" office:value-type="string" calcext:value-type="string">
            <text:p>518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7</text:p>
          </table:table-cell>
          <table:table-cell table:style-name="ce2" office:value-type="string" calcext:value-type="string">
            <text:p>518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8</text:p>
          </table:table-cell>
          <table:table-cell table:style-name="ce2" office:value-type="string" calcext:value-type="string">
            <text:p>518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9</text:p>
          </table:table-cell>
          <table:table-cell table:style-name="ce2" office:value-type="string" calcext:value-type="string">
            <text:p>5187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0</text:p>
          </table:table-cell>
          <table:table-cell table:style-name="ce2" office:value-type="string" calcext:value-type="string">
            <text:p>518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8070</text:p>
          </table:table-cell>
          <table:table-cell table:style-name="ce2" office:value-type="string" calcext:value-type="string">
            <text:p>A520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3" calcext:value-type="date">
            <text:p>13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93</text:p>
          </table:table-cell>
          <table:table-cell table:style-name="ce2" office:value-type="string" calcext:value-type="string">
            <text:p>A5221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08</text:p>
          </table:table-cell>
          <table:table-cell table:style-name="ce2" office:value-type="string" calcext:value-type="string">
            <text:p>A522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301.52" calcext:value-type="float">
            <text:p>1,301.52</text:p>
          </table:table-cell>
          <table:table-cell table:style-name="ce3" office:value-type="float" office:value="6591.12" calcext:value-type="float">
            <text:p>6,591.12</text:p>
          </table:table-cell>
          <table:table-cell table:style-name="ce3" office:value-type="float" office:value="2742.24" calcext:value-type="float">
            <text:p>2,742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0634.88" calcext:value-type="float">
            <text:p>10,634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BO690118TV9</text:p>
          </table:table-cell>
          <table:table-cell table:style-name="ce2" office:value-type="string" calcext:value-type="string">
            <text:p>PATRONATO DE BOMBEROS DE ORIZ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4657</text:p>
          </table:table-cell>
          <table:table-cell table:style-name="ce2" office:value-type="string" calcext:value-type="string">
            <text:p>6f13c24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11-14" calcext:value-type="date">
            <text:p>14/11/2014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CE9104014L7</text:p>
          </table:table-cell>
          <table:table-cell table:style-name="ce2" office:value-type="string" calcext:value-type="string">
            <text:p>PROLIMP DEL CENTR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99</text:p>
          </table:table-cell>
          <table:table-cell table:style-name="ce2" office:value-type="string" calcext:value-type="string">
            <text:p>792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ME960701GG0</text:p>
          </table:table-cell>
          <table:table-cell table:style-name="ce2" office:value-type="string" calcext:value-type="string">
            <text:p>PRAXAIR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4439</text:p>
          </table:table-cell>
          <table:table-cell table:style-name="ce2" office:value-type="string" calcext:value-type="string">
            <text:p>F780A98A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17" calcext:value-type="date">
            <text:p>17/02/2014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50312</text:p>
          </table:table-cell>
          <table:table-cell table:style-name="ce2" office:value-type="string" calcext:value-type="string">
            <text:p>C701E23B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4-14" calcext:value-type="date">
            <text:p>14/04/2014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MR140116AA0</text:p>
          </table:table-cell>
          <table:table-cell table:style-name="ce2" office:value-type="string" calcext:value-type="string">
            <text:p>PROVEEDOR MAYORISTA AL REFACC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84</text:p>
          </table:table-cell>
          <table:table-cell table:style-name="ce2" office:value-type="string" calcext:value-type="string">
            <text:p>33389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85</text:p>
          </table:table-cell>
          <table:table-cell table:style-name="ce2" office:value-type="string" calcext:value-type="string">
            <text:p>3339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86</text:p>
          </table:table-cell>
          <table:table-cell table:style-name="ce2" office:value-type="string" calcext:value-type="string">
            <text:p>3339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5</text:p>
          </table:table-cell>
          <table:table-cell table:style-name="ce2" office:value-type="string" calcext:value-type="string">
            <text:p>COR3411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7</text:p>
          </table:table-cell>
          <table:table-cell table:style-name="ce2" office:value-type="string" calcext:value-type="string">
            <text:p>COR3411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9</text:p>
          </table:table-cell>
          <table:table-cell table:style-name="ce2" office:value-type="string" calcext:value-type="string">
            <text:p>COR34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52</text:p>
          </table:table-cell>
          <table:table-cell table:style-name="ce2" office:value-type="string" calcext:value-type="string">
            <text:p>COR3411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971.1" calcext:value-type="float">
            <text:p>9,971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034.51" calcext:value-type="float">
            <text:p>13,034.5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3005.61" calcext:value-type="float">
            <text:p>23,005.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NE880528D91</text:p>
          </table:table-cell>
          <table:table-cell table:style-name="ce2" office:value-type="string" calcext:value-type="string">
            <text:p>PROPULSION NEUMATICA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582</text:p>
          </table:table-cell>
          <table:table-cell table:style-name="ce2" office:value-type="string" calcext:value-type="string">
            <text:p>200907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GS6509217P3</text:p>
          </table:table-cell>
          <table:table-cell table:style-name="ce2" office:value-type="string" calcext:value-type="string">
            <text:p>SERGIO RAMOS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415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31" calcext:value-type="date">
            <text:p>31/05/2016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0</text:p>
          </table:table-cell>
          <table:table-cell table:style-name="ce2" office:value-type="string" calcext:value-type="string">
            <text:p>108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1</text:p>
          </table:table-cell>
          <table:table-cell table:style-name="ce2" office:value-type="string" calcext:value-type="string">
            <text:p>10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2</text:p>
          </table:table-cell>
          <table:table-cell table:style-name="ce2" office:value-type="string" calcext:value-type="string">
            <text:p>10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3</text:p>
          </table:table-cell>
          <table:table-cell table:style-name="ce2" office:value-type="string" calcext:value-type="string">
            <text:p>109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598.4" calcext:value-type="float">
            <text:p>2,598.40</text:p>
          </table:table-cell>
          <table:table-cell table:style-name="ce3" office:value-type="float" office:value="14743.6" calcext:value-type="float">
            <text:p>14,743.6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342" calcext:value-type="float">
            <text:p>17,34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U990308DZ0</text:p>
          </table:table-cell>
          <table:table-cell table:style-name="ce2" office:value-type="string" calcext:value-type="string">
            <text:p>RISPE AUTOMOTRIZ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82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3-03" calcext:value-type="date">
            <text:p>03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Z870923U86</text:p>
          </table:table-cell>
          <table:table-cell table:style-name="ce2" office:value-type="string" calcext:value-type="string">
            <text:p>REPRESENTACIONES AZTNOR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9111</text:p>
          </table:table-cell>
          <table:table-cell table:style-name="ce2" office:value-type="string" calcext:value-type="string">
            <text:p>280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1469</text:p>
          </table:table-cell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1780</text:p>
          </table:table-cell>
          <table:table-cell table:style-name="ce2" office:value-type="string" calcext:value-type="string">
            <text:p>280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2251</text:p>
          </table:table-cell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BM930301Q83</text:p>
          </table:table-cell>
          <table:table-cell table:style-name="ce2" office:value-type="string" calcext:value-type="string">
            <text:p>RUSELL BEDFORD MEXICO, S. 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290</text:p>
          </table:table-cell>
          <table:table-cell table:style-name="ce2" office:value-type="string" calcext:value-type="string">
            <text:p>D1161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30" calcext:value-type="date">
            <text:p>30/12/2016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OBJ660624BG6</text:p>
          </table:table-cell>
          <table:table-cell table:style-name="ce2" office:value-type="string" calcext:value-type="string">
            <text:p>JUAN JOSE ROMERO BERMUD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793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1" calcext:value-type="date">
            <text:p>11/10/2016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OCJ830927TF4</text:p>
          </table:table-cell>
          <table:table-cell table:style-name="ce2" office:value-type="string" calcext:value-type="string">
            <text:p>JUAN CARLOS ROSAS CABRE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888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2" calcext:value-type="date">
            <text:p>22/07/2016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PC0706251EA</text:p>
          </table:table-cell>
          <table:table-cell table:style-name="ce2" office:value-type="string" calcext:value-type="string">
            <text:p>RECUBRIMIENTOS Y PINTURAS COR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1</text:p>
          </table:table-cell>
          <table:table-cell table:style-name="ce2" office:value-type="string" calcext:value-type="string">
            <text:p>1306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SR110309UQ5</text:p>
          </table:table-cell>
          <table:table-cell table:style-name="ce2" office:value-type="string" calcext:value-type="string">
            <text:p>R+R ESQUEMA Y EDIFICACIÓN SUS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3949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3-12-20" calcext:value-type="date">
            <text:p>20/12/2013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ZS9003238P5</text:p>
          </table:table-cell>
          <table:table-cell table:style-name="ce2" office:value-type="string" calcext:value-type="string">
            <text:p>RENOVADORA ZUCA DEL SURESTE,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07</text:p>
          </table:table-cell>
          <table:table-cell table:style-name="ce2" office:value-type="string" calcext:value-type="string">
            <text:p>2970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614</text:p>
          </table:table-cell>
          <table:table-cell table:style-name="ce2" office:value-type="string" calcext:value-type="string">
            <text:p>ZR3013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79.83" calcext:value-type="float">
            <text:p>1,179.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I121010F92</text:p>
          </table:table-cell>
          <table:table-cell table:style-name="ce2" office:value-type="string" calcext:value-type="string">
            <text:p>SOLUCIONES AVANZADAS INTEGR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60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23" calcext:value-type="date">
            <text:p>23/12/2016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M030710EZ9</text:p>
          </table:table-cell>
          <table:table-cell table:style-name="ce2" office:value-type="string" calcext:value-type="string">
            <text:p>SOPORTES AMBIENTALES DE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194</text:p>
          </table:table-cell>
          <table:table-cell table:style-name="ce2" office:value-type="string" calcext:value-type="string">
            <text:p>BA41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6-21" calcext:value-type="date">
            <text:p>21/06/2015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CI100217ME9</text:p>
          </table:table-cell>
          <table:table-cell table:style-name="ce2" office:value-type="string" calcext:value-type="string">
            <text:p>ESTACION DE SERVICIO CHIT SA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79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28" calcext:value-type="date">
            <text:p>28/05/2015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EA730407565</text:p>
          </table:table-cell>
          <table:table-cell table:style-name="ce2" office:value-type="string" calcext:value-type="string">
            <text:p>SOCIEDAD EDITORA ARRONIZ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536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6-03" calcext:value-type="date">
            <text:p>03/06/2014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4546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17" calcext:value-type="date">
            <text:p>17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897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3-24" calcext:value-type="date">
            <text:p>24/03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6251</text:p>
          </table:table-cell>
          <table:table-cell table:style-name="ce2" office:value-type="string" calcext:value-type="string">
            <text:p>119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9-16" calcext:value-type="date">
            <text:p>16/09/20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5752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14" calcext:value-type="date">
            <text:p>14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5887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2" calcext:value-type="date">
            <text:p>22/07/2016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BO7911166Z6</text:p>
          </table:table-cell>
          <table:table-cell table:style-name="ce2" office:value-type="string" calcext:value-type="string">
            <text:p>TRANSPORTES BONAMPAK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6563</text:p>
          </table:table-cell>
          <table:table-cell table:style-name="ce2" office:value-type="string" calcext:value-type="string">
            <text:p>2432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7-09" calcext:value-type="date">
            <text:p>09/07/201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21</text:p>
          </table:table-cell>
          <table:table-cell table:style-name="ce2" office:value-type="string" calcext:value-type="string">
            <text:p>211216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9" calcext:value-type="date">
            <text:p>29/12/2016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43</text:p>
          </table:table-cell>
          <table:table-cell table:style-name="ce2" office:value-type="string" calcext:value-type="string">
            <text:p>21121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9" calcext:value-type="date">
            <text:p>29/12/2016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GG830523SD0</text:p>
          </table:table-cell>
          <table:table-cell table:style-name="ce2" office:value-type="string" calcext:value-type="string">
            <text:p>JOSE GUILLERMO TREJO GUEVA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499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20" calcext:value-type="date">
            <text:p>20/05/2015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I791220DAA</text:p>
          </table:table-cell>
          <table:table-cell table:style-name="ce2" office:value-type="string" calcext:value-type="string">
            <text:p>TRANSPORTADORA ESPECIALIZADA 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098</text:p>
          </table:table-cell>
          <table:table-cell table:style-name="ce2" office:value-type="string" calcext:value-type="string">
            <text:p>CF469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U8912071P0</text:p>
          </table:table-cell>
          <table:table-cell table:style-name="ce2" office:value-type="string" calcext:value-type="string">
            <text:p>TAX <text:s/>EDITORES UNIDOS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1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26" calcext:value-type="date">
            <text:p>26/02/201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MD100416Q67</text:p>
          </table:table-cell>
          <table:table-cell table:style-name="ce2" office:value-type="string" calcext:value-type="string">
            <text:p>TECNOLOGIA Y MECANICA DIESEL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400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2-09" calcext:value-type="date">
            <text:p>09/12/2015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2</text:p>
          </table:table-cell>
          <table:table-cell table:style-name="ce2" office:value-type="string" calcext:value-type="string">
            <text:p>1581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39.6" calcext:value-type="float">
            <text:p>939.6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23.6" calcext:value-type="float">
            <text:p>3,723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UTA820628TV3</text:p>
          </table:table-cell>
          <table:table-cell table:style-name="ce2" office:value-type="string" calcext:value-type="string">
            <text:p>UNIFORMES DE TAMPICO 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04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0-13" calcext:value-type="date">
            <text:p>13/10/2015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pany Total</text:p>
          </table:table-cell>
          <table:table-cell table:style-name="ce3" office:value-type="float" office:value="-3596913.41" calcext:value-type="float">
            <text:p>-3,596,913.41</text:p>
          </table:table-cell>
          <table:table-cell table:style-name="ce3" office:value-type="float" office:value="159691.38" calcext:value-type="float">
            <text:p>159,691.38</text:p>
          </table:table-cell>
          <table:table-cell table:style-name="ce3" office:value-type="float" office:value="43795.18" calcext:value-type="float">
            <text:p>43,795.18</text:p>
          </table:table-cell>
          <table:table-cell table:style-name="ce3" office:value-type="float" office:value="35816.4" calcext:value-type="float">
            <text:p>35,816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3357610.45" calcext:value-type="float">
            <text:p>-3,357,610.45</text:p>
          </table:table-cell>
          <table:table-cell table:number-columns-repeated="1014"/>
        </table:table-row>
        <table:table-row table:style-name="ro3" table:number-rows-repeated="10481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4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3">
          <table:table-cell table:number-columns-repeated="2"/>
          <table:table-cell office:value-type="string" calcext:value-type="string">
            <text:p>Inv Nb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urrent</text:p>
          </table:table-cell>
          <table:table-cell table:style-name="ce2" office:value-type="string" calcext:value-type="string">
            <text:p>1 To 7</text:p>
          </table:table-cell>
          <table:table-cell table:style-name="ce2" office:value-type="string" calcext:value-type="string">
            <text:p>8 To 14</text:p>
          </table:table-cell>
          <table:table-cell table:style-name="ce2" office:value-type="string" calcext:value-type="string">
            <text:p>15 To 21</text:p>
          </table:table-cell>
          <table:table-cell table:style-name="ce2" office:value-type="string" calcext:value-type="string">
            <text:p>Over 21</text:p>
          </table:table-cell>
          <table:table-cell office:value-type="string" calcext:value-type="string">
            <text:p>Bala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mpany:</text:p>
          </table:table-cell>
          <table:table-cell table:style-name="ce2" office:value-type="string" calcext:value-type="string">
            <text:p>TBKORI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4000009</text:p>
          </table:table-cell>
          <table:table-cell table:style-name="ce2" office:value-type="string" calcext:value-type="string">
            <text:p>CORTINA DONDE GUILLERM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856</text:p>
          </table:table-cell>
          <table:table-cell/>
          <table:table-cell table:style-name="ce2" office:value-type="string" calcext:value-type="string">
            <text:p>VO</text:p>
          </table:table-cell>
          <table:table-cell table:style-name="ce4" office:value-type="date" office:date-value="2016-12-30" calcext:value-type="date">
            <text:p>30/12/2016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988" calcext:value-type="float">
            <text:p>4,98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002" calcext:value-type="float">
            <text:p>4,00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18" calcext:value-type="float">
            <text:p>9,91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CU720616AZ9</text:p>
          </table:table-cell>
          <table:table-cell table:style-name="ce2" office:value-type="string" calcext:value-type="string">
            <text:p>AUTOMOTRIZ CUAUTITLAN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77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3-08" calcext:value-type="date">
            <text:p>08/03/2016</text:p>
          </table:table-cell>
          <table:table-cell table:style-name="ce7" office:value-type="float" office:value="-5230" calcext:value-type="float">
            <text:p>-5,23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230" calcext:value-type="float">
            <text:p>-5,23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051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7" calcext:value-type="date">
            <text:p>27/07/2016</text:p>
          </table:table-cell>
          <table:table-cell table:style-name="ce7" office:value-type="float" office:value="-3880" calcext:value-type="float">
            <text:p>-3,8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80" calcext:value-type="float">
            <text:p>-3,8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110" calcext:value-type="float">
            <text:p>-9,1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DQ9605316M0</text:p>
          </table:table-cell>
          <table:table-cell table:style-name="ce2" office:value-type="string" calcext:value-type="string">
            <text:p>ASESORIAS Y DISENOS QUPARSA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696</text:p>
          </table:table-cell>
          <table:table-cell table:style-name="ce2" office:value-type="string" calcext:value-type="string">
            <text:p>60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06.5" calcext:value-type="float">
            <text:p>1,406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096</text:p>
          </table:table-cell>
          <table:table-cell table:style-name="ce2" office:value-type="string" calcext:value-type="string">
            <text:p>60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103" calcext:value-type="float">
            <text:p>3,103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509.5" calcext:value-type="float">
            <text:p>4,509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018" calcext:value-type="float">
            <text:p>7,01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GU0006301T9</text:p>
          </table:table-cell>
          <table:table-cell table:style-name="ce2" office:value-type="string" calcext:value-type="string">
            <text:p>AUTOSERVICIO GUADALUPANO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649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6-03" calcext:value-type="date">
            <text:p>03/06/2015</text:p>
          </table:table-cell>
          <table:table-cell table:style-name="ce7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97376</text:p>
          </table:table-cell>
          <table:table-cell table:style-name="ce2" office:value-type="string" calcext:value-type="string">
            <text:p>G1647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6-05" calcext:value-type="date">
            <text:p>05/06/2015</text:p>
          </table:table-cell>
          <table:table-cell table:style-name="ce7" office:value-type="float" office:value="0.04" calcext:value-type="float">
            <text:p>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020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7-07" calcext:value-type="date">
            <text:p>07/07/2015</text:p>
          </table:table-cell>
          <table:table-cell table:style-name="ce7" office:value-type="float" office:value="-5307.25" calcext:value-type="float">
            <text:p>-5,307.2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307.25" calcext:value-type="float">
            <text:p>-5,307.2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4720</text:p>
          </table:table-cell>
          <table:table-cell table:style-name="ce2" office:value-type="string" calcext:value-type="string">
            <text:p>G 194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8-18" calcext:value-type="date">
            <text:p>18/08/2015</text:p>
          </table:table-cell>
          <table:table-cell table:style-name="ce7" office:value-type="float" office:value="0.06" calcext:value-type="float">
            <text:p>0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6145</text:p>
          </table:table-cell>
          <table:table-cell table:style-name="ce2" office:value-type="string" calcext:value-type="string">
            <text:p>AUT 727465</text:p>
          </table:table-cell>
          <table:table-cell table:style-name="ce2" office:value-type="string" calcext:value-type="string">
            <text:p>PP</text:p>
          </table:table-cell>
          <table:table-cell table:style-name="ce4" office:value-type="date" office:date-value="2015-08-21" calcext:value-type="date">
            <text:p>21/08/2015</text:p>
          </table:table-cell>
          <table:table-cell table:style-name="ce7" office:value-type="float" office:value="-9963.66" calcext:value-type="float">
            <text:p>-9,963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963.66" calcext:value-type="float">
            <text:p>-9,963.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051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9" calcext:value-type="date">
            <text:p>29/07/2016</text:p>
          </table:table-cell>
          <table:table-cell table:style-name="ce7" office:value-type="float" office:value="-77928.95" calcext:value-type="float">
            <text:p>-77,92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7928.95" calcext:value-type="float">
            <text:p>-77,928.9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3199.8" calcext:value-type="float">
            <text:p>-93,199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4" calcext:value-type="date">
            <text:p>04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8" calcext:value-type="date">
            <text:p>18/01/2017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49" calcext:value-type="float">
            <text:p>11,94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898" calcext:value-type="float">
            <text:p>23,89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81</text:p>
          </table:table-cell>
          <table:table-cell table:style-name="ce2" office:value-type="string" calcext:value-type="string">
            <text:p>M294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0" calcext:value-type="date">
            <text:p>20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387</text:p>
          </table:table-cell>
          <table:table-cell table:style-name="ce2" office:value-type="string" calcext:value-type="string">
            <text:p>M295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2" calcext:value-type="date">
            <text:p>22/12/2016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7" office:value-type="float" office:value="43124.48" calcext:value-type="float">
            <text:p>43,12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124.48" calcext:value-type="float">
            <text:p>43,124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7" office:value-type="float" office:value="21880.32" calcext:value-type="float">
            <text:p>21,880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880.32" calcext:value-type="float">
            <text:p>21,880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7" office:value-type="float" office:value="219685.76" calcext:value-type="float">
            <text:p>219,685.7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9685.76" calcext:value-type="float">
            <text:p>219,685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7" office:value-type="float" office:value="132616.96" calcext:value-type="float">
            <text:p>132,616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16.96" calcext:value-type="float">
            <text:p>132,616.9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6</text:p>
          </table:table-cell>
          <table:table-cell table:style-name="ce2" office:value-type="string" calcext:value-type="string">
            <text:p>M30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037.12" calcext:value-type="float">
            <text:p>22,037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7</text:p>
          </table:table-cell>
          <table:table-cell table:style-name="ce2" office:value-type="string" calcext:value-type="string">
            <text:p>303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186.6" calcext:value-type="float">
            <text:p>47,186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8</text:p>
          </table:table-cell>
          <table:table-cell table:style-name="ce2" office:value-type="string" calcext:value-type="string">
            <text:p>M303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79.42" calcext:value-type="float">
            <text:p>47,579.4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99</text:p>
          </table:table-cell>
          <table:table-cell table:style-name="ce2" office:value-type="string" calcext:value-type="string">
            <text:p>M30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5221.12" calcext:value-type="float">
            <text:p>45,221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194</text:p>
          </table:table-cell>
          <table:table-cell table:style-name="ce2" office:value-type="string" calcext:value-type="string">
            <text:p>MF43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2" calcext:value-type="date">
            <text:p>12/01/2017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814" calcext:value-type="float">
            <text:p>4,81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4</text:p>
          </table:table-cell>
          <table:table-cell table:style-name="ce2" office:value-type="string" calcext:value-type="string">
            <text:p>M30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428.38" calcext:value-type="float">
            <text:p>16,428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5</text:p>
          </table:table-cell>
          <table:table-cell table:style-name="ce2" office:value-type="string" calcext:value-type="string">
            <text:p>M3305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0442.1" calcext:value-type="float">
            <text:p>20,442.1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6</text:p>
          </table:table-cell>
          <table:table-cell table:style-name="ce2" office:value-type="string" calcext:value-type="string">
            <text:p>M30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368.95" calcext:value-type="float">
            <text:p>22,368.9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7</text:p>
          </table:table-cell>
          <table:table-cell table:style-name="ce2" office:value-type="string" calcext:value-type="string">
            <text:p>M30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40.38" calcext:value-type="float">
            <text:p>17,240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428</text:p>
          </table:table-cell>
          <table:table-cell table:style-name="ce2" office:value-type="string" calcext:value-type="string">
            <text:p>MF043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0" calcext:value-type="date">
            <text:p>30/01/2017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978" calcext:value-type="float">
            <text:p>9,97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584</text:p>
          </table:table-cell>
          <table:table-cell table:style-name="ce2" office:value-type="string" calcext:value-type="string">
            <text:p>M04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218.27" calcext:value-type="float">
            <text:p>4,218.2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586</text:p>
          </table:table-cell>
          <table:table-cell table:style-name="ce2" office:value-type="string" calcext:value-type="string">
            <text:p>M043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92" calcext:value-type="float">
            <text:p>5,69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678</text:p>
          </table:table-cell>
          <table:table-cell table:style-name="ce2" office:value-type="string" calcext:value-type="string">
            <text:p>M300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3" calcext:value-type="date">
            <text:p>13/01/2017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6960" calcext:value-type="float">
            <text:p>36,9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791393.86" calcext:value-type="float">
            <text:p>791,393.8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MC901004C32</text:p>
          </table:table-cell>
          <table:table-cell table:style-name="ce2" office:value-type="string" calcext:value-type="string">
            <text:p>Asociación Mexicana de Conta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063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1-27" calcext:value-type="date">
            <text:p>27/01/2016</text:p>
          </table:table-cell>
          <table:table-cell table:style-name="ce7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044" calcext:value-type="float">
            <text:p>-1,04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FM910826TW6</text:p>
          </table:table-cell>
          <table:table-cell table:style-name="ce2" office:value-type="string" calcext:value-type="string">
            <text:p>BRIDGESTONE DE MEXICO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8947</text:p>
          </table:table-cell>
          <table:table-cell table:style-name="ce2" office:value-type="string" calcext:value-type="string">
            <text:p>05322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74.32" calcext:value-type="float">
            <text:p>1,97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ME910201FBA</text:p>
          </table:table-cell>
          <table:table-cell table:style-name="ce2" office:value-type="string" calcext:value-type="string">
            <text:p>BANDAG DE MEXICO <text:s/>S A <text:s/>DE C 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9489</text:p>
          </table:table-cell>
          <table:table-cell table:style-name="ce2" office:value-type="string" calcext:value-type="string">
            <text:p>7331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9-13" calcext:value-type="date">
            <text:p>13/09/2016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20.88" calcext:value-type="float">
            <text:p>5,820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0820</text:p>
          </table:table-cell>
          <table:table-cell table:style-name="ce2" office:value-type="string" calcext:value-type="string">
            <text:p>732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9-13" calcext:value-type="date">
            <text:p>13/09/2016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83.68" calcext:value-type="float">
            <text:p>3,883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3182</text:p>
          </table:table-cell>
          <table:table-cell table:style-name="ce2" office:value-type="string" calcext:value-type="string">
            <text:p>73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28" calcext:value-type="date">
            <text:p>28/06/2016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03.72" calcext:value-type="float">
            <text:p>8,603.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188</text:p>
          </table:table-cell>
          <table:table-cell table:style-name="ce2" office:value-type="string" calcext:value-type="string">
            <text:p>VALE1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2" calcext:value-type="date">
            <text:p>12/10/2016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93.44" calcext:value-type="float">
            <text:p>15,293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6852</text:p>
          </table:table-cell>
          <table:table-cell table:style-name="ce2" office:value-type="string" calcext:value-type="string">
            <text:p>VALE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22" calcext:value-type="date">
            <text:p>22/10/2016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644.32" calcext:value-type="float">
            <text:p>8,64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7271</text:p>
          </table:table-cell>
          <table:table-cell table:style-name="ce2" office:value-type="string" calcext:value-type="string">
            <text:p>VALE 13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25" calcext:value-type="date">
            <text:p>25/10/2016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3461" calcext:value-type="float">
            <text:p>23,461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6633</text:p>
          </table:table-cell>
          <table:table-cell table:style-name="ce2" office:value-type="string" calcext:value-type="string">
            <text:p>VALE1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17" calcext:value-type="date">
            <text:p>17/12/2016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257.32" calcext:value-type="float">
            <text:p>17,257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8296</text:p>
          </table:table-cell>
          <table:table-cell table:style-name="ce2" office:value-type="string" calcext:value-type="string">
            <text:p>VALE1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7" calcext:value-type="date">
            <text:p>27/12/2016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6.56" calcext:value-type="float">
            <text:p>2,106.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0532</text:p>
          </table:table-cell>
          <table:table-cell table:style-name="ce2" office:value-type="string" calcext:value-type="string">
            <text:p>VALE 14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1.84" calcext:value-type="float">
            <text:p>1,941.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1699</text:p>
          </table:table-cell>
          <table:table-cell table:style-name="ce2" office:value-type="string" calcext:value-type="string">
            <text:p>VALE1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6" calcext:value-type="date">
            <text:p>16/01/2017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266.92" calcext:value-type="float">
            <text:p>13,266.9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279.68" calcext:value-type="float">
            <text:p>100,279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NM840515VB1</text:p>
          </table:table-cell>
          <table:table-cell table:style-name="ce2" office:value-type="string" calcext:value-type="string">
            <text:p>BANCO NACIONAL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0</text:p>
          </table:table-cell>
          <table:table-cell table:style-name="ce2" office:value-type="string" calcext:value-type="string">
            <text:p>211216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1" calcext:value-type="date">
            <text:p>21/12/2016</text:p>
          </table:table-cell>
          <table:table-cell table:style-name="ce7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44</text:p>
          </table:table-cell>
          <table:table-cell table:style-name="ce2" office:value-type="string" calcext:value-type="string">
            <text:p>211216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8" calcext:value-type="date">
            <text:p>28/12/2016</text:p>
          </table:table-cell>
          <table:table-cell table:style-name="ce7" office:value-type="float" office:value="191.4" calcext:value-type="float">
            <text:p>191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1.4" calcext:value-type="float">
            <text:p>191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.8" calcext:value-type="float">
            <text:p>38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GF560610J18</text:p>
          </table:table-cell>
          <table:table-cell table:style-name="ce2" office:value-type="string" calcext:value-type="string">
            <text:p>CHAVEZ GONZALEZ FERNAN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3085</text:p>
          </table:table-cell>
          <table:table-cell table:style-name="ce2" office:value-type="string" calcext:value-type="string">
            <text:p>7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7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3.36" calcext:value-type="float">
            <text:p>923.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U810102226</text:p>
          </table:table-cell>
          <table:table-cell table:style-name="ce2" office:value-type="string" calcext:value-type="string">
            <text:p>CERMA AUTOMOTRIZ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3106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04" calcext:value-type="date">
            <text:p>04/05/2015</text:p>
          </table:table-cell>
          <table:table-cell table:style-name="ce7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58" calcext:value-type="float">
            <text:p>-3,85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DE980324RH6</text:p>
          </table:table-cell>
          <table:table-cell table:style-name="ce2" office:value-type="string" calcext:value-type="string">
            <text:p>CAUCHOS Y DERIVADO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670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8" calcext:value-type="date">
            <text:p>28/12/2016</text:p>
          </table:table-cell>
          <table:table-cell table:style-name="ce7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00" calcext:value-type="float">
            <text:p>1,4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91.95" calcext:value-type="float">
            <text:p>3,491.9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3</text:p>
          </table:table-cell>
          <table:table-cell table:style-name="ce2" office:value-type="string" calcext:value-type="string">
            <text:p>34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7" calcext:value-type="date">
            <text:p>17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925.6" calcext:value-type="float">
            <text:p>1,925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72</text:p>
          </table:table-cell>
          <table:table-cell table:style-name="ce2" office:value-type="string" calcext:value-type="string">
            <text:p>35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305.71" calcext:value-type="float">
            <text:p>2,305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491.95" calcext:value-type="float">
            <text:p>3,491.9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231.31" calcext:value-type="float">
            <text:p>4,231.3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723.26" calcext:value-type="float">
            <text:p>7,723.2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354</text:p>
          </table:table-cell>
          <table:table-cell table:style-name="ce2" office:value-type="string" calcext:value-type="string">
            <text:p>17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16.7" calcext:value-type="float">
            <text:p>6,416.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83.59" calcext:value-type="float">
            <text:p>1,383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1.15" calcext:value-type="float">
            <text:p>3,171.1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066</text:p>
          </table:table-cell>
          <table:table-cell table:style-name="ce2" office:value-type="string" calcext:value-type="string">
            <text:p>17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2.63" calcext:value-type="float">
            <text:p>3,092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052</text:p>
          </table:table-cell>
          <table:table-cell table:style-name="ce2" office:value-type="string" calcext:value-type="string">
            <text:p>174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5.55" calcext:value-type="float">
            <text:p>195.5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3</text:p>
          </table:table-cell>
          <table:table-cell table:style-name="ce2" office:value-type="string" calcext:value-type="string">
            <text:p>179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28.71" calcext:value-type="float">
            <text:p>1,928.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2</text:p>
          </table:table-cell>
          <table:table-cell table:style-name="ce2" office:value-type="string" calcext:value-type="string">
            <text:p>179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130.33" calcext:value-type="float">
            <text:p>3,130.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4</text:p>
          </table:table-cell>
          <table:table-cell table:style-name="ce2" office:value-type="string" calcext:value-type="string">
            <text:p>17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682.7" calcext:value-type="float">
            <text:p>5,682.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5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58.07" calcext:value-type="float">
            <text:p>2,758.0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97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327.38" calcext:value-type="float">
            <text:p>4,327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27</text:p>
          </table:table-cell>
          <table:table-cell table:style-name="ce2" office:value-type="string" calcext:value-type="string">
            <text:p>18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8" calcext:value-type="date">
            <text:p>28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89.71" calcext:value-type="float">
            <text:p>3,789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554.74" calcext:value-type="float">
            <text:p>4,554.74</text:p>
          </table:table-cell>
          <table:table-cell table:style-name="ce3" office:value-type="float" office:value="9704.88" calcext:value-type="float">
            <text:p>9,704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1616.9" calcext:value-type="float">
            <text:p>21,616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5876.52" calcext:value-type="float">
            <text:p>35,876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GA010307N18</text:p>
          </table:table-cell>
          <table:table-cell table:style-name="ce2" office:value-type="string" calcext:value-type="string">
            <text:p>CENTRO GASOLINERO ANIMAS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3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04" calcext:value-type="date">
            <text:p>04/08/2016</text:p>
          </table:table-cell>
          <table:table-cell table:style-name="ce7" office:value-type="float" office:value="-9785.97" calcext:value-type="float">
            <text:p>-9,785.9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9785.97" calcext:value-type="float">
            <text:p>-9,785.9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2847</text:p>
          </table:table-cell>
          <table:table-cell table:style-name="ce2" office:value-type="string" calcext:value-type="string">
            <text:p>SFC1539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4" calcext:value-type="date">
            <text:p>14/10/2016</text:p>
          </table:table-cell>
          <table:table-cell table:style-name="ce7" office:value-type="float" office:value="9786" calcext:value-type="float">
            <text:p>9,786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786" calcext:value-type="float">
            <text:p>9,786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00000000011642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78.02" calcext:value-type="float">
            <text:p>4,778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0</text:p>
          </table:table-cell>
          <table:table-cell table:style-name="ce2" office:value-type="string" calcext:value-type="string">
            <text:p>5123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79.69" calcext:value-type="float">
            <text:p>1,579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3</text:p>
          </table:table-cell>
          <table:table-cell table:style-name="ce2" office:value-type="string" calcext:value-type="string">
            <text:p>512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2.66" calcext:value-type="float">
            <text:p>1,022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778.02" calcext:value-type="float">
            <text:p>4,778.02</text:p>
          </table:table-cell>
          <table:table-cell table:style-name="ce3" office:value-type="float" office:value="2602.35" calcext:value-type="float">
            <text:p>2,60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380.37" calcext:value-type="float">
            <text:p>7,380.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PT7605187A0</text:p>
          </table:table-cell>
          <table:table-cell table:style-name="ce2" office:value-type="string" calcext:value-type="string">
            <text:p>CENTRAL DE PARTES Y TANDEM S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390</text:p>
          </table:table-cell>
          <table:table-cell table:style-name="ce2" office:value-type="string" calcext:value-type="string">
            <text:p>2083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45.8" calcext:value-type="float">
            <text:p>4,645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4685</text:p>
          </table:table-cell>
          <table:table-cell table:style-name="ce2" office:value-type="string" calcext:value-type="string">
            <text:p>208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4686</text:p>
          </table:table-cell>
          <table:table-cell table:style-name="ce2" office:value-type="string" calcext:value-type="string">
            <text:p>208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6-14" calcext:value-type="date">
            <text:p>14/06/2016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3.28" calcext:value-type="float">
            <text:p>473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3</text:p>
          </table:table-cell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656.32" calcext:value-type="float">
            <text:p>3,656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71</text:p>
          </table:table-cell>
          <table:table-cell table:style-name="ce2" office:value-type="string" calcext:value-type="string">
            <text:p>2607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75.76" calcext:value-type="float">
            <text:p>1,375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708</text:p>
          </table:table-cell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902.4" calcext:value-type="float">
            <text:p>1,902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272</text:p>
          </table:table-cell>
          <table:table-cell table:style-name="ce2" office:value-type="string" calcext:value-type="string">
            <text:p>CPT2645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241.2" calcext:value-type="float">
            <text:p>1,241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274</text:p>
          </table:table-cell>
          <table:table-cell table:style-name="ce2" office:value-type="string" calcext:value-type="string">
            <text:p>CPT263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54.36" calcext:value-type="float">
            <text:p>2,054.3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592.36" calcext:value-type="float">
            <text:p>5,592.36</text:p>
          </table:table-cell>
          <table:table-cell table:style-name="ce3" office:value-type="float" office:value="6934.48" calcext:value-type="float">
            <text:p>6,934.48</text:p>
          </table:table-cell>
          <table:table-cell table:style-name="ce3" office:value-type="float" office:value="3295.56" calcext:value-type="float">
            <text:p>3,295.5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5822.4" calcext:value-type="float">
            <text:p>15,822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A130717JE6</text:p>
          </table:table-cell>
          <table:table-cell table:style-name="ce2" office:value-type="string" calcext:value-type="string">
            <text:p>CAMIONES REPUESTOS Y ACCESORI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51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5" calcext:value-type="date">
            <text:p>25/07/2016</text:p>
          </table:table-cell>
          <table:table-cell table:style-name="ce7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7" office:value-type="float" office:value="-3742" calcext:value-type="float">
            <text:p>-3,74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42" calcext:value-type="float">
            <text:p>-3,74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A150304588</text:p>
          </table:table-cell>
          <table:table-cell table:style-name="ce2" office:value-type="string" calcext:value-type="string">
            <text:p>COMERCIALIZADORA DE REFACCION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10</text:p>
          </table:table-cell>
          <table:table-cell table:style-name="ce2" office:value-type="string" calcext:value-type="string">
            <text:p>0064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94.8" calcext:value-type="float">
            <text:p>1,194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RU910320MK8</text:p>
          </table:table-cell>
          <table:table-cell table:style-name="ce2" office:value-type="string" calcext:value-type="string">
            <text:p>CONSORCIO RED UNO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561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61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61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25" calcext:value-type="date">
            <text:p>25/08/2016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3818.4" calcext:value-type="float">
            <text:p>123,818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TP760518001</text:p>
          </table:table-cell>
          <table:table-cell table:style-name="ce2" office:value-type="string" calcext:value-type="string">
            <text:p>NO USAR CENTRAL DE PARTES Y T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1890</text:p>
          </table:table-cell>
          <table:table-cell table:style-name="ce2" office:value-type="string" calcext:value-type="string">
            <text:p>2CCD128C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23" calcext:value-type="date">
            <text:p>23/02/2014</text:p>
          </table:table-cell>
          <table:table-cell table:style-name="ce7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81.88" calcext:value-type="float">
            <text:p>3,181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ED790619I60</text:p>
          </table:table-cell>
          <table:table-cell table:style-name="ce2" office:value-type="string" calcext:value-type="string">
            <text:p>DOFISCAL EDITORE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679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2-30" calcext:value-type="date">
            <text:p>30/12/2015</text:p>
          </table:table-cell>
          <table:table-cell table:style-name="ce7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8229" calcext:value-type="float">
            <text:p>-8,22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EL650429C76</text:p>
          </table:table-cell>
          <table:table-cell table:style-name="ce2" office:value-type="string" calcext:value-type="string">
            <text:p>DISTRIBUIDORA ELDOR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804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15" calcext:value-type="date">
            <text:p>15/12/2014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9" calcext:value-type="date">
            <text:p>19/01/2017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90.68" calcext:value-type="float">
            <text:p>6,290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8731</text:p>
          </table:table-cell>
          <table:table-cell table:style-name="ce2" office:value-type="string" calcext:value-type="string">
            <text:p>3589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290.68" calcext:value-type="float">
            <text:p>6,290.68</text:p>
          </table:table-cell>
          <table:table-cell table:style-name="ce3" office:value-type="float" office:value="1396.64" calcext:value-type="float">
            <text:p>1,396.6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87.32" calcext:value-type="float">
            <text:p>7,687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MV120327QH2</text:p>
          </table:table-cell>
          <table:table-cell table:style-name="ce2" office:value-type="string" calcext:value-type="string">
            <text:p>DIXFLO MULTISERVICIOS VALVULA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240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PJ001122MA2</text:p>
          </table:table-cell>
          <table:table-cell table:style-name="ce2" office:value-type="string" calcext:value-type="string">
            <text:p>DISTRIBUIDORA PJ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804</text:p>
          </table:table-cell>
          <table:table-cell table:style-name="ce2" office:value-type="string" calcext:value-type="string">
            <text:p>2002738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5</text:p>
          </table:table-cell>
          <table:table-cell table:style-name="ce2" office:value-type="string" calcext:value-type="string">
            <text:p>2002738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154.32" calcext:value-type="float">
            <text:p>1,154.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6</text:p>
          </table:table-cell>
          <table:table-cell table:style-name="ce2" office:value-type="string" calcext:value-type="string">
            <text:p>200273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69.54" calcext:value-type="float">
            <text:p>769.5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7</text:p>
          </table:table-cell>
          <table:table-cell table:style-name="ce2" office:value-type="string" calcext:value-type="string">
            <text:p>200273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967.63" calcext:value-type="float">
            <text:p>967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8</text:p>
          </table:table-cell>
          <table:table-cell table:style-name="ce2" office:value-type="string" calcext:value-type="string">
            <text:p>200273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39.09" calcext:value-type="float">
            <text:p>1,539.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09</text:p>
          </table:table-cell>
          <table:table-cell table:style-name="ce2" office:value-type="string" calcext:value-type="string">
            <text:p>2002739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84.77" calcext:value-type="float">
            <text:p>384.7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354.44" calcext:value-type="float">
            <text:p>6,354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UGL780817HY9</text:p>
          </table:table-cell>
          <table:table-cell table:style-name="ce2" office:value-type="string" calcext:value-type="string">
            <text:p>DURAN GARCIA LAU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822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6-27" calcext:value-type="date">
            <text:p>27/06/2014</text:p>
          </table:table-cell>
          <table:table-cell table:style-name="ce7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974" calcext:value-type="float">
            <text:p>-5,97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62.11" calcext:value-type="float">
            <text:p>1,062.1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8.67" calcext:value-type="float">
            <text:p>438.6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00.78" calcext:value-type="float">
            <text:p>1,500.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58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14" calcext:value-type="date">
            <text:p>14/12/2016</text:p>
          </table:table-cell>
          <table:table-cell table:style-name="ce9" office:value-type="float" office:value="-1595.99" calcext:value-type="float">
            <text:p>-1,595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595.99" calcext:value-type="float">
            <text:p>-1,595.9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4088.05" calcext:value-type="float">
            <text:p>64,088.0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2492.06" calcext:value-type="float">
            <text:p>62,492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SO100211V84</text:p>
          </table:table-cell>
          <table:table-cell table:style-name="ce2" office:value-type="string" calcext:value-type="string">
            <text:p>ENERGETICOS Y SERVICIOS OCOZO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209</text:p>
          </table:table-cell>
          <table:table-cell table:style-name="ce2" office:value-type="string" calcext:value-type="string">
            <text:p>A694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2" calcext:value-type="date">
            <text:p>02/01/2017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09.5" calcext:value-type="float">
            <text:p>9,509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XP6812035X3</text:p>
          </table:table-cell>
          <table:table-cell table:style-name="ce2" office:value-type="string" calcext:value-type="string">
            <text:p>EXPANSION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01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2-25" calcext:value-type="date">
            <text:p>25/02/2016</text:p>
          </table:table-cell>
          <table:table-cell table:style-name="ce7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99" calcext:value-type="float">
            <text:p>-3,49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DE1104275Q8</text:p>
          </table:table-cell>
          <table:table-cell table:style-name="ce2" office:value-type="string" calcext:value-type="string">
            <text:p>THE FIVE DECISIONS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79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3-25" calcext:value-type="date">
            <text:p>25/03/2014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MA8906197Y5</text:p>
          </table:table-cell>
          <table:table-cell table:style-name="ce2" office:value-type="string" calcext:value-type="string">
            <text:p>FRENOS Y MANGUERAS AUTOMOTRIC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744</text:p>
          </table:table-cell>
          <table:table-cell table:style-name="ce2" office:value-type="string" calcext:value-type="string">
            <text:p>107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99.93" calcext:value-type="float">
            <text:p>899.9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745</text:p>
          </table:table-cell>
          <table:table-cell table:style-name="ce2" office:value-type="string" calcext:value-type="string">
            <text:p>1072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2.4" calcext:value-type="float">
            <text:p>452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52.33" calcext:value-type="float">
            <text:p>1,352.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OL990813KA8</text:p>
          </table:table-cell>
          <table:table-cell table:style-name="ce2" office:value-type="string" calcext:value-type="string">
            <text:p>FERRETERIA OLMECA, S.A. DE C.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24</text:p>
          </table:table-cell>
          <table:table-cell table:style-name="ce2" office:value-type="string" calcext:value-type="string">
            <text:p>FE242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4" calcext:value-type="date">
            <text:p>24/01/2017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75.71" calcext:value-type="float">
            <text:p>575.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AJA830408II1</text:p>
          </table:table-cell>
          <table:table-cell table:style-name="ce2" office:value-type="string" calcext:value-type="string">
            <text:p>ARNULFO GARCIA JUAR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521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3" calcext:value-type="date">
            <text:p>23/01/2017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28" calcext:value-type="float">
            <text:p>928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791.64" calcext:value-type="float">
            <text:p>8,791.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575.48" calcext:value-type="float">
            <text:p>13,575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0</text:p>
          </table:table-cell>
          <table:table-cell table:style-name="ce2" office:value-type="string" calcext:value-type="string">
            <text:p>165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80.43" calcext:value-type="float">
            <text:p>1,580.4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2</text:p>
          </table:table-cell>
          <table:table-cell table:style-name="ce2" office:value-type="string" calcext:value-type="string">
            <text:p>1659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488.29" calcext:value-type="float">
            <text:p>6,488.2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8</text:p>
          </table:table-cell>
          <table:table-cell table:style-name="ce2" office:value-type="string" calcext:value-type="string">
            <text:p>166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50.2" calcext:value-type="float">
            <text:p>1,85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2367.12" calcext:value-type="float">
            <text:p>22,367.12</text:p>
          </table:table-cell>
          <table:table-cell table:style-name="ce3" office:value-type="float" office:value="9918.92" calcext:value-type="float">
            <text:p>9,918.9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2286.04" calcext:value-type="float">
            <text:p>32,286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CI031101UR2</text:p>
          </table:table-cell>
          <table:table-cell table:style-name="ce2" office:value-type="string" calcext:value-type="string">
            <text:p>GUANTES Y CALZADO INDUSTRIAL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5655</text:p>
          </table:table-cell>
          <table:table-cell table:style-name="ce2" office:value-type="string" calcext:value-type="string">
            <text:p>FA54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3-21" calcext:value-type="date">
            <text:p>21/03/2016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82" calcext:value-type="float">
            <text:p>1,68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1057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19" calcext:value-type="date">
            <text:p>19/12/2016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846.8" calcext:value-type="float">
            <text:p>846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43291</text:p>
          </table:table-cell>
          <table:table-cell table:style-name="ce2" office:value-type="string" calcext:value-type="string">
            <text:p>FA57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20" calcext:value-type="date">
            <text:p>20/05/2016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0.2" calcext:value-type="float">
            <text:p>1,27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99" calcext:value-type="float">
            <text:p>3,79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FE9707075U3</text:p>
          </table:table-cell>
          <table:table-cell table:style-name="ce2" office:value-type="string" calcext:value-type="string">
            <text:p>GRUPO FERCHE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08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04" calcext:value-type="date">
            <text:p>04/08/2016</text:p>
          </table:table-cell>
          <table:table-cell table:style-name="ce7" office:value-type="float" office:value="-1344.07" calcext:value-type="float">
            <text:p>-1,344.0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344.07" calcext:value-type="float">
            <text:p>-1,344.0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22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19" calcext:value-type="date">
            <text:p>19/08/2016</text:p>
          </table:table-cell>
          <table:table-cell table:style-name="ce7" office:value-type="float" office:value="-5495.37" calcext:value-type="float">
            <text:p>-5,495.37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495.37" calcext:value-type="float">
            <text:p>-5,495.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6548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8-31" calcext:value-type="date">
            <text:p>31/08/2016</text:p>
          </table:table-cell>
          <table:table-cell table:style-name="ce7" office:value-type="float" office:value="-512.9" calcext:value-type="float">
            <text:p>-512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12.9" calcext:value-type="float">
            <text:p>-512.9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185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06" calcext:value-type="date">
            <text:p>06/12/2016</text:p>
          </table:table-cell>
          <table:table-cell table:style-name="ce7" office:value-type="float" office:value="-48286.9" calcext:value-type="float">
            <text:p>-48,286.9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286.9" calcext:value-type="float">
            <text:p>-48,286.9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34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05" calcext:value-type="date">
            <text:p>05/12/2016</text:p>
          </table:table-cell>
          <table:table-cell table:style-name="ce7" office:value-type="float" office:value="-23408.48" calcext:value-type="float">
            <text:p>-23,408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3408.48" calcext:value-type="float">
            <text:p>-23,408.4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9047.72" calcext:value-type="float">
            <text:p>-79,047.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HE081229TSA</text:p>
          </table:table-cell>
          <table:table-cell table:style-name="ce2" office:value-type="string" calcext:value-type="string">
            <text:p>GTS HERRAMIENTAS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3267</text:p>
          </table:table-cell>
          <table:table-cell table:style-name="ce2" office:value-type="string" calcext:value-type="string">
            <text:p>04641a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05" calcext:value-type="date">
            <text:p>05/02/2014</text:p>
          </table:table-cell>
          <table:table-cell table:style-name="ce7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2.52" calcext:value-type="float">
            <text:p>112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191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1-22" calcext:value-type="date">
            <text:p>22/01/2016</text:p>
          </table:table-cell>
          <table:table-cell table:style-name="ce7" office:value-type="float" office:value="-3132" calcext:value-type="float">
            <text:p>-3,132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132" calcext:value-type="float">
            <text:p>-3,13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232.2" calcext:value-type="float">
            <text:p>12,232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100.2" calcext:value-type="float">
            <text:p>9,100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PROVEEDOR GLOBA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03064</text:p>
          </table:table-cell>
          <table:table-cell table:style-name="ce2" office:value-type="string" calcext:value-type="string">
            <text:p>010820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3-01-08" calcext:value-type="date">
            <text:p>08/01/2013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GJ42061855A</text:p>
          </table:table-cell>
          <table:table-cell table:style-name="ce2" office:value-type="string" calcext:value-type="string">
            <text:p>JESÚS GÓMEZ GALLARD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110</text:p>
          </table:table-cell>
          <table:table-cell table:style-name="ce2" office:value-type="string" calcext:value-type="string">
            <text:p>44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17" calcext:value-type="date">
            <text:p>17/05/2016</text:p>
          </table:table-cell>
          <table:table-cell table:style-name="ce7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5" calcext:value-type="date">
            <text:p>05/01/2017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480" calcext:value-type="float">
            <text:p>3,4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OHV780205Q85</text:p>
          </table:table-cell>
          <table:table-cell table:style-name="ce2" office:value-type="string" calcext:value-type="string">
            <text:p>VICTOR ALEJANDRO GOMEZ HERNAN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6557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8-19" calcext:value-type="date">
            <text:p>19/08/2014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PE000530DG6</text:p>
          </table:table-cell>
          <table:table-cell table:style-name="ce2" office:value-type="string" calcext:value-type="string">
            <text:p>GASOLINERA PEREDA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72</text:p>
          </table:table-cell>
          <table:table-cell table:style-name="ce2" office:value-type="string" calcext:value-type="string">
            <text:p>C317</text:p>
          </table:table-cell>
          <table:table-cell table:style-name="ce2" office:value-type="string" calcext:value-type="string">
            <text:p>AD</text:p>
          </table:table-cell>
          <table:table-cell/>
          <table:table-cell table:style-name="ce7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5049" calcext:value-type="float">
            <text:p>-35,04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20123" calcext:value-type="float">
            <text:p>320,123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0744.48" calcext:value-type="float">
            <text:p>90,744.4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10867.48" calcext:value-type="float">
            <text:p>410,867.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CO881215LY1</text:p>
          </table:table-cell>
          <table:table-cell table:style-name="ce2" office:value-type="string" calcext:value-type="string">
            <text:p>HOTELES COLONIAL, S.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701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6-09" calcext:value-type="date">
            <text:p>09/06/2015</text:p>
          </table:table-cell>
          <table:table-cell table:style-name="ce7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894" calcext:value-type="float">
            <text:p>-3,89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EGM6606193W6</text:p>
          </table:table-cell>
          <table:table-cell table:style-name="ce2" office:value-type="string" calcext:value-type="string">
            <text:p>HERNANDEZ GARCIA MARIO ALBERT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040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17" calcext:value-type="date">
            <text:p>17/12/2014</text:p>
          </table:table-cell>
          <table:table-cell table:style-name="ce7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888.24" calcext:value-type="float">
            <text:p>-4,888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MO650310GK4</text:p>
          </table:table-cell>
          <table:table-cell table:style-name="ce2" office:value-type="string" calcext:value-type="string">
            <text:p>HOTEL MONTERREY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88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0-02" calcext:value-type="date">
            <text:p>02/10/2015</text:p>
          </table:table-cell>
          <table:table-cell table:style-name="ce7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239" calcext:value-type="float">
            <text:p>-1,239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CE940411LZ4</text:p>
          </table:table-cell>
          <table:table-cell table:style-name="ce2" office:value-type="string" calcext:value-type="string">
            <text:p>INGENIERIA Y COMERCIALIZACIO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1792</text:p>
          </table:table-cell>
          <table:table-cell table:style-name="ce2" office:value-type="string" calcext:value-type="string">
            <text:p>32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75.02" calcext:value-type="float">
            <text:p>475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CR920210IA1</text:p>
          </table:table-cell>
          <table:table-cell table:style-name="ce2" office:value-type="string" calcext:value-type="string">
            <text:p>IMPORTADORA Y COMERCIALIZADO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859</text:p>
          </table:table-cell>
          <table:table-cell table:style-name="ce2" office:value-type="string" calcext:value-type="string">
            <text:p>RP95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108.69" calcext:value-type="float">
            <text:p>17,108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6124</text:p>
          </table:table-cell>
          <table:table-cell table:style-name="ce2" office:value-type="string" calcext:value-type="string">
            <text:p>AEA1083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9-25" calcext:value-type="date">
            <text:p>25/09/2015</text:p>
          </table:table-cell>
          <table:table-cell table:style-name="ce7" office:value-type="float" office:value="18430.08" calcext:value-type="float">
            <text:p>18,430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8430.08" calcext:value-type="float">
            <text:p>18,430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90.29" calcext:value-type="float">
            <text:p>1,190.2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72</text:p>
          </table:table-cell>
          <table:table-cell table:style-name="ce2" office:value-type="string" calcext:value-type="string">
            <text:p>1453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915.04" calcext:value-type="float">
            <text:p>17,91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73</text:p>
          </table:table-cell>
          <table:table-cell table:style-name="ce2" office:value-type="string" calcext:value-type="string">
            <text:p>1453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1</text:p>
          </table:table-cell>
          <table:table-cell table:style-name="ce2" office:value-type="string" calcext:value-type="string">
            <text:p>145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213.04" calcext:value-type="float">
            <text:p>5,213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382</text:p>
          </table:table-cell>
          <table:table-cell table:style-name="ce2" office:value-type="string" calcext:value-type="string">
            <text:p>14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411.4" calcext:value-type="float">
            <text:p>26,411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06</text:p>
          </table:table-cell>
          <table:table-cell table:style-name="ce2" office:value-type="string" calcext:value-type="string">
            <text:p>1455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500.59" calcext:value-type="float">
            <text:p>4,500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581</text:p>
          </table:table-cell>
          <table:table-cell table:style-name="ce2" office:value-type="string" calcext:value-type="string">
            <text:p>145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980</text:p>
          </table:table-cell>
          <table:table-cell table:style-name="ce2" office:value-type="string" calcext:value-type="string">
            <text:p>1459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981</text:p>
          </table:table-cell>
          <table:table-cell table:style-name="ce2" office:value-type="string" calcext:value-type="string">
            <text:p>1459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06.2" calcext:value-type="float">
            <text:p>1,006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90</text:p>
          </table:table-cell>
          <table:table-cell table:style-name="ce2" office:value-type="string" calcext:value-type="string">
            <text:p>AEA146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1" calcext:value-type="date">
            <text:p>21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9620.37" calcext:value-type="float">
            <text:p>19,620.37</text:p>
          </table:table-cell>
          <table:table-cell table:style-name="ce3" office:value-type="float" office:value="75979.91" calcext:value-type="float">
            <text:p>75,979.91</text:p>
          </table:table-cell>
          <table:table-cell table:style-name="ce3" office:value-type="float" office:value="18921.24" calcext:value-type="float">
            <text:p>18,921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4521.52" calcext:value-type="float">
            <text:p>114,521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SD950921HE5</text:p>
          </table:table-cell>
          <table:table-cell table:style-name="ce2" office:value-type="string" calcext:value-type="string">
            <text:p>I + D MEXICO <text:s/>S. A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7115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9-23" calcext:value-type="date">
            <text:p>23/09/2016</text:p>
          </table:table-cell>
          <table:table-cell table:style-name="ce7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685.6" calcext:value-type="float">
            <text:p>-2,685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LAHL570616MI9</text:p>
          </table:table-cell>
          <table:table-cell table:style-name="ce2" office:value-type="string" calcext:value-type="string">
            <text:p>LARRAGAÑA HUERTA LETI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573</text:p>
          </table:table-cell>
          <table:table-cell table:style-name="ce2" office:value-type="string" calcext:value-type="string">
            <text:p>681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6" calcext:value-type="date">
            <text:p>06/02/2017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24.24" calcext:value-type="float">
            <text:p>1,524.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LOSF550420CD9</text:p>
          </table:table-cell>
          <table:table-cell table:style-name="ce2" office:value-type="string" calcext:value-type="string">
            <text:p>FEDERICO LOBATO SANCH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542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24" calcext:value-type="date">
            <text:p>24/02/2015</text:p>
          </table:table-cell>
          <table:table-cell table:style-name="ce7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480" calcext:value-type="float">
            <text:p>-3,4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C010808MG5</text:p>
          </table:table-cell>
          <table:table-cell table:style-name="ce2" office:value-type="string" calcext:value-type="string">
            <text:p>MACROLAB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385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5-16" calcext:value-type="date">
            <text:p>16/05/2014</text:p>
          </table:table-cell>
          <table:table-cell table:style-name="ce7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508.64" calcext:value-type="float">
            <text:p>-508.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GM56072921A</text:p>
          </table:table-cell>
          <table:table-cell table:style-name="ce2" office:value-type="string" calcext:value-type="string">
            <text:p>MARTHA MARTINEZ GONZAL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769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5-11" calcext:value-type="date">
            <text:p>11/05/2016</text:p>
          </table:table-cell>
          <table:table-cell table:style-name="ce7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794.12" calcext:value-type="float">
            <text:p>-6,794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MM780402K53</text:p>
          </table:table-cell>
          <table:table-cell table:style-name="ce2" office:value-type="string" calcext:value-type="string">
            <text:p>MAYRA GABRIELA MARTINEZ MELGO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624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6" calcext:value-type="date">
            <text:p>06/02/2017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69.98" calcext:value-type="float">
            <text:p>1,669.9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625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39.96" calcext:value-type="float">
            <text:p>439.9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109.94" calcext:value-type="float">
            <text:p>2,109.9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EOG64702298BA</text:p>
          </table:table-cell>
          <table:table-cell table:style-name="ce2" office:value-type="string" calcext:value-type="string">
            <text:p>(NO USAR) GUADALUPE GABRIELA M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225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4-27" calcext:value-type="date">
            <text:p>27/04/2015</text:p>
          </table:table-cell>
          <table:table-cell table:style-name="ce7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770" calcext:value-type="float">
            <text:p>-3,77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HV850101KH6</text:p>
          </table:table-cell>
          <table:table-cell table:style-name="ce2" office:value-type="string" calcext:value-type="string">
            <text:p>MUNICIPIO DE HUILOAPAN DE CUA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322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2-09" calcext:value-type="date">
            <text:p>09/02/2016</text:p>
          </table:table-cell>
          <table:table-cell table:style-name="ce7" office:value-type="float" office:value="-3213.6" calcext:value-type="float">
            <text:p>-3,213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213.6" calcext:value-type="float">
            <text:p>-3,213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3424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2-24" calcext:value-type="date">
            <text:p>24/02/2016</text:p>
          </table:table-cell>
          <table:table-cell table:style-name="ce7" office:value-type="float" office:value="3727.78" calcext:value-type="float">
            <text:p>3,727.7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27.78" calcext:value-type="float">
            <text:p>3,727.7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14.18" calcext:value-type="float">
            <text:p>514.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ITM7002081C2</text:p>
          </table:table-cell>
          <table:table-cell table:style-name="ce2" office:value-type="string" calcext:value-type="string">
            <text:p>MONSERRAT BERENICE MIRANDA TOR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9942</text:p>
          </table:table-cell>
          <table:table-cell table:style-name="ce2" office:value-type="string" calcext:value-type="string">
            <text:p>A86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4" calcext:value-type="date">
            <text:p>24/01/2017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65.5" calcext:value-type="float">
            <text:p>565.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70.04" calcext:value-type="float">
            <text:p>37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OVL5210199F6</text:p>
          </table:table-cell>
          <table:table-cell table:style-name="ce2" office:value-type="string" calcext:value-type="string">
            <text:p>MOYADO DEL VALLE LAURA GUADALU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6</text:p>
          </table:table-cell>
          <table:table-cell table:style-name="ce2" office:value-type="string" calcext:value-type="string">
            <text:p>176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72.35" calcext:value-type="float">
            <text:p>472.3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31</text:p>
          </table:table-cell>
          <table:table-cell table:style-name="ce2" office:value-type="string" calcext:value-type="string">
            <text:p>176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4927.59" calcext:value-type="float">
            <text:p>4,927.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6</text:p>
          </table:table-cell>
          <table:table-cell table:style-name="ce2" office:value-type="string" calcext:value-type="string">
            <text:p>AA17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83.14" calcext:value-type="float">
            <text:p>1,183.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7</text:p>
          </table:table-cell>
          <table:table-cell table:style-name="ce2" office:value-type="string" calcext:value-type="string">
            <text:p>AA1785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655.69" calcext:value-type="float">
            <text:p>655.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49</text:p>
          </table:table-cell>
          <table:table-cell table:style-name="ce2" office:value-type="string" calcext:value-type="string">
            <text:p>AA178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4830.76" calcext:value-type="float">
            <text:p>4,830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50</text:p>
          </table:table-cell>
          <table:table-cell table:style-name="ce2" office:value-type="string" calcext:value-type="string">
            <text:p>AA178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9" calcext:value-type="date">
            <text:p>19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765" calcext:value-type="float">
            <text:p>765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989</text:p>
          </table:table-cell>
          <table:table-cell table:style-name="ce2" office:value-type="string" calcext:value-type="string">
            <text:p>AA 179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3" calcext:value-type="date">
            <text:p>23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558.08" calcext:value-type="float">
            <text:p>558.0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399.94" calcext:value-type="float">
            <text:p>5,399.94</text:p>
          </table:table-cell>
          <table:table-cell table:style-name="ce3" office:value-type="float" office:value="7992.67" calcext:value-type="float">
            <text:p>7,992.6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392.61" calcext:value-type="float">
            <text:p>13,392.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TE440316E54</text:p>
          </table:table-cell>
          <table:table-cell table:style-name="ce2" office:value-type="string" calcext:value-type="string">
            <text:p>MAPFRE TEPEYAC,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527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1-19" calcext:value-type="date">
            <text:p>19/11/2014</text:p>
          </table:table-cell>
          <table:table-cell table:style-name="ce7" office:value-type="float" office:value="-21050" calcext:value-type="float">
            <text:p>-21,05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21050" calcext:value-type="float">
            <text:p>-21,05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025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12-30" calcext:value-type="date">
            <text:p>30/12/2014</text:p>
          </table:table-cell>
          <table:table-cell table:style-name="ce7" office:value-type="float" office:value="-18872.68" calcext:value-type="float">
            <text:p>-18,87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8872.68" calcext:value-type="float">
            <text:p>-18,872.6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39922.68" calcext:value-type="float">
            <text:p>-39,922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TG990517NV0</text:p>
          </table:table-cell>
          <table:table-cell table:style-name="ce2" office:value-type="string" calcext:value-type="string">
            <text:p>MUELLES Y TRACTOPARTES DEL GO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117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9-28" calcext:value-type="date">
            <text:p>28/09/2015</text:p>
          </table:table-cell>
          <table:table-cell table:style-name="ce7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NDI9907276D7</text:p>
          </table:table-cell>
          <table:table-cell table:style-name="ce2" office:value-type="string" calcext:value-type="string">
            <text:p>NIVEL DIEZ S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2139</text:p>
          </table:table-cell>
          <table:table-cell table:style-name="ce2" office:value-type="string" calcext:value-type="string">
            <text:p>10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7-05" calcext:value-type="date">
            <text:p>05/07/2016</text:p>
          </table:table-cell>
          <table:table-cell table:style-name="ce7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60" calcext:value-type="float">
            <text:p>1,1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NWM9709244W4</text:p>
          </table:table-cell>
          <table:table-cell table:style-name="ce2" office:value-type="string" calcext:value-type="string">
            <text:p>NUEVA WAL MART DE MEXICO, S.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520</text:p>
          </table:table-cell>
          <table:table-cell table:style-name="ce2" office:value-type="string" calcext:value-type="string">
            <text:p>EE749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5-13" calcext:value-type="date">
            <text:p>13/05/2015</text:p>
          </table:table-cell>
          <table:table-cell table:style-name="ce7" office:value-type="float" office:value="1940" calcext:value-type="float">
            <text:p>1,9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940" calcext:value-type="float">
            <text:p>1,94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449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0-06" calcext:value-type="date">
            <text:p>06/10/2016</text:p>
          </table:table-cell>
          <table:table-cell table:style-name="ce7" office:value-type="float" office:value="-6174.01" calcext:value-type="float">
            <text:p>-6,17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174.01" calcext:value-type="float">
            <text:p>-6,174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4234.01" calcext:value-type="float">
            <text:p>-4,234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DM950324V2A</text:p>
          </table:table-cell>
          <table:table-cell table:style-name="ce2" office:value-type="string" calcext:value-type="string">
            <text:p>OFFICE DEPOT DE MEXICO S. A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5</text:p>
          </table:table-cell>
          <table:table-cell table:style-name="ce2" office:value-type="string" calcext:value-type="string">
            <text:p>642187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512.08" calcext:value-type="float">
            <text:p>1,512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9" calcext:value-type="date">
            <text:p>09/02/2017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589.06" calcext:value-type="float">
            <text:p>9,589.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301.52" calcext:value-type="float">
            <text:p>1,301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5</text:p>
          </table:table-cell>
          <table:table-cell table:style-name="ce2" office:value-type="string" calcext:value-type="string">
            <text:p>5186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6</text:p>
          </table:table-cell>
          <table:table-cell table:style-name="ce2" office:value-type="string" calcext:value-type="string">
            <text:p>518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96" calcext:value-type="float">
            <text:p>696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7</text:p>
          </table:table-cell>
          <table:table-cell table:style-name="ce2" office:value-type="string" calcext:value-type="string">
            <text:p>518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8</text:p>
          </table:table-cell>
          <table:table-cell table:style-name="ce2" office:value-type="string" calcext:value-type="string">
            <text:p>518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577.68" calcext:value-type="float">
            <text:p>577.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19</text:p>
          </table:table-cell>
          <table:table-cell table:style-name="ce2" office:value-type="string" calcext:value-type="string">
            <text:p>5187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05.52" calcext:value-type="float">
            <text:p>605.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0</text:p>
          </table:table-cell>
          <table:table-cell table:style-name="ce2" office:value-type="string" calcext:value-type="string">
            <text:p>5187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385.04" calcext:value-type="float">
            <text:p>1,385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8070</text:p>
          </table:table-cell>
          <table:table-cell table:style-name="ce2" office:value-type="string" calcext:value-type="string">
            <text:p>A5201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3" calcext:value-type="date">
            <text:p>13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245.84" calcext:value-type="float">
            <text:p>1,245.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393</text:p>
          </table:table-cell>
          <table:table-cell table:style-name="ce2" office:value-type="string" calcext:value-type="string">
            <text:p>A5221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329.36" calcext:value-type="float">
            <text:p>1,329.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408</text:p>
          </table:table-cell>
          <table:table-cell table:style-name="ce2" office:value-type="string" calcext:value-type="string">
            <text:p>A5221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412.88" calcext:value-type="float">
            <text:p>1,412.8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301.52" calcext:value-type="float">
            <text:p>1,301.52</text:p>
          </table:table-cell>
          <table:table-cell table:style-name="ce3" office:value-type="float" office:value="6591.12" calcext:value-type="float">
            <text:p>6,591.12</text:p>
          </table:table-cell>
          <table:table-cell table:style-name="ce3" office:value-type="float" office:value="2742.24" calcext:value-type="float">
            <text:p>2,742.2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0634.88" calcext:value-type="float">
            <text:p>10,634.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BO690118TV9</text:p>
          </table:table-cell>
          <table:table-cell table:style-name="ce2" office:value-type="string" calcext:value-type="string">
            <text:p>PATRONATO DE BOMBEROS DE ORIZ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74657</text:p>
          </table:table-cell>
          <table:table-cell table:style-name="ce2" office:value-type="string" calcext:value-type="string">
            <text:p>6f13c24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11-14" calcext:value-type="date">
            <text:p>14/11/2014</text:p>
          </table:table-cell>
          <table:table-cell table:style-name="ce7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4680" calcext:value-type="float">
            <text:p>4,6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CE9104014L7</text:p>
          </table:table-cell>
          <table:table-cell table:style-name="ce2" office:value-type="string" calcext:value-type="string">
            <text:p>PROLIMP DEL CENTR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99</text:p>
          </table:table-cell>
          <table:table-cell table:style-name="ce2" office:value-type="string" calcext:value-type="string">
            <text:p>792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058.65" calcext:value-type="float">
            <text:p>2,058.6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580" calcext:value-type="float">
            <text:p>58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900" calcext:value-type="float">
            <text:p>2,9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740" calcext:value-type="float">
            <text:p>1,74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1020" calcext:value-type="float">
            <text:p>11,02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ME960701GG0</text:p>
          </table:table-cell>
          <table:table-cell table:style-name="ce2" office:value-type="string" calcext:value-type="string">
            <text:p>PRAXAIR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44439</text:p>
          </table:table-cell>
          <table:table-cell table:style-name="ce2" office:value-type="string" calcext:value-type="string">
            <text:p>F780A98A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2-17" calcext:value-type="date">
            <text:p>17/02/2014</text:p>
          </table:table-cell>
          <table:table-cell table:style-name="ce7" office:value-type="float" office:value="3331.38" calcext:value-type="float">
            <text:p>3,331.3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1.38" calcext:value-type="float">
            <text:p>3,331.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50312</text:p>
          </table:table-cell>
          <table:table-cell table:style-name="ce2" office:value-type="string" calcext:value-type="string">
            <text:p>C701E23B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4-04-14" calcext:value-type="date">
            <text:p>14/04/2014</text:p>
          </table:table-cell>
          <table:table-cell table:style-name="ce7" office:value-type="float" office:value="1.44" calcext:value-type="float">
            <text:p>1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.44" calcext:value-type="float">
            <text:p>1.4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32.82" calcext:value-type="float">
            <text:p>3,332.8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MR140116AA0</text:p>
          </table:table-cell>
          <table:table-cell table:style-name="ce2" office:value-type="string" calcext:value-type="string">
            <text:p>PROVEEDOR MAYORISTA AL REFACC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84</text:p>
          </table:table-cell>
          <table:table-cell table:style-name="ce2" office:value-type="string" calcext:value-type="string">
            <text:p>33389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59.14" calcext:value-type="float">
            <text:p>659.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85</text:p>
          </table:table-cell>
          <table:table-cell table:style-name="ce2" office:value-type="string" calcext:value-type="string">
            <text:p>3339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023.2" calcext:value-type="float">
            <text:p>1,023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86</text:p>
          </table:table-cell>
          <table:table-cell table:style-name="ce2" office:value-type="string" calcext:value-type="string">
            <text:p>3339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288.76" calcext:value-type="float">
            <text:p>8,288.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5</text:p>
          </table:table-cell>
          <table:table-cell table:style-name="ce2" office:value-type="string" calcext:value-type="string">
            <text:p>COR3411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00.4" calcext:value-type="float">
            <text:p>800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7</text:p>
          </table:table-cell>
          <table:table-cell table:style-name="ce2" office:value-type="string" calcext:value-type="string">
            <text:p>COR34112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948.58" calcext:value-type="float">
            <text:p>2,948.5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49</text:p>
          </table:table-cell>
          <table:table-cell table:style-name="ce2" office:value-type="string" calcext:value-type="string">
            <text:p>COR34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868.49" calcext:value-type="float">
            <text:p>1,868.4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90652</text:p>
          </table:table-cell>
          <table:table-cell table:style-name="ce2" office:value-type="string" calcext:value-type="string">
            <text:p>COR3411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4" calcext:value-type="date">
            <text:p>24/02/20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7417.04" calcext:value-type="float">
            <text:p>7,417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971.1" calcext:value-type="float">
            <text:p>9,971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034.51" calcext:value-type="float">
            <text:p>13,034.5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3005.61" calcext:value-type="float">
            <text:p>23,005.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NE880528D91</text:p>
          </table:table-cell>
          <table:table-cell table:style-name="ce2" office:value-type="string" calcext:value-type="string">
            <text:p>PROPULSION NEUMATICA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582</text:p>
          </table:table-cell>
          <table:table-cell table:style-name="ce2" office:value-type="string" calcext:value-type="string">
            <text:p>200907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279.4" calcext:value-type="float">
            <text:p>2,279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2760" calcext:value-type="float">
            <text:p>12,76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GS6509217P3</text:p>
          </table:table-cell>
          <table:table-cell table:style-name="ce2" office:value-type="string" calcext:value-type="string">
            <text:p>SERGIO RAMOS GARCI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44415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5-31" calcext:value-type="date">
            <text:p>31/05/2016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598.4" calcext:value-type="float">
            <text:p>2,598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0</text:p>
          </table:table-cell>
          <table:table-cell table:style-name="ce2" office:value-type="string" calcext:value-type="string">
            <text:p>108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610" calcext:value-type="float">
            <text:p>2,61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1</text:p>
          </table:table-cell>
          <table:table-cell table:style-name="ce2" office:value-type="string" calcext:value-type="string">
            <text:p>109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6774.4" calcext:value-type="float">
            <text:p>6,774.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2</text:p>
          </table:table-cell>
          <table:table-cell table:style-name="ce2" office:value-type="string" calcext:value-type="string">
            <text:p>109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097.2" calcext:value-type="float">
            <text:p>3,097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813</text:p>
          </table:table-cell>
          <table:table-cell table:style-name="ce2" office:value-type="string" calcext:value-type="string">
            <text:p>109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262" calcext:value-type="float">
            <text:p>2,262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598.4" calcext:value-type="float">
            <text:p>2,598.40</text:p>
          </table:table-cell>
          <table:table-cell table:style-name="ce3" office:value-type="float" office:value="14743.6" calcext:value-type="float">
            <text:p>14,743.6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7342" calcext:value-type="float">
            <text:p>17,342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U990308DZ0</text:p>
          </table:table-cell>
          <table:table-cell table:style-name="ce2" office:value-type="string" calcext:value-type="string">
            <text:p>RISPE AUTOMOTRIZ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82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3-03" calcext:value-type="date">
            <text:p>03/03/2015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AZ870923U86</text:p>
          </table:table-cell>
          <table:table-cell table:style-name="ce2" office:value-type="string" calcext:value-type="string">
            <text:p>REPRESENTACIONES AZTNOR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9111</text:p>
          </table:table-cell>
          <table:table-cell table:style-name="ce2" office:value-type="string" calcext:value-type="string">
            <text:p>280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170" calcext:value-type="float">
            <text:p>3,17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1469</text:p>
          </table:table-cell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828.28" calcext:value-type="float">
            <text:p>3,828.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1780</text:p>
          </table:table-cell>
          <table:table-cell table:style-name="ce2" office:value-type="string" calcext:value-type="string">
            <text:p>2805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92.8" calcext:value-type="float">
            <text:p>1,59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72251</text:p>
          </table:table-cell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1" calcext:value-type="date">
            <text:p>11/01/2017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585" calcext:value-type="float">
            <text:p>1,585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176.08" calcext:value-type="float">
            <text:p>10,176.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BM930301Q83</text:p>
          </table:table-cell>
          <table:table-cell table:style-name="ce2" office:value-type="string" calcext:value-type="string">
            <text:p>RUSELL BEDFORD MEXICO, S. C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290</text:p>
          </table:table-cell>
          <table:table-cell table:style-name="ce2" office:value-type="string" calcext:value-type="string">
            <text:p>D1161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30" calcext:value-type="date">
            <text:p>30/12/2016</text:p>
          </table:table-cell>
          <table:table-cell table:style-name="ce7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9532.8" calcext:value-type="float">
            <text:p>39,532.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OBJ660624BG6</text:p>
          </table:table-cell>
          <table:table-cell table:style-name="ce2" office:value-type="string" calcext:value-type="string">
            <text:p>JUAN JOSE ROMERO BERMUDEZ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6793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0-11" calcext:value-type="date">
            <text:p>11/10/2016</text:p>
          </table:table-cell>
          <table:table-cell table:style-name="ce7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000" calcext:value-type="float">
            <text:p>10,0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OCJ830927TF4</text:p>
          </table:table-cell>
          <table:table-cell table:style-name="ce2" office:value-type="string" calcext:value-type="string">
            <text:p>JUAN CARLOS ROSAS CABRE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888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2" calcext:value-type="date">
            <text:p>22/07/2016</text:p>
          </table:table-cell>
          <table:table-cell table:style-name="ce7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" calcext:value-type="float">
            <text:p>-0.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PC0706251EA</text:p>
          </table:table-cell>
          <table:table-cell table:style-name="ce2" office:value-type="string" calcext:value-type="string">
            <text:p>RECUBRIMIENTOS Y PINTURAS COR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371</text:p>
          </table:table-cell>
          <table:table-cell table:style-name="ce2" office:value-type="string" calcext:value-type="string">
            <text:p>1306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4.97" calcext:value-type="float">
            <text:p>374.9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SR110309UQ5</text:p>
          </table:table-cell>
          <table:table-cell table:style-name="ce2" office:value-type="string" calcext:value-type="string">
            <text:p>R+R ESQUEMA Y EDIFICACIÓN SUST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3949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3-12-20" calcext:value-type="date">
            <text:p>20/12/2013</text:p>
          </table:table-cell>
          <table:table-cell table:style-name="ce7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558.6" calcext:value-type="float">
            <text:p>3,558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ZS9003238P5</text:p>
          </table:table-cell>
          <table:table-cell table:style-name="ce2" office:value-type="string" calcext:value-type="string">
            <text:p>RENOVADORA ZUCA DEL SURESTE,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07</text:p>
          </table:table-cell>
          <table:table-cell table:style-name="ce2" office:value-type="string" calcext:value-type="string">
            <text:p>2970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4" calcext:value-type="date">
            <text:p>14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9614</text:p>
          </table:table-cell>
          <table:table-cell table:style-name="ce2" office:value-type="string" calcext:value-type="string">
            <text:p>ZR3013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20" calcext:value-type="date">
            <text:p>20/02/201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17.17" calcext:value-type="float">
            <text:p>817.17</text:p>
          </table:table-cell>
          <table:table-cell table:style-name="ce3" office:value-type="float" office:value="362.66" calcext:value-type="float">
            <text:p>362.6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1179.83" calcext:value-type="float">
            <text:p>1,179.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I121010F92</text:p>
          </table:table-cell>
          <table:table-cell table:style-name="ce2" office:value-type="string" calcext:value-type="string">
            <text:p>SOLUCIONES AVANZADAS INTEGRAL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660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12-23" calcext:value-type="date">
            <text:p>23/12/2016</text:p>
          </table:table-cell>
          <table:table-cell table:style-name="ce7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14275.66" calcext:value-type="float">
            <text:p>-14,275.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M030710EZ9</text:p>
          </table:table-cell>
          <table:table-cell table:style-name="ce2" office:value-type="string" calcext:value-type="string">
            <text:p>SOPORTES AMBIENTALES DE MEXICO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194</text:p>
          </table:table-cell>
          <table:table-cell table:style-name="ce2" office:value-type="string" calcext:value-type="string">
            <text:p>BA41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6-21" calcext:value-type="date">
            <text:p>21/06/2015</text:p>
          </table:table-cell>
          <table:table-cell table:style-name="ce7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6535.44" calcext:value-type="float">
            <text:p>6,535.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CI100217ME9</text:p>
          </table:table-cell>
          <table:table-cell table:style-name="ce2" office:value-type="string" calcext:value-type="string">
            <text:p>ESTACION DE SERVICIO CHIT SA D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579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28" calcext:value-type="date">
            <text:p>28/05/2015</text:p>
          </table:table-cell>
          <table:table-cell table:style-name="ce7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7100" calcext:value-type="float">
            <text:p>-7,1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3315.98" calcext:value-type="float">
            <text:p>3,315.9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EA730407565</text:p>
          </table:table-cell>
          <table:table-cell table:style-name="ce2" office:value-type="string" calcext:value-type="string">
            <text:p>SOCIEDAD EDITORA ARRONIZ SA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55368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4-06-03" calcext:value-type="date">
            <text:p>03/06/2014</text:p>
          </table:table-cell>
          <table:table-cell table:style-name="ce7" office:value-type="float" office:value="-0.12" calcext:value-type="float">
            <text:p>-0.1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12" calcext:value-type="float">
            <text:p>-0.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4546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17" calcext:value-type="date">
            <text:p>17/02/2015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88971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3-24" calcext:value-type="date">
            <text:p>24/03/2015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06251</text:p>
          </table:table-cell>
          <table:table-cell table:style-name="ce2" office:value-type="string" calcext:value-type="string">
            <text:p>1194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5-09-16" calcext:value-type="date">
            <text:p>16/09/2015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57524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14" calcext:value-type="date">
            <text:p>14/07/2016</text:p>
          </table:table-cell>
          <table:table-cell table:style-name="ce7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58875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6-07-22" calcext:value-type="date">
            <text:p>22/07/2016</text:p>
          </table:table-cell>
          <table:table-cell table:style-name="ce7" office:value-type="float" office:value="-0.04" calcext:value-type="float">
            <text:p>-0.04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21" calcext:value-type="float">
            <text:p>-0.2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BO7911166Z6</text:p>
          </table:table-cell>
          <table:table-cell table:style-name="ce2" office:value-type="string" calcext:value-type="string">
            <text:p>TRANSPORTES BONAMPAK, S. 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56563</text:p>
          </table:table-cell>
          <table:table-cell table:style-name="ce2" office:value-type="string" calcext:value-type="string">
            <text:p>2432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07-09" calcext:value-type="date">
            <text:p>09/07/2016</text:p>
          </table:table-cell>
          <table:table-cell table:style-name="ce7" office:value-type="float" office:value="0.03" calcext:value-type="float">
            <text:p>0.0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21</text:p>
          </table:table-cell>
          <table:table-cell table:style-name="ce2" office:value-type="string" calcext:value-type="string">
            <text:p>211216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9" calcext:value-type="date">
            <text:p>29/12/2016</text:p>
          </table:table-cell>
          <table:table-cell table:style-name="ce7" office:value-type="float" office:value="16228.02" calcext:value-type="float">
            <text:p>16,228.02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6228.02" calcext:value-type="float">
            <text:p>16,228.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5443</text:p>
          </table:table-cell>
          <table:table-cell table:style-name="ce2" office:value-type="string" calcext:value-type="string">
            <text:p>211216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6-12-29" calcext:value-type="date">
            <text:p>29/12/2016</text:p>
          </table:table-cell>
          <table:table-cell table:style-name="ce7" office:value-type="float" office:value="10808.58" calcext:value-type="float">
            <text:p>10,808.58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0808.58" calcext:value-type="float">
            <text:p>10,808.58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27036.63" calcext:value-type="float">
            <text:p>27,036.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GG830523SD0</text:p>
          </table:table-cell>
          <table:table-cell table:style-name="ce2" office:value-type="string" calcext:value-type="string">
            <text:p>JOSE GUILLERMO TREJO GUEVAR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94997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5-20" calcext:value-type="date">
            <text:p>20/05/2015</text:p>
          </table:table-cell>
          <table:table-cell table:style-name="ce7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000" calcext:value-type="float">
            <text:p>-6,00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I791220DAA</text:p>
          </table:table-cell>
          <table:table-cell table:style-name="ce2" office:value-type="string" calcext:value-type="string">
            <text:p>TRANSPORTADORA ESPECIALIZADA 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92098</text:p>
          </table:table-cell>
          <table:table-cell table:style-name="ce2" office:value-type="string" calcext:value-type="string">
            <text:p>CF469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7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14381.41" calcext:value-type="float">
            <text:p>14,381.4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U8912071P0</text:p>
          </table:table-cell>
          <table:table-cell table:style-name="ce2" office:value-type="string" calcext:value-type="string">
            <text:p>TAX <text:s/>EDITORES UNIDOS, S.A. D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86192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02-26" calcext:value-type="date">
            <text:p>26/02/2015</text:p>
          </table:table-cell>
          <table:table-cell table:style-name="ce7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MD100416Q67</text:p>
          </table:table-cell>
          <table:table-cell table:style-name="ce2" office:value-type="string" calcext:value-type="string">
            <text:p>TECNOLOGIA Y MECANICA DIESEL S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24009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2-09" calcext:value-type="date">
            <text:p>09/12/2015</text:p>
          </table:table-cell>
          <table:table-cell table:style-name="ce7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844" calcext:value-type="float">
            <text:p>-6,844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939.6" calcext:value-type="float">
            <text:p>939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187422</text:p>
          </table:table-cell>
          <table:table-cell table:style-name="ce2" office:value-type="string" calcext:value-type="string">
            <text:p>1581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16" calcext:value-type="date">
            <text:p>16/02/20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3" office:value-type="float" office:value="939.6" calcext:value-type="float">
            <text:p>939.60</text:p>
          </table:table-cell>
          <table:table-cell table:style-name="ce3" office:value-type="float" office:value="2784" calcext:value-type="float">
            <text:p>2,784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3723.6" calcext:value-type="float">
            <text:p>3,723.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UTA820628TV3</text:p>
          </table:table-cell>
          <table:table-cell table:style-name="ce2" office:value-type="string" calcext:value-type="string">
            <text:p>UNIFORMES DE TAMPICO S.A. DE C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14040</text:p>
          </table:table-cell>
          <table:table-cell/>
          <table:table-cell table:style-name="ce2" office:value-type="string" calcext:value-type="string">
            <text:p>PP</text:p>
          </table:table-cell>
          <table:table-cell table:style-name="ce4" office:value-type="date" office:date-value="2015-10-13" calcext:value-type="date">
            <text:p>13/10/2015</text:p>
          </table:table-cell>
          <table:table-cell table:style-name="ce7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Vendor Total</text:p>
          </table:table-cell>
          <table:table-cell table:style-name="ce7" office:value-type="float" office:value="-641.99" calcext:value-type="float">
            <text:p>-641.99</text:p>
          </table:table-cell>
          <table:table-cell table:number-columns-repeated="4" table:style-name="ce3" office:value-type="float" office:value="0" calcext:value-type="float">
            <text:p>0.00</text:p>
          </table:table-cell>
          <table:table-cell table:style-name="ce3" office:value-type="float" office:value="-641.99" calcext:value-type="float">
            <text:p>-641.99</text:p>
          </table:table-cell>
          <table:table-cell table:number-columns-repeated="1014"/>
        </table:table-row>
        <table:table-row table:style-name="ro3">
          <table:table-cell table:style-name="ce8" table:number-columns-repeated="4"/>
          <table:table-cell table:style-name="ce9" table:number-columns-repeated="6"/>
          <table:table-cell table:style-name="ce8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pany Total</text:p>
          </table:table-cell>
          <table:table-cell table:style-name="ce3" office:value-type="float" office:value="-3596913.41" calcext:value-type="float">
            <text:p>-3,596,913.41</text:p>
          </table:table-cell>
          <table:table-cell table:style-name="ce3" office:value-type="float" office:value="159691.38" calcext:value-type="float">
            <text:p>159,691.38</text:p>
          </table:table-cell>
          <table:table-cell table:style-name="ce3" office:value-type="float" office:value="43795.18" calcext:value-type="float">
            <text:p>43,795.18</text:p>
          </table:table-cell>
          <table:table-cell table:style-name="ce3" office:value-type="float" office:value="35816.4" calcext:value-type="float">
            <text:p>35,816.4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3357610.45" calcext:value-type="float">
            <text:p>-3,357,610.45</text:p>
          </table:table-cell>
          <table:table-cell table:number-columns-repeated="1014"/>
        </table:table-row>
        <table:table-row table:style-name="ro3" table:number-rows-repeated="10481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4" table:style-name="ta5" table:print-ranges="Hoja4.A155:Hoja4.F16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0" table:number-columns-repeated="251" table:default-cell-style-name="ce1"/>
        <table:table-column table:style-name="co10" table:number-columns-repeated="767" table:default-cell-style-name="Default"/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PROVEEDORES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928" calcext:value-type="float">
            <text:p><text:s/>928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988" calcext:value-type="float">
            <text:p><text:s/>4,988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002" calcext:value-type="float">
            <text:p><text:s/>4,002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918" calcext:value-type="float">
            <text:p><text:s/>9,918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15" office:value-type="float" office:value="7018" calcext:value-type="float">
            <text:p><text:s/>7,018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7018" calcext:value-type="float">
            <text:p><text:s/>7,018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18" office:value-type="float" office:value="43124.48" calcext:value-type="float">
            <text:p><text:s/>43,124.48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18" office:value-type="float" office:value="21880.32" calcext:value-type="float">
            <text:p><text:s/>21,880.32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18" office:value-type="float" office:value="219685.76" calcext:value-type="float">
            <text:p><text:s/>219,685.76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18" office:value-type="float" office:value="132616.96" calcext:value-type="float">
            <text:p><text:s/>132,616.96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9" office:value-type="string" office:string-value="Vendor Total" calcext:value-type="string">
            <text:p><text:s/>Vendor Total </text:p>
          </table:table-cell>
          <table:table-cell table:style-name="ce24" table:formula="of:=SUM([.E12:.E15])" office:value-type="float" office:value="417307.52" calcext:value-type="float">
            <text:p><text:s/>417,307.52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BFM910826TW6</text:p>
          </table:table-cell>
          <table:table-cell table:style-name="ce11" office:value-type="string" calcext:value-type="string">
            <text:p>BRIDGESTONE DE MEXICOS.A. DE C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48947</text:p>
          </table:table-cell>
          <table:table-cell table:style-name="ce11" office:value-type="string" calcext:value-type="string">
            <text:p>0532263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31" calcext:value-type="date">
            <text:p>31/01/2017</text:p>
          </table:table-cell>
          <table:table-cell table:style-name="ce21" office:value-type="float" office:value="1974.32" calcext:value-type="float">
            <text:p><text:s/>1,974.3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1974.32" calcext:value-type="float">
            <text:p><text:s/>1,974.32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BME910201FBA</text:p>
          </table:table-cell>
          <table:table-cell table:style-name="ce11" office:value-type="string" calcext:value-type="string">
            <text:p>BANDAG DE MEXICO <text:s/>S A <text:s/>DE C V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39489</text:p>
          </table:table-cell>
          <table:table-cell table:style-name="ce11" office:value-type="string" calcext:value-type="string">
            <text:p>7331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9-13" calcext:value-type="date">
            <text:p>13/09/2016</text:p>
          </table:table-cell>
          <table:table-cell table:style-name="ce21" office:value-type="float" office:value="5820.88" calcext:value-type="float">
            <text:p><text:s/>5,820.8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0820</text:p>
          </table:table-cell>
          <table:table-cell table:style-name="ce11" office:value-type="string" calcext:value-type="string">
            <text:p>73204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9-13" calcext:value-type="date">
            <text:p>13/09/2016</text:p>
          </table:table-cell>
          <table:table-cell table:style-name="ce21" office:value-type="float" office:value="3883.68" calcext:value-type="float">
            <text:p><text:s/>3,883.6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3182</text:p>
          </table:table-cell>
          <table:table-cell table:style-name="ce11" office:value-type="string" calcext:value-type="string">
            <text:p>73782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6-28" calcext:value-type="date">
            <text:p>28/06/2016</text:p>
          </table:table-cell>
          <table:table-cell table:style-name="ce21" office:value-type="float" office:value="8603.72" calcext:value-type="float">
            <text:p><text:s/>8,603.7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65188</text:p>
          </table:table-cell>
          <table:table-cell table:style-name="ce11" office:value-type="string" calcext:value-type="string">
            <text:p>VALE13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0-12" calcext:value-type="date">
            <text:p>12/10/2016</text:p>
          </table:table-cell>
          <table:table-cell table:style-name="ce21" office:value-type="float" office:value="15293.44" calcext:value-type="float">
            <text:p><text:s/>15,293.44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66852</text:p>
          </table:table-cell>
          <table:table-cell table:style-name="ce11" office:value-type="string" calcext:value-type="string">
            <text:p>VALE140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0-22" calcext:value-type="date">
            <text:p>22/10/2016</text:p>
          </table:table-cell>
          <table:table-cell table:style-name="ce21" office:value-type="float" office:value="8644.32" calcext:value-type="float">
            <text:p><text:s/>8,644.3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67271</text:p>
          </table:table-cell>
          <table:table-cell table:style-name="ce11" office:value-type="string" calcext:value-type="string">
            <text:p>VALE 139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0-25" calcext:value-type="date">
            <text:p>25/10/2016</text:p>
          </table:table-cell>
          <table:table-cell table:style-name="ce21" office:value-type="float" office:value="23461" calcext:value-type="float">
            <text:p><text:s/>23,461.0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76633</text:p>
          </table:table-cell>
          <table:table-cell table:style-name="ce11" office:value-type="string" calcext:value-type="string">
            <text:p>VALE143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2-17" calcext:value-type="date">
            <text:p>17/12/2016</text:p>
          </table:table-cell>
          <table:table-cell table:style-name="ce21" office:value-type="float" office:value="17257.32" calcext:value-type="float">
            <text:p><text:s/>17,257.3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78296</text:p>
          </table:table-cell>
          <table:table-cell table:style-name="ce11" office:value-type="string" calcext:value-type="string">
            <text:p>VALE145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2-27" calcext:value-type="date">
            <text:p>27/12/2016</text:p>
          </table:table-cell>
          <table:table-cell table:style-name="ce21" office:value-type="float" office:value="2106.56" calcext:value-type="float">
            <text:p><text:s/>2,106.56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80532</text:p>
          </table:table-cell>
          <table:table-cell table:style-name="ce11" office:value-type="string" calcext:value-type="string">
            <text:p>VALE 144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0" calcext:value-type="date">
            <text:p>10/01/2017</text:p>
          </table:table-cell>
          <table:table-cell table:style-name="ce21" office:value-type="float" office:value="1941.84" calcext:value-type="float">
            <text:p><text:s/>1,941.84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81699</text:p>
          </table:table-cell>
          <table:table-cell table:style-name="ce11" office:value-type="string" calcext:value-type="string">
            <text:p>VALE146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6" calcext:value-type="date">
            <text:p>16/01/2017</text:p>
          </table:table-cell>
          <table:table-cell table:style-name="ce21" office:value-type="float" office:value="13266.92" calcext:value-type="float">
            <text:p><text:s/>13,266.9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100279.68" calcext:value-type="float">
            <text:p><text:s/>100,279.6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3491.95" calcext:value-type="float">
            <text:p><text:s/>3,491.9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491.95" calcext:value-type="float">
            <text:p><text:s/>3,491.95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1383.59" calcext:value-type="float">
            <text:p><text:s/>1,383.59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3171.15" calcext:value-type="float">
            <text:p><text:s/>3,171.1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554.74" calcext:value-type="float">
            <text:p><text:s/>4,554.74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4778.02" calcext:value-type="float">
            <text:p><text:s/>4,778.02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778.02" calcext:value-type="float">
            <text:p><text:s/>4,778.02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CPT7605187A0</text:p>
          </table:table-cell>
          <table:table-cell table:style-name="ce11" office:value-type="string" calcext:value-type="string">
            <text:p>CENTRAL DE PARTES Y TANDEM S.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44390</text:p>
          </table:table-cell>
          <table:table-cell table:style-name="ce11" office:value-type="string" calcext:value-type="string">
            <text:p>20830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6-14" calcext:value-type="date">
            <text:p>14/06/2016</text:p>
          </table:table-cell>
          <table:table-cell table:style-name="ce21" office:value-type="float" office:value="4645.8" calcext:value-type="float">
            <text:p><text:s/>4,645.8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4685</text:p>
          </table:table-cell>
          <table:table-cell table:style-name="ce11" office:value-type="string" calcext:value-type="string">
            <text:p>20836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6-14" calcext:value-type="date">
            <text:p>14/06/2016</text:p>
          </table:table-cell>
          <table:table-cell table:style-name="ce21" office:value-type="float" office:value="473.28" calcext:value-type="float">
            <text:p><text:s/>473.2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4686</text:p>
          </table:table-cell>
          <table:table-cell table:style-name="ce11" office:value-type="string" calcext:value-type="string">
            <text:p>20867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6-14" calcext:value-type="date">
            <text:p>14/06/2016</text:p>
          </table:table-cell>
          <table:table-cell table:style-name="ce21" office:value-type="float" office:value="473.28" calcext:value-type="float">
            <text:p><text:s/>473.2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5592.36" calcext:value-type="float">
            <text:p><text:s/>5,592.36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123818.4" calcext:value-type="float">
            <text:p><text:s/>123,818.4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23818.4" calcext:value-type="float">
            <text:p><text:s/>123,818.4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9" calcext:value-type="date">
            <text:p>19/01/2017</text:p>
          </table:table-cell>
          <table:table-cell table:style-name="ce15" office:value-type="float" office:value="6290.68" calcext:value-type="float">
            <text:p><text:s/>6,290.6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6290.68" calcext:value-type="float">
            <text:p><text:s/>6,290.6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1062.11" calcext:value-type="float">
            <text:p><text:s/>1,062.11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38.67" calcext:value-type="float">
            <text:p><text:s/>438.67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500.78" calcext:value-type="float">
            <text:p><text:s/>1,500.7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64088.05" calcext:value-type="float">
            <text:p><text:s/>64,088.0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58]" office:value-type="float" office:value="64088.05" calcext:value-type="float">
            <text:p><text:s/>64,088.05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OL990813KA8</text:p>
          </table:table-cell>
          <table:table-cell table:style-name="ce11" office:value-type="string" calcext:value-type="string">
            <text:p>FERRETERIA OLMECA, S.A. DE C.V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9924</text:p>
          </table:table-cell>
          <table:table-cell table:style-name="ce11" office:value-type="string" calcext:value-type="string">
            <text:p>FE24281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24" calcext:value-type="date">
            <text:p>24/01/2017</text:p>
          </table:table-cell>
          <table:table-cell table:style-name="ce21" office:value-type="float" office:value="575.71" calcext:value-type="float">
            <text:p><text:s/>575.71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575.71" calcext:value-type="float">
            <text:p><text:s/>575.71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GAJA830408II1</text:p>
          </table:table-cell>
          <table:table-cell table:style-name="ce11" office:value-type="string" calcext:value-type="string">
            <text:p>ARNULFO GARCIA JUAREZ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9521</text:p>
          </table:table-cell>
          <table:table-cell table:style-name="ce11" office:value-type="string" calcext:value-type="string">
            <text:p>117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23" calcext:value-type="date">
            <text:p>23/01/2017</text:p>
          </table:table-cell>
          <table:table-cell table:style-name="ce21" office:value-type="float" office:value="928" calcext:value-type="float">
            <text:p><text:s/>928.0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928" calcext:value-type="float">
            <text:p><text:s/>928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8791.64" calcext:value-type="float">
            <text:p><text:s/>8,791.64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3575.48" calcext:value-type="float">
            <text:p><text:s/>13,575.4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22367.12" calcext:value-type="float">
            <text:p><text:s/>22,367.12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GCI031101UR2</text:p>
          </table:table-cell>
          <table:table-cell table:style-name="ce11" office:value-type="string" calcext:value-type="string">
            <text:p>GUANTES Y CALZADO INDUSTRIAL D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35655</text:p>
          </table:table-cell>
          <table:table-cell table:style-name="ce11" office:value-type="string" calcext:value-type="string">
            <text:p>FA54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3-21" calcext:value-type="date">
            <text:p>21/03/2016</text:p>
          </table:table-cell>
          <table:table-cell table:style-name="ce21" office:value-type="float" office:value="1682" calcext:value-type="float">
            <text:p><text:s/>1,682.0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1057</text:p>
          </table:table-cell>
          <table:table-cell table:style-name="ce11" office:value-type="string" calcext:value-type="string">
            <text:p>565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12-19" calcext:value-type="date">
            <text:p>19/12/2016</text:p>
          </table:table-cell>
          <table:table-cell table:style-name="ce21" office:value-type="float" office:value="846.8" calcext:value-type="float">
            <text:p><text:s/>846.8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43291</text:p>
          </table:table-cell>
          <table:table-cell table:style-name="ce11" office:value-type="string" calcext:value-type="string">
            <text:p>FA576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6-05-20" calcext:value-type="date">
            <text:p>20/05/2016</text:p>
          </table:table-cell>
          <table:table-cell table:style-name="ce21" office:value-type="float" office:value="1270.2" calcext:value-type="float">
            <text:p><text:s/>1,270.2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3799" calcext:value-type="float">
            <text:p><text:s/>3,799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15" office:value-type="float" office:value="12232.2" calcext:value-type="float">
            <text:p><text:s/>12,232.2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76]" office:value-type="float" office:value="12232.2" calcext:value-type="float">
            <text:p><text:s/>12,232.2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5" calcext:value-type="date">
            <text:p>05/01/2017</text:p>
          </table:table-cell>
          <table:table-cell table:style-name="ce15" office:value-type="float" office:value="3480" calcext:value-type="float">
            <text:p><text:s/>3,48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480" calcext:value-type="float">
            <text:p><text:s/>3,480.00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CE940411LZ4</text:p>
          </table:table-cell>
          <table:table-cell table:style-name="ce11" office:value-type="string" calcext:value-type="string">
            <text:p>INGENIERIA Y COMERCIALIZACION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1792</text:p>
          </table:table-cell>
          <table:table-cell table:style-name="ce11" office:value-type="string" calcext:value-type="string">
            <text:p>3233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2-01" calcext:value-type="date">
            <text:p>01/02/2017</text:p>
          </table:table-cell>
          <table:table-cell table:style-name="ce21" office:value-type="float" office:value="475.02" calcext:value-type="float">
            <text:p><text:s/>475.02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475.02" calcext:value-type="float">
            <text:p><text:s/>475.02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CR920210IA1</text:p>
          </table:table-cell>
          <table:table-cell table:style-name="ce11" office:value-type="string" calcext:value-type="string">
            <text:p>IMPORTADORA Y COMERCIALIZADORA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5859</text:p>
          </table:table-cell>
          <table:table-cell table:style-name="ce11" office:value-type="string" calcext:value-type="string">
            <text:p>RP953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26" calcext:value-type="date">
            <text:p>26/01/2017</text:p>
          </table:table-cell>
          <table:table-cell table:style-name="ce21" office:value-type="float" office:value="17108.69" calcext:value-type="float">
            <text:p><text:s/>17,108.69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17108.69" calcext:value-type="float">
            <text:p><text:s/>17,108.69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1190.29" calcext:value-type="float">
            <text:p><text:s/>1,190.29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88]" office:value-type="float" office:value="1190.29" calcext:value-type="float">
            <text:p><text:s/>1,190.29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LAHL570616MI9</text:p>
          </table:table-cell>
          <table:table-cell table:style-name="ce11" office:value-type="string" calcext:value-type="string">
            <text:p>LARRAGAÑA HUERTA LETICIA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7573</text:p>
          </table:table-cell>
          <table:table-cell table:style-name="ce11" office:value-type="string" calcext:value-type="string">
            <text:p>6812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2-06" calcext:value-type="date">
            <text:p>06/02/2017</text:p>
          </table:table-cell>
          <table:table-cell table:style-name="ce21" office:value-type="float" office:value="1524.24" calcext:value-type="float">
            <text:p><text:s/>1,524.24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1524.24" calcext:value-type="float">
            <text:p><text:s/>1,524.24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MAMM780402K53</text:p>
          </table:table-cell>
          <table:table-cell table:style-name="ce11" office:value-type="string" calcext:value-type="string">
            <text:p>MAYRA GABRIELA MARTINEZ MELGOZ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9624</text:p>
          </table:table-cell>
          <table:table-cell table:style-name="ce11" office:value-type="string" calcext:value-type="string">
            <text:p>253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2-06" calcext:value-type="date">
            <text:p>06/02/2017</text:p>
          </table:table-cell>
          <table:table-cell table:style-name="ce21" office:value-type="float" office:value="1669.98" calcext:value-type="float">
            <text:p><text:s/>1,669.9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89625</text:p>
          </table:table-cell>
          <table:table-cell table:style-name="ce11" office:value-type="string" calcext:value-type="string">
            <text:p>2536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2-07" calcext:value-type="date">
            <text:p>07/02/2017</text:p>
          </table:table-cell>
          <table:table-cell table:style-name="ce21" office:value-type="float" office:value="439.96" calcext:value-type="float">
            <text:p><text:s/>439.96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2109.94" calcext:value-type="float">
            <text:p><text:s/>2,109.94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MITM7002081C2</text:p>
          </table:table-cell>
          <table:table-cell table:style-name="ce11" office:value-type="string" calcext:value-type="string">
            <text:p>MONSERRAT BERENICE MIRANDA TOR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9942</text:p>
          </table:table-cell>
          <table:table-cell table:style-name="ce11" office:value-type="string" calcext:value-type="string">
            <text:p>A8641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24" calcext:value-type="date">
            <text:p>24/01/2017</text:p>
          </table:table-cell>
          <table:table-cell table:style-name="ce21" office:value-type="float" office:value="565.5" calcext:value-type="float">
            <text:p><text:s/>565.5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565.5" calcext:value-type="float">
            <text:p><text:s/>565.5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15" office:value-type="float" office:value="370.04" calcext:value-type="float">
            <text:p><text:s/>370.04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70.04" calcext:value-type="float">
            <text:p><text:s/>370.04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9" calcext:value-type="date">
            <text:p>09/02/2017</text:p>
          </table:table-cell>
          <table:table-cell table:style-name="ce15" office:value-type="float" office:value="9589.06" calcext:value-type="float">
            <text:p><text:s/>9,589.06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589.06" calcext:value-type="float">
            <text:p><text:s/>9,589.06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301.52" calcext:value-type="float">
            <text:p><text:s/>1,301.52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301.52" calcext:value-type="float">
            <text:p><text:s/>1,301.5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580" calcext:value-type="float">
            <text:p><text:s/>58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1740" calcext:value-type="float">
            <text:p><text:s/>1,74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1020" calcext:value-type="float">
            <text:p><text:s/>11,020.00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NE880528D91</text:p>
          </table:table-cell>
          <table:table-cell table:style-name="ce11" office:value-type="string" calcext:value-type="string">
            <text:p>PROPULSION NEUMATICA, S.A. DE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85582</text:p>
          </table:table-cell>
          <table:table-cell table:style-name="ce11" office:value-type="string" calcext:value-type="string">
            <text:p>2009079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26" calcext:value-type="date">
            <text:p>26/01/2017</text:p>
          </table:table-cell>
          <table:table-cell table:style-name="ce21" office:value-type="float" office:value="2279.4" calcext:value-type="float">
            <text:p><text:s/>2,279.4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2279.4" calcext:value-type="float">
            <text:p><text:s/>2,279.4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2760" calcext:value-type="float">
            <text:p><text:s/>12,76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2760" calcext:value-type="float">
            <text:p><text:s/>12,760.00 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RAZ870923U86</text:p>
          </table:table-cell>
          <table:table-cell table:style-name="ce11" office:value-type="string" calcext:value-type="string">
            <text:p>REPRESENTACIONES AZTNOR SA DE</text:p>
          </table:table-cell>
          <table:table-cell table:style-name="ce11" office:value-type="string" calcext:value-type="string">
            <text:p>A</text:p>
          </table:table-cell>
          <table:table-cell table:style-name="ce12"/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169111</text:p>
          </table:table-cell>
          <table:table-cell table:style-name="ce11" office:value-type="string" calcext:value-type="string">
            <text:p>28060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1" calcext:value-type="date">
            <text:p>11/01/2017</text:p>
          </table:table-cell>
          <table:table-cell table:style-name="ce21" office:value-type="float" office:value="3170" calcext:value-type="float">
            <text:p><text:s/>3,170.0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71469</text:p>
          </table:table-cell>
          <table:table-cell table:style-name="ce11" office:value-type="string" calcext:value-type="string">
            <text:p>28059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1" calcext:value-type="date">
            <text:p>11/01/2017</text:p>
          </table:table-cell>
          <table:table-cell table:style-name="ce21" office:value-type="float" office:value="3828.28" calcext:value-type="float">
            <text:p><text:s/>3,828.28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71780</text:p>
          </table:table-cell>
          <table:table-cell table:style-name="ce11" office:value-type="string" calcext:value-type="string">
            <text:p>28058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1" calcext:value-type="date">
            <text:p>11/01/2017</text:p>
          </table:table-cell>
          <table:table-cell table:style-name="ce21" office:value-type="float" office:value="1592.8" calcext:value-type="float">
            <text:p><text:s/>1,592.8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1" office:value-type="string" calcext:value-type="string">
            <text:p>172251</text:p>
          </table:table-cell>
          <table:table-cell table:style-name="ce11" office:value-type="string" calcext:value-type="string">
            <text:p>28061</text:p>
          </table:table-cell>
          <table:table-cell table:style-name="ce11" office:value-type="string" calcext:value-type="string">
            <text:p>VO</text:p>
          </table:table-cell>
          <table:table-cell table:style-name="ce13" office:value-type="date" office:date-value="2017-01-11" calcext:value-type="date">
            <text:p>11/01/2017</text:p>
          </table:table-cell>
          <table:table-cell table:style-name="ce21" office:value-type="float" office:value="1585" calcext:value-type="float">
            <text:p><text:s/>1,585.00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22" office:value-type="string" office:string-value="Vendor Total" calcext:value-type="string">
            <text:p><text:s/>Vendor Total </text:p>
          </table:table-cell>
          <table:table-cell table:style-name="ce25" office:value-type="float" office:value="10176.08" calcext:value-type="float">
            <text:p><text:s/>10,176.0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15" office:value-type="float" office:value="3315.98" calcext:value-type="float">
            <text:p><text:s/>3,315.9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315.98" calcext:value-type="float">
            <text:p><text:s/>3,315.9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939.6" calcext:value-type="float">
            <text:p><text:s/>939.6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39.6" calcext:value-type="float">
            <text:p><text:s/>939.60 </text:p>
          </table:table-cell>
          <table:table-cell table:number-columns-repeated="1018"/>
        </table:table-row>
        <table:table-row table:style-name="ro3">
          <table:table-cell table:style-name="ce8" table:number-columns-repeated="5"/>
          <table:table-cell table:style-name="ce9"/>
          <table:table-cell table:style-name="ce8" table:number-columns-repeated="1018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7:.F133])" office:value-type="float" office:value="868719.89" calcext:value-type="float">
            <text:p><text:s/>$868,719.89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HOLCIM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15" office:value-type="float" office:value="320123" calcext:value-type="float">
            <text:p><text:s/>320,123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15" office:value-type="float" office:value="90744.48" calcext:value-type="float">
            <text:p><text:s/>90,744.4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10867.48" calcext:value-type="float">
            <text:p><text:s/>410,867.48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147:.F148])" office:value-type="float" office:value="410867.48" calcext:value-type="float">
            <text:p><text:s/>$410,867.48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GASOLINERAS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4" calcext:value-type="date">
            <text:p>04/01/2017</text:p>
          </table:table-cell>
          <table:table-cell table:style-name="ce15" office:value-type="float" office:value="11949" calcext:value-type="float">
            <text:p><text:s/>11,949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8" calcext:value-type="date">
            <text:p>18/01/2017</text:p>
          </table:table-cell>
          <table:table-cell table:style-name="ce15" office:value-type="float" office:value="11949" calcext:value-type="float">
            <text:p><text:s/>11,949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23898" calcext:value-type="float">
            <text:p><text:s/>23,898.00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160:.F161])" office:value-type="float" office:value="23898" calcext:value-type="float">
            <text:p><text:s/>$23,898.00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Sheet1.$A$1" table:cell-range-address="$Hoja4.$A$155:.$F$162" table:range-usable-as="print-range"/>
        </table:named-expressions>
      </table:table>
      <table:table table:name="Hoja5" table:style-name="ta6" table:print-ranges="Hoja5.A1:Hoja5.F77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0" table:number-columns-repeated="251" table:default-cell-style-name="ce1"/>
        <table:table-column table:style-name="co10" table:number-columns-repeated="767" table:default-cell-style-name="Default"/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PROVEEDORES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AAG8701237I4</text:p>
          </table:table-cell>
          <table:table-cell table:style-name="ce2" office:value-type="string" calcext:value-type="string">
            <text:p>ARANDA ALVAREZ GERM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187411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928" calcext:value-type="float">
            <text:p><text:s/>928.00 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2" office:value-type="string" calcext:value-type="string">
            <text:p>187414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988" calcext:value-type="float">
            <text:p><text:s/>4,988.00 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2" office:value-type="string" calcext:value-type="string">
            <text:p>18764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002" calcext:value-type="float">
            <text:p><text:s/>4,002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918" calcext:value-type="float">
            <text:p><text:s/>9,918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EPE7001106GA</text:p>
          </table:table-cell>
          <table:table-cell table:style-name="ce2" office:value-type="string" calcext:value-type="string">
            <text:p>EDGAR RODOLFO ARCE PEREZ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9976</text:p>
          </table:table-cell>
          <table:table-cell table:style-name="ce2" office:value-type="string" calcext:value-type="string">
            <text:p>090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15" office:value-type="float" office:value="7018" calcext:value-type="float">
            <text:p><text:s/>7,018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7018" calcext:value-type="float">
            <text:p><text:s/>7,018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MA8711113T4</text:p>
          </table:table-cell>
          <table:table-cell table:style-name="ce2" office:value-type="string" calcext:value-type="string">
            <text:p>AUTOTRANSPORTE MACUSPANA S.A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9482</text:p>
          </table:table-cell>
          <table:table-cell table:style-name="ce2" office:value-type="string" calcext:value-type="string">
            <text:p>M298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18" office:value-type="float" office:value="43124.48" calcext:value-type="float">
            <text:p><text:s/>43,124.48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3</text:p>
          </table:table-cell>
          <table:table-cell table:style-name="ce2" office:value-type="string" calcext:value-type="string">
            <text:p>M298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0" calcext:value-type="date">
            <text:p>10/01/2017</text:p>
          </table:table-cell>
          <table:table-cell table:style-name="ce18" office:value-type="float" office:value="21880.32" calcext:value-type="float">
            <text:p><text:s/>21,880.32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4</text:p>
          </table:table-cell>
          <table:table-cell table:style-name="ce2" office:value-type="string" calcext:value-type="string">
            <text:p>M29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18" office:value-type="float" office:value="219685.76" calcext:value-type="float">
            <text:p><text:s/>219,685.76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9485</text:p>
          </table:table-cell>
          <table:table-cell table:style-name="ce2" office:value-type="string" calcext:value-type="string">
            <text:p>M298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6" calcext:value-type="date">
            <text:p>06/01/2017</text:p>
          </table:table-cell>
          <table:table-cell table:style-name="ce18" office:value-type="float" office:value="132616.96" calcext:value-type="float">
            <text:p><text:s/>132,616.96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9" office:value-type="string" office:string-value="Vendor Total" calcext:value-type="string">
            <text:p><text:s/>Vendor Total </text:p>
          </table:table-cell>
          <table:table-cell table:style-name="ce24" table:formula="of:=SUM([.E12:.E15])" office:value-type="float" office:value="417307.52" calcext:value-type="float">
            <text:p><text:s/>417,307.5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EA010222PUA</text:p>
          </table:table-cell>
          <table:table-cell table:style-name="ce2" office:value-type="string" calcext:value-type="string">
            <text:p>COMERCIALIZADORA ELECTRICA AUT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429</text:p>
          </table:table-cell>
          <table:table-cell table:style-name="ce2" office:value-type="string" calcext:value-type="string">
            <text:p>344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3491.95" calcext:value-type="float">
            <text:p><text:s/>3,491.9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491.95" calcext:value-type="float">
            <text:p><text:s/>3,491.95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ES560326TZA</text:p>
          </table:table-cell>
          <table:table-cell table:style-name="ce2" office:value-type="string" calcext:value-type="string">
            <text:p>CAMIONES ESPECIALES, S. A. D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2442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1383.59" calcext:value-type="float">
            <text:p><text:s/>1,383.59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2939</text:p>
          </table:table-cell>
          <table:table-cell table:style-name="ce2" office:value-type="string" calcext:value-type="string">
            <text:p>175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3171.15" calcext:value-type="float">
            <text:p><text:s/>3,171.1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554.74" calcext:value-type="float">
            <text:p><text:s/>4,554.74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PC9605229I5</text:p>
          </table:table-cell>
          <table:table-cell table:style-name="ce2" office:value-type="string" calcext:value-type="string">
            <text:p>COMERCIALIZADORA POLOS DE CORD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4567</text:p>
          </table:table-cell>
          <table:table-cell table:style-name="ce2" office:value-type="string" calcext:value-type="string">
            <text:p>5086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4778.02" calcext:value-type="float">
            <text:p><text:s/>4,778.02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778.02" calcext:value-type="float">
            <text:p><text:s/>4,778.0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TM990421TL9</text:p>
          </table:table-cell>
          <table:table-cell table:style-name="ce2" office:value-type="string" calcext:value-type="string">
            <text:p>CONTINENTAL TIRE DE MEXICO S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749</text:p>
          </table:table-cell>
          <table:table-cell table:style-name="ce2" office:value-type="string" calcext:value-type="string">
            <text:p>475451905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123818.4" calcext:value-type="float">
            <text:p><text:s/>123,818.4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23818.4" calcext:value-type="float">
            <text:p><text:s/>123,818.4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C020101HB2</text:p>
          </table:table-cell>
          <table:table-cell table:style-name="ce2" office:value-type="string" calcext:value-type="string">
            <text:p>DIEZ INTERNATIONAL CAMIONES S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219</text:p>
          </table:table-cell>
          <table:table-cell table:style-name="ce2" office:value-type="string" calcext:value-type="string">
            <text:p>1952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9" calcext:value-type="date">
            <text:p>19/01/2017</text:p>
          </table:table-cell>
          <table:table-cell table:style-name="ce15" office:value-type="float" office:value="6290.68" calcext:value-type="float">
            <text:p><text:s/>6,290.6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6290.68" calcext:value-type="float">
            <text:p><text:s/>6,290.6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CE900430BW4</text:p>
          </table:table-cell>
          <table:table-cell table:style-name="ce2" office:value-type="string" calcext:value-type="string">
            <text:p>LA ESFERA DEL CENTRO, SA. DE C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585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1062.11" calcext:value-type="float">
            <text:p><text:s/>1,062.11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58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7" calcext:value-type="date">
            <text:p>07/02/2017</text:p>
          </table:table-cell>
          <table:table-cell table:style-name="ce15" office:value-type="float" office:value="438.67" calcext:value-type="float">
            <text:p><text:s/>438.67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500.78" calcext:value-type="float">
            <text:p><text:s/>1,500.7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CA950503PT4</text:p>
          </table:table-cell>
          <table:table-cell table:style-name="ce2" office:value-type="string" calcext:value-type="string">
            <text:p>GOMSA CAMIONES, S.A. DE C.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4562</text:p>
          </table:table-cell>
          <table:table-cell table:style-name="ce2" office:value-type="string" calcext:value-type="string">
            <text:p>552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8791.64" calcext:value-type="float">
            <text:p><text:s/>8,791.64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4564</text:p>
          </table:table-cell>
          <table:table-cell table:style-name="ce2" office:value-type="string" calcext:value-type="string">
            <text:p>552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3575.48" calcext:value-type="float">
            <text:p><text:s/>13,575.4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22367.12" calcext:value-type="float">
            <text:p><text:s/>22,367.1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IA0606131G4</text:p>
          </table:table-cell>
          <table:table-cell table:style-name="ce2" office:value-type="string" calcext:value-type="string">
            <text:p>GC INTEGRACION ACTUARIAL S.C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194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8" calcext:value-type="date">
            <text:p>08/02/2017</text:p>
          </table:table-cell>
          <table:table-cell table:style-name="ce15" office:value-type="float" office:value="12232.2" calcext:value-type="float">
            <text:p><text:s/>12,232.2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42]" office:value-type="float" office:value="12232.2" calcext:value-type="float">
            <text:p><text:s/>12,232.2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OGJ910325PT6</text:p>
          </table:table-cell>
          <table:table-cell table:style-name="ce2" office:value-type="string" calcext:value-type="string">
            <text:p>JESUS MIGUEL GONZALEZ GARCIA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23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5" calcext:value-type="date">
            <text:p>05/01/2017</text:p>
          </table:table-cell>
          <table:table-cell table:style-name="ce15" office:value-type="float" office:value="3480" calcext:value-type="float">
            <text:p><text:s/>3,48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480" calcext:value-type="float">
            <text:p><text:s/>3,480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FI9203263K3</text:p>
          </table:table-cell>
          <table:table-cell table:style-name="ce2" office:value-type="string" calcext:value-type="string">
            <text:p>IMPORTADORA DE FILTROS S.A. D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232</text:p>
          </table:table-cell>
          <table:table-cell table:style-name="ce2" office:value-type="string" calcext:value-type="string">
            <text:p>14468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31" calcext:value-type="date">
            <text:p>31/01/2017</text:p>
          </table:table-cell>
          <table:table-cell table:style-name="ce15" office:value-type="float" office:value="1190.29" calcext:value-type="float">
            <text:p><text:s/>1,190.29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48]" office:value-type="float" office:value="1190.29" calcext:value-type="float">
            <text:p><text:s/>1,190.29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SD570927LU0</text:p>
          </table:table-cell>
          <table:table-cell table:style-name="ce2" office:value-type="string" calcext:value-type="string">
            <text:p>MORALES SANCHEZ DELFINO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0418</text:p>
          </table:table-cell>
          <table:table-cell table:style-name="ce2" office:value-type="string" calcext:value-type="string">
            <text:p>1154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6" calcext:value-type="date">
            <text:p>26/01/2017</text:p>
          </table:table-cell>
          <table:table-cell table:style-name="ce15" office:value-type="float" office:value="370.04" calcext:value-type="float">
            <text:p><text:s/>370.04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70.04" calcext:value-type="float">
            <text:p><text:s/>370.04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OPA1102183M1</text:p>
          </table:table-cell>
          <table:table-cell table:style-name="ce2" office:value-type="string" calcext:value-type="string">
            <text:p>OSTOS PACHECO ABOGADOS, S.C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8</text:p>
          </table:table-cell>
          <table:table-cell table:style-name="ce2" office:value-type="string" calcext:value-type="string">
            <text:p>478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9" calcext:value-type="date">
            <text:p>09/02/2017</text:p>
          </table:table-cell>
          <table:table-cell table:style-name="ce15" office:value-type="float" office:value="9589.06" calcext:value-type="float">
            <text:p><text:s/>9,589.06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589.06" calcext:value-type="float">
            <text:p><text:s/>9,589.06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I760518AX5</text:p>
          </table:table-cell>
          <table:table-cell table:style-name="ce2" office:value-type="string" calcext:value-type="string">
            <text:p>PRODUCTOS AHULADOS INDUSTRIALE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2882</text:p>
          </table:table-cell>
          <table:table-cell table:style-name="ce2" office:value-type="string" calcext:value-type="string">
            <text:p>509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301.52" calcext:value-type="float">
            <text:p><text:s/>1,301.52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301.52" calcext:value-type="float">
            <text:p><text:s/>1,301.52 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6"/>
          <table:table-cell table:style-name="ce27"/>
          <table:table-cell table:number-columns-repeated="1018"/>
        </table:table-row>
        <table:table-row table:style-name="ro3">
          <table:table-cell table:style-name="ce2" office:value-type="string" calcext:value-type="string">
            <text:p>PELJ840711J80</text:p>
          </table:table-cell>
          <table:table-cell table:style-name="ce2" office:value-type="string" calcext:value-type="string">
            <text:p>PEDRO LOPEZ JORGE ADAN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7424</text:p>
          </table:table-cell>
          <table:table-cell table:style-name="ce2" office:value-type="string" calcext:value-type="string">
            <text:p>111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580" calcext:value-type="float">
            <text:p><text:s/>58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87452</text:p>
          </table:table-cell>
          <table:table-cell table:style-name="ce2" office:value-type="string" calcext:value-type="string">
            <text:p>1116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25" calcext:value-type="date">
            <text:p>25/01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6</text:p>
          </table:table-cell>
          <table:table-cell table:style-name="ce2" office:value-type="string" calcext:value-type="string">
            <text:p>1140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7</text:p>
          </table:table-cell>
          <table:table-cell table:style-name="ce2" office:value-type="string" calcext:value-type="string">
            <text:p>11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2900" calcext:value-type="float">
            <text:p><text:s/>2,900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0598</text:p>
          </table:table-cell>
          <table:table-cell table:style-name="ce2" office:value-type="string" calcext:value-type="string">
            <text:p>114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4" calcext:value-type="date">
            <text:p>04/02/2017</text:p>
          </table:table-cell>
          <table:table-cell table:style-name="ce15" office:value-type="float" office:value="1740" calcext:value-type="float">
            <text:p><text:s/>1,74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1020" calcext:value-type="float">
            <text:p><text:s/>11,020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SS020822GI5</text:p>
          </table:table-cell>
          <table:table-cell table:style-name="ce2" office:value-type="string" calcext:value-type="string">
            <text:p>PRESTADORA DE SERVICIOS SATELI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6</text:p>
          </table:table-cell>
          <table:table-cell table:style-name="ce2" office:value-type="string" calcext:value-type="string">
            <text:p>A1742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12760" calcext:value-type="float">
            <text:p><text:s/>12,760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12760" calcext:value-type="float">
            <text:p><text:s/>12,760.0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890622BT5</text:p>
          </table:table-cell>
          <table:table-cell table:style-name="ce2" office:value-type="string" calcext:value-type="string">
            <text:p>SISTEMAS CONTINO SA DE CV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50</text:p>
          </table:table-cell>
          <table:table-cell table:style-name="ce2" office:value-type="string" calcext:value-type="string">
            <text:p>FRA3615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1" calcext:value-type="date">
            <text:p>01/02/2017</text:p>
          </table:table-cell>
          <table:table-cell table:style-name="ce15" office:value-type="float" office:value="3315.98" calcext:value-type="float">
            <text:p><text:s/>3,315.9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3315.98" calcext:value-type="float">
            <text:p><text:s/>3,315.98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RA081031720</text:p>
          </table:table-cell>
          <table:table-cell table:style-name="ce2" office:value-type="string" calcext:value-type="string">
            <text:p>TRACPAR S. DE R.L. DE C.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85445</text:p>
          </table:table-cell>
          <table:table-cell table:style-name="ce2" office:value-type="string" calcext:value-type="string">
            <text:p>1566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939.6" calcext:value-type="float">
            <text:p><text:s/>939.6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939.6" calcext:value-type="float">
            <text:p><text:s/>939.60 </text:p>
          </table:table-cell>
          <table:table-cell table:number-columns-repeated="1018"/>
        </table:table-row>
        <table:table-row table:style-name="ro3">
          <table:table-cell table:style-name="ce8" table:number-columns-repeated="5"/>
          <table:table-cell table:style-name="ce9"/>
          <table:table-cell table:style-name="ce8" table:number-columns-repeated="1018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7:.F75])" office:value-type="float" office:value="657243.9" calcext:value-type="float">
            <text:p><text:s/>$657,243.90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EME880309SK5</text:p>
          </table:table-cell>
          <table:table-cell table:style-name="ce2" office:value-type="string" calcext:value-type="string">
            <text:p>ESTAFETA MEXICANA, S.A. DE C.V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526</text:p>
          </table:table-cell>
          <table:table-cell table:style-name="ce2" office:value-type="string" calcext:value-type="string">
            <text:p>94876203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2" calcext:value-type="date">
            <text:p>02/02/2017</text:p>
          </table:table-cell>
          <table:table-cell table:style-name="ce15" office:value-type="float" office:value="64088.05" calcext:value-type="float">
            <text:p><text:s/>64,088.05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table:formula="of:=+[.E81]" office:value-type="float" office:value="64088.05" calcext:value-type="float">
            <text:p><text:s/>64,088.05 </text:p>
          </table:table-cell>
          <table:table-cell table:number-columns-repeated="1018"/>
        </table:table-row>
        <table:table-row table:style-name="ro3" table:number-rows-repeated="3">
          <table:table-cell table:number-columns-repeated="4"/>
          <table:table-cell table:style-name="ce16"/>
          <table:table-cell table:style-name="ce2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HOLCIM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P010307FH0</text:p>
          </table:table-cell>
          <table:table-cell table:style-name="ce2" office:value-type="string" calcext:value-type="string">
            <text:p>HOLCIM MEXICO, S. A. DE C. V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497</text:p>
          </table:table-cell>
          <table:table-cell table:style-name="ce2" office:value-type="string" calcext:value-type="string">
            <text:p>HMFAC1031875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15" office:value-type="float" office:value="320123" calcext:value-type="float">
            <text:p><text:s/>320,123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2498</text:p>
          </table:table-cell>
          <table:table-cell table:style-name="ce2" office:value-type="string" calcext:value-type="string">
            <text:p>HMFAC1031881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2-03" calcext:value-type="date">
            <text:p>03/02/2017</text:p>
          </table:table-cell>
          <table:table-cell table:style-name="ce15" office:value-type="float" office:value="90744.48" calcext:value-type="float">
            <text:p><text:s/>90,744.48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410867.48" calcext:value-type="float">
            <text:p><text:s/>410,867.48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92:.F93])" office:value-type="float" office:value="410867.48" calcext:value-type="float">
            <text:p><text:s/>$410,867.48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0" table:number-columns-repeated="4"/>
          <table:table-cell table:style-name="ce14" office:value-type="string" calcext:value-type="string">
            <text:p>PAGO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0" office:value-type="string" calcext:value-type="string">
            <text:p>Company:</text:p>
          </table:table-cell>
          <table:table-cell table:style-name="ce10" office:value-type="string" calcext:value-type="string">
            <text:p>TBK ORIZABA</text:p>
          </table:table-cell>
          <table:table-cell table:style-name="ce10" table:number-columns-repeated="2"/>
          <table:table-cell table:style-name="ce14" office:value-type="string" calcext:value-type="string">
            <text:p>GASOLINERAS</text:p>
          </table:table-cell>
          <table:table-cell table:style-name="ce23" office:value-type="date" office:date-value="2017-02-08" calcext:value-type="date">
            <text:p>08/02/201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MA020322QK6</text:p>
          </table:table-cell>
          <table:table-cell table:style-name="ce2" office:value-type="string" calcext:value-type="string">
            <text:p>AUTOSERVICIO MASGASOLINA S. A.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192674</text:p>
          </table:table-cell>
          <table:table-cell table:style-name="ce2" office:value-type="string" calcext:value-type="string">
            <text:p>AF49619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04" calcext:value-type="date">
            <text:p>04/01/2017</text:p>
          </table:table-cell>
          <table:table-cell table:style-name="ce15" office:value-type="float" office:value="11949" calcext:value-type="float">
            <text:p><text:s/>11,949.00 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2" office:value-type="string" calcext:value-type="string">
            <text:p>192676</text:p>
          </table:table-cell>
          <table:table-cell table:style-name="ce2" office:value-type="string" calcext:value-type="string">
            <text:p>AF49767</text:p>
          </table:table-cell>
          <table:table-cell table:style-name="ce2" office:value-type="string" calcext:value-type="string">
            <text:p>VO</text:p>
          </table:table-cell>
          <table:table-cell table:style-name="ce4" office:value-type="date" office:date-value="2017-01-18" calcext:value-type="date">
            <text:p>18/01/2017</text:p>
          </table:table-cell>
          <table:table-cell table:style-name="ce15" office:value-type="float" office:value="11949" calcext:value-type="float">
            <text:p><text:s/>11,949.00 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office:string-value="Vendor Total" calcext:value-type="string">
            <text:p><text:s/>Vendor Total </text:p>
          </table:table-cell>
          <table:table-cell table:style-name="ce24" office:value-type="float" office:value="23898" calcext:value-type="float">
            <text:p><text:s/>23,898.00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10" office:value-type="string" calcext:value-type="string">
            <text:p>Company Total</text:p>
          </table:table-cell>
          <table:table-cell table:style-name="ce26" table:formula="of:=SUM([.F105:.F106])" office:value-type="float" office:value="23898" calcext:value-type="float">
            <text:p><text:s/>$23,898.00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Sheet1.$A$1" table:cell-range-address="$Hoja5.$A$1:.$F$77" table:range-usable-as="print-range"/>
        </table:named-expressions>
      </table:table>
      <table:table table:name="route" table:style-name="ta7">
        <table:table-column table:style-name="co27" table:number-columns-repeated="9" table:default-cell-style-name="Default"/>
        <table:table-row table:style-name="ro6" table:number-rows-repeated="2">
          <table:table-cell table:number-columns-repeated="9"/>
        </table:table-row>
        <table:table-row table:style-name="ro5">
          <table:table-cell/>
          <table:table-cell office:value-type="string" calcext:value-type="string" table:number-columns-spanned="8" table:number-rows-spanned="1">
            <text:p>finanzas→cuentas por pagar → reportes → antigüedad de cxp</text:p>
          </table:table-cell>
          <table:covered-table-cell table:number-columns-repeated="7"/>
        </table:table-row>
      </table:table>
      <table:named-expressions/>
      <table:database-ranges>
        <table:database-range table:name="__Anonymous_Sheet_DB__0" table:target-range-address="Sheet1.A3:Sheet1.O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 style:vertical-align="top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4.99mm" fo:margin-bottom="0mm" fo:margin-left="0mm" fo:margin-right="0mm" style:first-page-number="continue" style:scale-to="10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5" style:display-name="PageStyle_Hoja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ged AP Until Due - Detail - 03.680DU</dc:title>
    <dc:description>Powered by Crystal</dc:description>
    <meta:initial-creator>Crystal Decisions</meta:initial-creator>
    <dc:date>2017-02-09T16:03:24.439892067</dc:date>
    <meta:print-date>2017-02-08T03:00:05</meta:print-date>
    <meta:editing-duration>PT1H26M28S</meta:editing-duration>
    <meta:editing-cycles>3</meta:editing-cycles>
    <meta:generator>LibreOffice/5.2.4.2.1$Linux_X86_64 LibreOffice_project/20m0$Build-2</meta:generator>
    <meta:document-statistic meta:table-count="7" meta:cell-count="15983" meta:object-count="0"/>
    <meta:user-defined meta:name="Business Objects Context Information">01C2D35AF44DC8546069FCCFAB82437E8AE85364339A3FD7B8457322ABA5F93C1946319DEC9FEB372CA6F18F9A86D7A760E9433A14A31CA44E93C3CB76290C22F08862345014DF2CAA86CCA7EE6CB5E3DF352800A2D4FBBDB5E6ABD6AB5EAB5FF47D98B319B86EC9C5777550DB4B79CEAB2BE3B69235938CF64CF5B12DB136B</meta:user-defined>
    <meta:user-defined meta:name="Business Objects Context Information1">AFFEEDD10184B589682B52480D7D8C2E79E6CB08A023B94D90F6CF0264DA19DF0B9242B9A7AD48B10665F83591170027413C9395EB0D86E6AA48FA6381A50A563F5937D1C184D971A6E2B3B5F63329E2C18B34585ED3299E55717354C0450D9768743EEA99EF3C1375B1116D9654D0A7612542753719ED317F3DEE4659CA8BB</meta:user-defined>
    <meta:user-defined meta:name="Business Objects Context Information2">D373596D59344F2C67B0C799C152989E8D763AC47B419E99BFDD1232274C9927C70B27D8E5FE742A26972D9655B9642308CA3BD52F1B572504A1DB833280BEF8C72A6A6749608BA21817C5F844B900E4FF5569C343BA231F33F8D04BFF97CE460F73B53965BEBE81C6B29577AF3B8118DCFA10A33892450AF8A0E14467E5440</meta:user-defined>
    <meta:user-defined meta:name="Business Objects Context Information3">FD3DA18F505B0FBD40754A0CC66384CA02A9CBDA643589AB636ED0868CEB68F6056FBBCB339AD16518CA3340228424F6BE2C1E89C6833A6E828C28745132D1FF1870DADC2D228E3B611C1B6F7B8198269056E2E28F9E0DA091BF4C09362B1CC2CEEB308D204D318A5A31290BB839AA9CE13C78E1ECF63170C10126E1663B13B</meta:user-defined>
    <meta:user-defined meta:name="Business Objects Context Information4" meta:value-type="string">0FAF957C51A5EA501660149E4628B2EC983A734183B0B903DD9639CA5DFB8BD81EC4F2A757E0A97764CC85A9BF91A68BD8BAEBEAD1D08F50F15168C2BE6F195321DAFA9AE6DD66A099119080BF535A5935CA3CDE410208A346D2FDE893951336974FB4956B33EC5BDBB32440177826DA452D89706F36E3B0E0EFF72ADD663E1</meta:user-defined>
    <meta:user-defined meta:name="Business Objects Context Information5" meta:value-type="string">AD55A59A7584DB9CB5FB1D8C2CF9BD7DB5AFF97CC923F84A7DDD01F41AE9EA306D2E7C61761899A194D1FB18C93D4A09ECFB23A1B80006E1DE449AC71D41271182BB0D183FD434F2B17D19CAEA6C5F9EC3AF1F9977F2E7A6C1921857B7A7A6AF7E2F0F7E097EA6253B10C0B32ACD5209EC7FAB741E72CB7AF63C27C5107D8FB</meta:user-defined>
    <meta:user-defined meta:name="Business Objects Context Information6" meta:value-type="string">93B952E3094DA22DA275B3D438D4910A5DC43F40</meta:user-defined>
  </office:meta>
</office:document-meta>
</file>